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99mm"/>
    </style:style>
    <style:style style:name="co2" style:family="table-column">
      <style:table-column-properties fo:break-before="auto" style:column-width="23.51mm"/>
    </style:style>
    <style:style style:name="co3" style:family="table-column">
      <style:table-column-properties fo:break-before="auto" style:column-width="75.04mm"/>
    </style:style>
    <style:style style:name="co4" style:family="table-column">
      <style:table-column-properties fo:break-before="auto" style:column-width="24.34mm"/>
    </style:style>
    <style:style style:name="co5" style:family="table-column">
      <style:table-column-properties fo:break-before="auto" style:column-width="37.52mm"/>
    </style:style>
    <style:style style:name="co6" style:family="table-column">
      <style:table-column-properties fo:break-before="auto" style:column-width="121.8mm"/>
    </style:style>
    <style:style style:name="co7" style:family="table-column">
      <style:table-column-properties fo:break-before="auto" style:column-width="82.83mm"/>
    </style:style>
    <style:style style:name="co8" style:family="table-column">
      <style:table-column-properties fo:break-before="auto" style:column-width="88.69mm"/>
    </style:style>
    <style:style style:name="co9" style:family="table-column">
      <style:table-column-properties fo:break-before="auto" style:column-width="18.47mm"/>
    </style:style>
    <style:style style:name="co10" style:family="table-column">
      <style:table-column-properties fo:break-before="auto" style:column-width="31.08mm"/>
    </style:style>
    <style:style style:name="co11" style:family="table-column">
      <style:table-column-properties fo:break-before="auto" style:column-width="12.31mm"/>
    </style:style>
    <style:style style:name="co12" style:family="table-column">
      <style:table-column-properties fo:break-before="auto" style:column-width="43.67mm"/>
    </style:style>
    <style:style style:name="co13" style:family="table-column">
      <style:table-column-properties fo:break-before="auto" style:column-width="151.2mm"/>
    </style:style>
    <style:style style:name="co14" style:family="table-column">
      <style:table-column-properties fo:break-before="auto" style:column-width="91.55mm"/>
    </style:style>
    <style:style style:name="co15" style:family="table-column">
      <style:table-column-properties fo:break-before="auto" style:column-width="47.61mm"/>
    </style:style>
    <style:style style:name="co16" style:family="table-column">
      <style:table-column-properties fo:break-before="auto" style:column-width="64.12mm"/>
    </style:style>
    <style:style style:name="co17" style:family="table-column">
      <style:table-column-properties fo:break-before="auto" style:column-width="13.44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style>
    <style:style style:name="ce2" style:family="table-cell" style:parent-style-name="Default" style:data-style-name="N10113">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12">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4">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8" table:default-cell-style-name="Default"/>
        <table:table-row table:style-name="ro1">
          <table:table-cell office:value-type="string" calcext:value-type="string">
            <text:p>Fecha</text:p>
          </table:table-cell>
          <table:table-cell office:value-type="string" calcext:value-type="string">
            <text:p>Solicitante</text:p>
          </table:table-cell>
          <table:table-cell office:value-type="string" calcext:value-type="string">
            <text:p>Gerencia</text:p>
          </table:table-cell>
          <table:table-cell office:value-type="string" calcext:value-type="string">
            <text:p>Profesional</text:p>
          </table:table-cell>
          <table:table-cell table:style-name="ce3" office:value-type="string" calcext:value-type="string">
            <text:p>Cat. Int Prof.</text:p>
          </table:table-cell>
          <table:table-cell office:value-type="string" calcext:value-type="string">
            <text:p>Descripcion de la actividad</text:p>
          </table:table-cell>
          <table:table-cell office:value-type="string" calcext:value-type="string">
            <text:p>Hora / Min</text:p>
          </table:table-cell>
          <table:table-cell office:value-type="string" calcext:value-type="string">
            <text:p>Valor</text:p>
          </table:table-cell>
          <table:table-cell office:value-type="string" calcext:value-type="string">
            <text:p>Importe</text:p>
          </table:table-cell>
          <table:table-cell office:value-type="string" calcext:value-type="string">
            <text:p>Sociedad</text:p>
          </table:table-cell>
          <table:table-cell office:value-type="string" calcext:value-type="string">
            <text:p>Sociedad Controlante</text:p>
          </table:table-cell>
          <table:table-cell office:value-type="string" calcext:value-type="string">
            <text:p>Asunto</text:p>
            <text:p>Numero</text:p>
          </table:table-cell>
          <table:table-cell office:value-type="string" calcext:value-type="string">
            <text:p>Asunto</text:p>
            <text:p>Nombre</text:p>
          </table:table-cell>
          <table:table-cell office:value-type="string" calcext:value-type="string">
            <text:p>Centro de Costo</text:p>
          </table:table-cell>
          <table:table-cell office:value-type="string" calcext:value-type="string">
            <text:p>Gerencia</text:p>
          </table:table-cell>
          <table:table-cell office:value-type="string" calcext:value-type="string">
            <text:p>Clasificación</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ext:s/>Gestion de pago con administración por transferencia. Emision de 3 formularios de Presentación Balances y envio con comprobante de transferencia a Recaudación IGJ.</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BOULEVARD NORTE S.A.</text:p>
          </table:table-cell>
          <table:table-cell/>
          <table:table-cell table:style-name="ce3" office:value-type="string" calcext:value-type="string">
            <text:p>X000100009100</text:p>
          </table:table-cell>
          <table:table-cell table:style-name="ce3" office:value-type="string" calcext:value-type="string">
            <text:p>BOULEVARD NORTE S.A. S/ASAMBLEA ORDINARIA</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alización de 3 juegos de copias de actas Directorio, Asamblea y reg Asist Asamblea, y Nómina de Autoridades. Se coloca nombre y cargo de Presidente actual para su firma y presentación en IGJ de EECCs 2013, 2014 y 2015.</text:p>
            <text:p>Gestión de envío para firma de D. Elsztain.</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BOULEVARD NORTE S.A.</text:p>
          </table:table-cell>
          <table:table-cell/>
          <table:table-cell table:style-name="ce3" office:value-type="string" calcext:value-type="string">
            <text:p>X000100009100</text:p>
          </table:table-cell>
          <table:table-cell table:style-name="ce3" office:value-type="string" calcext:value-type="string">
            <text:p>BOULEVARD NORTE S.A. S/ASAMBLEA ORDINARIA</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Impresión de actas Directorio, Asamblea y Reg Asist Asamblea que aprueban EECCs 2013, 2014 y 2015, para presentación en IGJ. Se detalla en cada hoja nombre y cargo del presidente. Gestión de envío para firma de D. Elsztain.</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BOULEVARD NORTE S.A.</text:p>
          </table:table-cell>
          <table:table-cell/>
          <table:table-cell table:style-name="ce3" office:value-type="string" calcext:value-type="string">
            <text:p>X000100009100</text:p>
          </table:table-cell>
          <table:table-cell table:style-name="ce3" office:value-type="string" calcext:value-type="string">
            <text:p>BOULEVARD NORTE S.A. S/ASAMBLEA ORDINARIA</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actas Directorio, Asamblea y Reg Asist Asamblea que aprueban EECCs 2013, 2014 y 2015, firmadas por D. Elsztain.</text:p>
            <text:p>Impresión de timbrados de formularios enviados por Recaudación IGJ.</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BOULEVARD NORTE S.A.</text:p>
          </table:table-cell>
          <table:table-cell/>
          <table:table-cell table:style-name="ce3" office:value-type="string" calcext:value-type="string">
            <text:p>X000100009100</text:p>
          </table:table-cell>
          <table:table-cell table:style-name="ce3" office:value-type="string" calcext:value-type="string">
            <text:p>BOULEVARD NORTE S.A. S/ASAMBLEA ORDINARIA</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presentación de EECCs 2013, 2014 y 2015.</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BOULEVARD NORTE S.A.</text:p>
          </table:table-cell>
          <table:table-cell/>
          <table:table-cell table:style-name="ce3" office:value-type="string" calcext:value-type="string">
            <text:p>X000100009100</text:p>
          </table:table-cell>
          <table:table-cell table:style-name="ce3" office:value-type="string" calcext:value-type="string">
            <text:p>BOULEVARD NORTE S.A. S/ASAMBLEA ORDINARIA</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BOULEVARD NORTE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Búsqueda y escaneo a Estudio Abelovich de acta directorio que aprueba balances fiscales del 18/12/2017, para emitir balance.</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BOULEVARD NORTE S.A.</text:p>
          </table:table-cell>
          <table:table-cell/>
          <table:table-cell table:style-name="ce3" office:value-type="string" calcext:value-type="string">
            <text:p>X000100009140</text:p>
          </table:table-cell>
          <table:table-cell table:style-name="ce3" office:value-type="string" calcext:value-type="string">
            <text:p>BOULEVARD NORTE S.A. S/ REUNIÓN DE DIRECTORIO</text:p>
          </table:table-cell>
          <table:table-cell table:style-name="ce3" office:value-type="string" calcext:value-type="string">
            <text:p>DIRECTORIO</text:p>
          </table:table-cell>
          <table:table-cell table:style-name="ce3" office:value-type="string" calcext:value-type="string">
            <text:p>948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ACTUS ARGENTIN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acta de directorio fecha 20/12/2018 sobre licencia de directorio para el 28/12/2018 de SOCIEDAD ANÓNIMA CARNES PAMPEANAS S.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2714</text:p>
          </table:table-cell>
          <table:table-cell table:style-name="ce3" office:value-type="string" calcext:value-type="string">
            <text:p>CARNES PAMPEANAS</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ACTUS ARGENTIN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en cámara por recurso de apelación. Próximamente debería resolverse.</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ACTUS ARGENTIN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ACTUS ARGENTIN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expediente.</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ACTUS ARGENTIN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que se encuentra en cámara. Consulta en la cámara.</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ACTUS ARGENTIN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ei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ACTUS ARGENTIN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la Cámara. Control de causa por cuanto se encuentra a resolver desde hace tiempo.</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ACTUS ARGENTIN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ACTUS ARGENTINA S.A.</text:p>
          </table:table-cell>
          <table:table-cell table:style-name="ce3" office:value-type="string" calcext:value-type="string">
            <text:p>CRESUD S.A.</text:p>
          </table:table-cell>
          <table:table-cell table:style-name="ce3" office:value-type="string" calcext:value-type="string">
            <text:p>X000100007318</text:p>
          </table:table-cell>
          <table:table-cell table:style-name="ce3" office:value-type="string" calcext:value-type="string">
            <text:p>EL 18 SA C/CACTUAS ARGENTINA SA S/ORDINARIO</text:p>
          </table:table-cell>
          <table:table-cell table:style-name="ce3" office:value-type="string" calcext:value-type="string">
            <text:p>GERENCIA COMERCIAL</text:p>
          </table:table-cell>
          <table:table-cell table:style-name="ce3" office:value-type="string" calcext:value-type="string">
            <text:p>950010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Seguimiento asamblea Brasilagro. Mail a Mariana Rezende.</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5/09/2018 - Intercambio de mails por asamblea Brasilagro y accionista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Solicitud de apostillado de inscripciones de IGJ de CRESUD SA en Colegio de Escribanos de BA y en Cancillería. Me informaron en Colegio de Escribanos de BA <text:s/>que no están apostillando ése tipo de documentos y en Cancillería que solamente hacen ése tipo de trámites previo turno pedido por web.</text:p>
          </table:table-cell>
          <table:table-cell office:value-type="string" calcext:value-type="string">
            <text:p>1.10</text:p>
          </table:table-cell>
          <table:table-cell table:style-name="ce4" office:value-type="float" office:value="1060" calcext:value-type="float">
            <text:p>1.060,00</text:p>
          </table:table-cell>
          <table:table-cell table:style-name="ce5" office:value-type="float" office:value="1236.67" calcext:value-type="float">
            <text:p>1.236,67</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MAF</text:p>
          </table:table-cell>
          <table:table-cell table:style-name="ce3" office:value-type="string" calcext:value-type="string">
            <text:p>N-JUNIOR B</text:p>
          </table:table-cell>
          <table:table-cell table:style-name="ce3" office:value-type="string" calcext:value-type="string">
            <text:p>Call con Mariana Rezende para análsis y marco para la compra de campo a Agrifirma. Confección de minuta de los temas tratados.</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Call semanal con MR. Videoconference con AGE, MG, AC y Bagro por Agrifirma y otros.</text:p>
          </table:table-cell>
          <table:table-cell office:value-type="string" calcext:value-type="string">
            <text:p>4.00</text:p>
          </table:table-cell>
          <table:table-cell table:style-name="ce4" office:value-type="float" office:value="5334" calcext:value-type="float">
            <text:p>5.334,00</text:p>
          </table:table-cell>
          <table:table-cell table:style-name="ce5" office:value-type="float" office:value="21336" calcext:value-type="float">
            <text:p>21.336,0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AGE -</text:p>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Cont análisis temas call 12/12.</text:p>
          </table:table-cell>
          <table:table-cell office:value-type="string" calcext:value-type="string">
            <text:p>1.30</text:p>
          </table:table-cell>
          <table:table-cell table:style-name="ce4" office:value-type="float" office:value="5334" calcext:value-type="float">
            <text:p>5.334,00</text:p>
          </table:table-cell>
          <table:table-cell table:style-name="ce5" office:value-type="float" office:value="6934.2" calcext:value-type="float">
            <text:p>6.934,2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27" calcext:value-type="date">
            <text:p>27-dic-18</text:p>
          </table:table-cell>
          <table:table-cell table:style-name="ce3" office:value-type="string" calcext:value-type="string">
            <text:p>AGE -</text:p>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Call con Cresud y Bagro por El Tejar y follow on, revisión antecedentes Parecer 35 (3hs)</text:p>
          </table:table-cell>
          <table:table-cell office:value-type="string" calcext:value-type="string">
            <text:p>3.00</text:p>
          </table:table-cell>
          <table:table-cell table:style-name="ce4" office:value-type="float" office:value="5334" calcext:value-type="float">
            <text:p>5.334,00</text:p>
          </table:table-cell>
          <table:table-cell table:style-name="ce5" office:value-type="float" office:value="16002" calcext:value-type="float">
            <text:p>16.002,00</text:p>
          </table:table-cell>
          <table:table-cell table:number-columns-repeated="2" table:style-name="ce3" office:value-type="string" calcext:value-type="string">
            <text:p>CRESUD S.A.</text:p>
          </table:table-cell>
          <table:table-cell table:style-name="ce3" office:value-type="string" calcext:value-type="string">
            <text:p>x000100005008</text:p>
          </table:table-cell>
          <table:table-cell table:style-name="ce3" office:value-type="string" calcext:value-type="string">
            <text:p>CRESUD S/PROYECTO BRASIL (5008)</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 informe de aplicación de fondos correspondiente a la emisión de las Obligaciones Negociables Clase XXIII. Confección de acta de directorio de aprobación de la aplicación de fondos correspondiente a la emisión de las Obligaciones Negociables Clase XXIII. Seguimiento de los post closing de la emisión de las Obligaciones Negociables Clase XXIV.</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cuestiones vinculadas con acreditación de plan de afectación de fondos (revisión proyecto de acta de acta, plazos presentación), pagos arancele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4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aplicación de fondos</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Afectación de fondos para gozar de los beneficios impositivos de la Ley de Obligaciones Negociables. Análisis de los destinos posibles. Reunión con Cecilia Pasman.</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nálisis presentación de fondos y atención forma de cumplir requisitos aplicables a la aprobación por parte del Directorio, atención cuestiones vinculadas con acta de directorio que apruena la aplicación de fondos</text:p>
          </table:table-cell>
          <table:table-cell office:value-type="string" calcext:value-type="string">
            <text:p>0.45</text:p>
          </table:table-cell>
          <table:table-cell table:style-name="ce4" office:value-type="float" office:value="1907" calcext:value-type="float">
            <text:p>1.907,00</text:p>
          </table:table-cell>
          <table:table-cell table:style-name="ce5" office:value-type="float" office:value="1430.25" calcext:value-type="float">
            <text:p>1.430,25</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status presentación aplicación de fondos</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Análisis del artículo 36 de la Ley de Obligaciones Negociables. Búsqueda de doctrina y jurisprudencia.</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Seguimiento de los post closing de la emisión de las Obligaciones Negociables Clases XXIII y XXIV.</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4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status documentación para acreditar aplicación de fondos</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Seguimiento de los post closing de la emisión de las Obligaciones Negociables Clase XXIV.</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4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plan de afectación de fondos y análisis de uso de ONs recompradas, call con DG sobre el particular</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Seguimiento de los post closing de las Obligaciones Negociables Clase XXIV.</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4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Afectación de fondos para gozar de los beneficios impositivos de la Ley de Obligaciones Negociables. Análisis de los destinos posibles. Confección de Memo.</text:p>
          </table:table-cell>
          <table:table-cell office:value-type="string" calcext:value-type="string">
            <text:p>3.00</text:p>
          </table:table-cell>
          <table:table-cell table:style-name="ce4" office:value-type="float" office:value="1635" calcext:value-type="float">
            <text:p>1.635,00</text:p>
          </table:table-cell>
          <table:table-cell table:style-name="ce5" office:value-type="float" office:value="4905" calcext:value-type="float">
            <text:p>4.905,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3/09/2018 - Revisión y modificaciòn secciòn progrmaa ON.</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4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aprobación acta de aplicación de fondos</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tema aplicación de fondos</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string" calcext:value-type="string">
            <text:p>95001203 P500ONCL23US</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Afectación de fondos para gozar de los beneficios impositivos de la Ley de Obligaciones Negociables. Análisis de los destinos posibles. Incorporación de cambios al Memo.</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Afectación de fondos para gozar de los beneficios impositivos de la Ley de Obligaciones Negociables. Reunión con Cecilia Pasman y comunicación con Daniel Gerlitz.</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status presentación aplicación de fondos e informe sobre el particular, call con DG a tales efectos y análisis de necesidad de extender la consulta en su caso a la AFIP</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consulta vinculada con informes trimestrales, llamados a CNV</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5021</text:p>
          </table:table-cell>
          <table:table-cell table:style-name="ce3" office:value-type="string" calcext:value-type="string">
            <text:p>CRESUD SA S/PROGRAMA ON</text:p>
          </table:table-cell>
          <table:table-cell table:style-name="ce3" office:value-type="string" calcext:value-type="string">
            <text:p>MERCADO DE CAPITALES</text:p>
          </table:table-cell>
          <table:table-cell table:style-name="ce3" office:value-type="float" office:value="95001203" calcext:value-type="float">
            <text:p>95001203</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ara 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CRESUD S.A.</text:p>
          </table:table-cell>
          <table:table-cell table:style-name="ce3" office:value-type="string" calcext:value-type="string">
            <text:p>x000100008788</text:p>
          </table:table-cell>
          <table:table-cell table:style-name="ce3" office:value-type="string" calcext:value-type="string">
            <text:p>G.C.B.A.CON CRESUD SACIFYA SOBRE EJECUCIÓN FISCAL ABL EXPTE</text:p>
          </table:table-cell>
          <table:table-cell table:style-name="ce3"/>
          <table:table-cell office:value-type="float" office:value="95001301" calcext:value-type="float">
            <text:p>95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ara 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CRESUD S.A.</text:p>
          </table:table-cell>
          <table:table-cell table:style-name="ce3" office:value-type="string" calcext:value-type="string">
            <text:p>X000100008837</text:p>
          </table:table-cell>
          <table:table-cell table:style-name="ce3" office:value-type="string" calcext:value-type="string">
            <text:p>GOBIERNO DE LA CIUDAD DE BUENOS AIRES C/CRESUD SACIFYA S/EJE</text:p>
          </table:table-cell>
          <table:table-cell table:style-name="ce3" office:value-type="string" calcext:value-type="string">
            <text:p>IMPUESTOS</text:p>
          </table:table-cell>
          <table:table-cell table:style-name="ce3" office:value-type="string" calcext:value-type="string">
            <text:p>9500121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alicé cálculo de intereses, desde la fecha de vencimiento de las obligaciones, hasta el 27/12/18</text:p>
          </table:table-cell>
          <table:table-cell office:value-type="string" calcext:value-type="string">
            <text:p>0.45</text:p>
          </table:table-cell>
          <table:table-cell table:style-name="ce4" office:value-type="float" office:value="1060" calcext:value-type="float">
            <text:p>1.060,00</text:p>
          </table:table-cell>
          <table:table-cell table:style-name="ce5" office:value-type="float" office:value="795" calcext:value-type="float">
            <text:p>795,00</text:p>
          </table:table-cell>
          <table:table-cell table:number-columns-repeated="2" table:style-name="ce3" office:value-type="string" calcext:value-type="string">
            <text:p>CRESUD S.A.</text:p>
          </table:table-cell>
          <table:table-cell table:style-name="ce3" office:value-type="string" calcext:value-type="string">
            <text:p>X000100008837</text:p>
          </table:table-cell>
          <table:table-cell table:style-name="ce3" office:value-type="string" calcext:value-type="string">
            <text:p>GOBIERNO DE LA CIUDAD DE BUENOS AIRES C/CRESUD SACIFYA S/EJE</text:p>
          </table:table-cell>
          <table:table-cell table:style-name="ce3" office:value-type="string" calcext:value-type="string">
            <text:p>IMPUESTOS</text:p>
          </table:table-cell>
          <table:table-cell table:style-name="ce3" office:value-type="string" calcext:value-type="string">
            <text:p>9500121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9/09/2018 - Acta, redacciòn, modificaciòn y revisiòn por asamblea octubre.</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CRESUD S.A.</text:p>
          </table:table-cell>
          <table:table-cell table:style-name="ce3" office:value-type="string" calcext:value-type="string">
            <text:p>X000100009090</text:p>
          </table:table-cell>
          <table:table-cell table:style-name="ce3" office:value-type="string" calcext:value-type="string">
            <text:p>CRESUD S.A. S/ASAMBLEA ORDINARI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Acta de directorio recompra de acciones. Intercambio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Directorio telefónico. Preparaciòn de actas. Seguimiento por recompra. Mails a Daniel Gerlitz.</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respondiendo vista cursada por el BYMA s/ EECC al 30.09.2018. Postror presentación ante el mencionado organismo.</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ón de aviso de Pago de la decimoséptima cuota de intereses de la referida emisión de Obligaciones Negociables Clase XVIII. Posterior presentación a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acta s/ aplicación de fondos.</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ón de acta de directorio s/ revocación y ampliación de poder. Posterior envío de mail a los involucrados en el tema.</text:p>
          </table:table-cell>
          <table:table-cell office:value-type="string" calcext:value-type="string">
            <text:p>2.20</text:p>
          </table:table-cell>
          <table:table-cell table:style-name="ce4" office:value-type="float" office:value="1907" calcext:value-type="float">
            <text:p>1.907,00</text:p>
          </table:table-cell>
          <table:table-cell table:style-name="ce5" office:value-type="float" office:value="4449.67" calcext:value-type="float">
            <text:p>4.449,6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informa a los mercados el hecho relevante s/ recompra de acciones. Adjunta documentación.</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acta de directorio s/ Recompra de acciones.</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y posterior presentación en la Fusión de Cresud c/ Agro Managers SA</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solictando baja de ID de la Autopista de la Información Financiera. Posterior presentación de la nota ante el mencionad organismo.</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Legalizaión y Apostillado del estatuto original de Cresud.</text:p>
          </table:table-cell>
          <table:table-cell office:value-type="string" calcext:value-type="string">
            <text:p>1.20</text:p>
          </table:table-cell>
          <table:table-cell table:style-name="ce4" office:value-type="float" office:value="1907" calcext:value-type="float">
            <text:p>1.907,00</text:p>
          </table:table-cell>
          <table:table-cell table:style-name="ce5" office:value-type="float" office:value="2542.67" calcext:value-type="float">
            <text:p>2.542,6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libro actas CF para copiado. Pedido de LH.</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acta de directorio s/ compra campo Mendoza. Posterior envío de mail a los involucrados en el tema.</text:p>
          </table:table-cell>
          <table:table-cell office:value-type="string" calcext:value-type="string">
            <text:p>2.15</text:p>
          </table:table-cell>
          <table:table-cell table:style-name="ce4" office:value-type="float" office:value="1907" calcext:value-type="float">
            <text:p>1.907,00</text:p>
          </table:table-cell>
          <table:table-cell table:style-name="ce5" office:value-type="float" office:value="4290.75" calcext:value-type="float">
            <text:p>4.290,75</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estado de firmas de libro actas CF y gestión de envío para firmas de síndicos Rigueira, Murmis, Fuxman, Cohn y Abelovich.</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Búsqueda y escaneo de actas directorio firmadas n º 1815 y 1831, y asamblea del 31/10/16, a Escribanía Liñeir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rence Call con CZ y MLB s/ BYMA Panel Gobierno Ciorporativo.</text:p>
          </table:table-cell>
          <table:table-cell office:value-type="string" calcext:value-type="string">
            <text:p>1.20</text:p>
          </table:table-cell>
          <table:table-cell table:style-name="ce4" office:value-type="float" office:value="1907" calcext:value-type="float">
            <text:p>1.907,00</text:p>
          </table:table-cell>
          <table:table-cell table:style-name="ce5" office:value-type="float" office:value="2542.67" calcext:value-type="float">
            <text:p>2.542,6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rámite ante la Comisión Nacional de Valores. Retira inscripto expediente de designacón de autoridades. Pedido de cpias certficadas a la Escribanía Lñeiro.</text:p>
          </table:table-cell>
          <table:table-cell office:value-type="string" calcext:value-type="string">
            <text:p>2.20</text:p>
          </table:table-cell>
          <table:table-cell table:style-name="ce4" office:value-type="float" office:value="1907" calcext:value-type="float">
            <text:p>1.907,00</text:p>
          </table:table-cell>
          <table:table-cell table:style-name="ce5" office:value-type="float" office:value="4449.67" calcext:value-type="float">
            <text:p>4.449,6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ordinaciòn por reuniòn de directorio por CAMSA. Acta de directorio y requerimiento Comité de Auditorì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rámite ante la Comisión Nacional de Valores. <text:s/>Notifcacón Resolución s/ aprobación por parte del Directorio de la refoma de estatuto social aprobad por asamblea 2018.</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dacciòn de acta de directorio y requerimiento comité de auditoria. Comunicaicones con Jorge Fernandez, Matías Gaivironsky y Saúl Zang. Coordinaciòn para reuniòn de directorio telefònico. Revisiòn y correcciòn de evaluaciòn de First. Revisiòn y modificaciòn de acta de directorio de marcha de los negocios.</text:p>
          </table:table-cell>
          <table:table-cell office:value-type="string" calcext:value-type="string">
            <text:p>6.00</text:p>
          </table:table-cell>
          <table:table-cell table:style-name="ce4" office:value-type="float" office:value="1907" calcext:value-type="float">
            <text:p>1.907,00</text:p>
          </table:table-cell>
          <table:table-cell table:style-name="ce5" office:value-type="float" office:value="11442" calcext:value-type="float">
            <text:p>11.442,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9130 SZ -- follow up pago a CAM, calls varios, análisis tema evaluaciones independientes, etc (2hs)</text:p>
          </table:table-cell>
          <table:table-cell office:value-type="string" calcext:value-type="string">
            <text:p>2.00</text:p>
          </table:table-cell>
          <table:table-cell table:style-name="ce4" office:value-type="float" office:value="2447" calcext:value-type="float">
            <text:p>2.447,00</text:p>
          </table:table-cell>
          <table:table-cell table:style-name="ce5" office:value-type="float" office:value="4894" calcext:value-type="float">
            <text:p>4.89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hecho relevante s/ Recompra de acciones. Presentación y public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RESUD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respondiendo vista cursada en el expediente de Inversiones Ganaderas SA s/ disolución.</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Directorio telefònico. Comunicaciòn con Jorge Fernàndez Comunicaciòn con Matías Gaivironsky. Comunicaicòn con Saúl Zang. Hecho relevante.</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CRESUD S.A.</text:p>
          </table:table-cell>
          <table:table-cell table:style-name="ce3" office:value-type="string" calcext:value-type="string">
            <text:p>X000100009130</text:p>
          </table:table-cell>
          <table:table-cell table:style-name="ce3" office:value-type="string" calcext:value-type="string">
            <text:p>CRESUD S.A. S/REUNIÓN DE DIRECTORIO</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5/09/2018 <text:s/>- Mail a Valeria Repiso por honorarios por gerenciamiento. Comunicaicòn con Matías Gaivironsky. Mail a Matías. Análisis normativo por auditores para balance..</text:p>
          </table:table-cell>
          <table:table-cell office:value-type="string" calcext:value-type="string">
            <text:p>2.20</text:p>
          </table:table-cell>
          <table:table-cell table:style-name="ce4" office:value-type="float" office:value="1907" calcext:value-type="float">
            <text:p>1.907,00</text:p>
          </table:table-cell>
          <table:table-cell table:style-name="ce5" office:value-type="float" office:value="4449.67" calcext:value-type="float">
            <text:p>4.449,67</text:p>
          </table:table-cell>
          <table:table-cell table:number-columns-repeated="2" table:style-name="ce3" office:value-type="string" calcext:value-type="string">
            <text:p>CRESUD S.A.</text:p>
          </table:table-cell>
          <table:table-cell table:style-name="ce3" office:value-type="string" calcext:value-type="string">
            <text:p>X000100009170</text:p>
          </table:table-cell>
          <table:table-cell table:style-name="ce3" office:value-type="string" calcext:value-type="string">
            <text:p>CRESUD S.A. S/DIRECTORIO DE APROBACIÓN DE EECC</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Nota a BYMA por recompra de acciones, se cambia firmante y organismo a quien esta dirigido. Se imprime por 3 para firma de LH, se faxea y se llama a BYMA para confirmar su recepción.</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CRESUD S.A.</text:p>
          </table:table-cell>
          <table:table-cell table:style-name="ce3" office:value-type="string" calcext:value-type="string">
            <text:p>X000100009170</text:p>
          </table:table-cell>
          <table:table-cell table:style-name="ce3" office:value-type="string" calcext:value-type="string">
            <text:p>CRESUD S.A. S/DIRECTORIO DE APROBACIÓN DE EECC</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5/09/2018 - Anàlisis de memoria. Comentarios a Amalia Sterheim.</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del 10 al 14 Dic. Confección e informe a equipo societario de quorum.</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alización de 1 copia simple de Estatuto y Modificaciones certificada y apostillada, para LH.</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y 26 al 28 Di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Confección e informe a equipo societario de quorum.</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envío a Colegio de Escribanos de copia Estatuto y Modificaciones para legalizar. Averiguaciones en Cancillería y Escribanía Liñeiro para trámite de apostillado. Reunión con LH.</text:p>
            <text:p>Comunicación con mensajería para reservar cadete para mañana y realizar apostillado en colegio Escribano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fección parcial de quorum semana del 26 al 28 Di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190</text:p>
          </table:table-cell>
          <table:table-cell table:style-name="ce3" office:value-type="string" calcext:value-type="string">
            <text:p>CRESUD S.A. S/ANÁLISIS DE CUESTIONES SOCIETARIAS ESPECÍFICAS</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Call con JS y OGL sobre requerimiento de información del BCRA, revisión antecedentes</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requerimiento de información de BH</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Call con OGL y remisión de información, Revisión de proyecto de respuestas a requerimiento de información del Grupo Cresud por parte de BH ante inspección del BCRA</text:p>
          </table:table-cell>
          <table:table-cell office:value-type="string" calcext:value-type="string">
            <text:p>4.30</text:p>
          </table:table-cell>
          <table:table-cell table:style-name="ce4" office:value-type="float" office:value="1907" calcext:value-type="float">
            <text:p>1.907,00</text:p>
          </table:table-cell>
          <table:table-cell table:style-name="ce5" office:value-type="float" office:value="8581.5" calcext:value-type="float">
            <text:p>8.581,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visiòn requerimiento BH por Camelbig.</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Confección de contestación de requerimiento sobre Inspección CAMELBIG del Banco Hipotecario S.A. - Período de Revisión 30-09-2018 - Información solicitada a Cresud S.A.C.I.F. y A. y sus accionistas.</text:p>
          </table:table-cell>
          <table:table-cell office:value-type="string" calcext:value-type="string">
            <text:p>8.00</text:p>
          </table:table-cell>
          <table:table-cell table:style-name="ce4" office:value-type="float" office:value="1060" calcext:value-type="float">
            <text:p>1.060,00</text:p>
          </table:table-cell>
          <table:table-cell table:style-name="ce5" office:value-type="float" office:value="8480" calcext:value-type="float">
            <text:p>8.48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MAF</text:p>
          </table:table-cell>
          <table:table-cell table:style-name="ce3" office:value-type="string" calcext:value-type="string">
            <text:p>N-JUNIOR B</text:p>
          </table:table-cell>
          <table:table-cell table:style-name="ce3" office:value-type="string" calcext:value-type="string">
            <text:p>Análisis y recopilación de información en los estados contables de los compañías israelíes del Grupo y el prospecto de CRESUD a los fines de la contestestación del requerimiento del BCRA.</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Requerimiento al Banco Hipotecario realizado por el BCRA. Búsqueda de información relativa a Cresud y sus accionistas.</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revisar información sobre accionistas y solicitar ajustes adicionales, calls con Cresud, revisar información para agregar al proyecto de respuesta</text:p>
          </table:table-cell>
          <table:table-cell office:value-type="string" calcext:value-type="string">
            <text:p>5.30</text:p>
          </table:table-cell>
          <table:table-cell table:style-name="ce4" office:value-type="float" office:value="1907" calcext:value-type="float">
            <text:p>1.907,00</text:p>
          </table:table-cell>
          <table:table-cell table:style-name="ce5" office:value-type="float" office:value="10488.5" calcext:value-type="float">
            <text:p>10.488,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Confección de contestación de requerimiento sobre Inspección CAMELBIG del Banco Hipotecario S.A. - Período de Revisión 30-09-2018 - Información solicitada a Cresud S.A.C.I.F. y A. y sus accionistas.</text:p>
          </table:table-cell>
          <table:table-cell office:value-type="string" calcext:value-type="string">
            <text:p>4.30</text:p>
          </table:table-cell>
          <table:table-cell table:style-name="ce4" office:value-type="float" office:value="1060" calcext:value-type="float">
            <text:p>1.060,00</text:p>
          </table:table-cell>
          <table:table-cell table:style-name="ce5" office:value-type="float" office:value="4770" calcext:value-type="float">
            <text:p>4.77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Revisión puntos sujetos a confirmación de ZBV por parte de CAMSA, calls con OGL y trabajar en proyecto de respuesta</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CRESUD S.A.</text:p>
          </table:table-cell>
          <table:table-cell table:style-name="ce3" office:value-type="string" calcext:value-type="string">
            <text:p>MAF</text:p>
          </table:table-cell>
          <table:table-cell table:style-name="ce3" office:value-type="string" calcext:value-type="string">
            <text:p>N-JUNIOR B</text:p>
          </table:table-cell>
          <table:table-cell table:style-name="ce3" office:value-type="string" calcext:value-type="string">
            <text:p>Revisión de factores de riesgos relacionados con el pedido de requerimiento del BCR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CRESUD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Confección de contestación de requerimiento sobre Inspección CAMELBIG del Banco Hipotecario S.A. - Período de Revisión 30-09-2018 - Información solicitada a Cresud S.A.C.I.F. y A. y sus accionistas.</text:p>
          </table:table-cell>
          <table:table-cell office:value-type="string" calcext:value-type="string">
            <text:p>3.00</text:p>
          </table:table-cell>
          <table:table-cell table:style-name="ce4" office:value-type="float" office:value="1060" calcext:value-type="float">
            <text:p>1.060,00</text:p>
          </table:table-cell>
          <table:table-cell table:style-name="ce5" office:value-type="float" office:value="3180" calcext:value-type="float">
            <text:p>3.180,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Revisar proyecto de primer borrador de respuesta y remisión de comentarios, call con OGL por comentarios al proyecto</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Call con OGL por comentarios al proyecto de respuesta, ajustar cuadro anexo III, trabajar en proyecto de respuesta</text:p>
          </table:table-cell>
          <table:table-cell office:value-type="string" calcext:value-type="string">
            <text:p>1.45</text:p>
          </table:table-cell>
          <table:table-cell table:style-name="ce4" office:value-type="float" office:value="1907" calcext:value-type="float">
            <text:p>1.907,00</text:p>
          </table:table-cell>
          <table:table-cell table:style-name="ce5" office:value-type="float" office:value="3337.25" calcext:value-type="float">
            <text:p>3.337,25</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comentarios de OGL, analizar forma de informar principales accionistas y el free float, revisión proyecto de respuest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Corrección y ampliación de texto referente a juicios Puerto Retiro para requerimiento del BCR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Trabajar en proyecto de respuesta, revisión nuevas versiones y remisión de comentarios, calls varios con CAM y OGL</text:p>
          </table:table-cell>
          <table:table-cell office:value-type="string" calcext:value-type="string">
            <text:p>8.00</text:p>
          </table:table-cell>
          <table:table-cell table:style-name="ce4" office:value-type="float" office:value="1907" calcext:value-type="float">
            <text:p>1.907,00</text:p>
          </table:table-cell>
          <table:table-cell table:style-name="ce5" office:value-type="float" office:value="15256" calcext:value-type="float">
            <text:p>15.256,00</text:p>
          </table:table-cell>
          <table:table-cell table:number-columns-repeated="2" table:style-name="ce3" office:value-type="string" calcext:value-type="string">
            <text:p>CRESUD S.A.</text:p>
          </table:table-cell>
          <table:table-cell table:style-name="ce3" office:value-type="string" calcext:value-type="string">
            <text:p>X000100009218</text:p>
          </table:table-cell>
          <table:table-cell table:style-name="ce3" office:value-type="string" calcext:value-type="string">
            <text:p>CRESUD S.A. S/COMITÉS DE AUDITORÍA</text:p>
          </table:table-cell>
          <table:table-cell table:style-name="ce3" office:value-type="string" calcext:value-type="string">
            <text:p>DIRECTORIO</text:p>
          </table:table-cell>
          <table:table-cell table:style-name="ce3" office:value-type="string" calcext:value-type="string">
            <text:p>95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GSA, Disolución por Fusión, Nuevo reclamo con Coordinadora de Mesa, va a reiterarle a Mirta Puca, administrativa de Preca, para que designen inspector.</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4</text:p>
          </table:table-cell>
          <table:table-cell table:style-name="ce3" office:value-type="string" calcext:value-type="string">
            <text:p>CRESUD SACIF Y A S/ FUSIÓN POR ABSORCIÓN CON INVERSIONES GA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GSA, Disolución por Fusión, La Coordinadora de Mesa averigua que está en estudio desde el 06 Nov con inspectora legal, figuraba sin designar porque la inspectora no dio de alta el pase. Documentación contable aprobad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4</text:p>
          </table:table-cell>
          <table:table-cell table:style-name="ce3" office:value-type="string" calcext:value-type="string">
            <text:p>CRESUD SACIF Y A S/ FUSIÓN POR ABSORCIÓN CON INVERSIONES GA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GSA, Disolución por Fusión, en estudi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4</text:p>
          </table:table-cell>
          <table:table-cell table:style-name="ce3" office:value-type="string" calcext:value-type="string">
            <text:p>CRESUD SACIF Y A S/ FUSIÓN POR ABSORCIÓN CON INVERSIONES GA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GSA, Disolución por Fusión, en estudi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4</text:p>
          </table:table-cell>
          <table:table-cell table:style-name="ce3" office:value-type="string" calcext:value-type="string">
            <text:p>CRESUD SACIF Y A S/ FUSIÓN POR ABSORCIÓN CON INVERSIONES GA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GSA, Disolución por Fusión, se toma vist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4</text:p>
          </table:table-cell>
          <table:table-cell table:style-name="ce3" office:value-type="string" calcext:value-type="string">
            <text:p>CRESUD SACIF Y A S/ FUSIÓN POR ABSORCIÓN CON INVERSIONES GA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Agrology, Disolución por Fusión, por bajar inscripto.</text:p>
            <text:p>CRESUD Fusión: en Despacho, de ahí pasa a CNV.</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Agrology, Disolución por Fusión, se retira inscripto.</text:p>
            <text:p>CRESUD Fusión: en Despach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alización de 1 copia de Disolución Cancelación <text:s/>Agrology retirada de IGJ. Escaneo.</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CNV: se presenta nota autoriza en Mesa de Entradas y se retira inscripción de Fusión Cresud-Agrology.</text:p>
          </table:table-cell>
          <table:table-cell office:value-type="string" calcext:value-type="string">
            <text:p>0.50</text:p>
          </table:table-cell>
          <table:table-cell table:style-name="ce4" office:value-type="float" office:value="634" calcext:value-type="float">
            <text:p>634,00</text:p>
          </table:table-cell>
          <table:table-cell table:style-name="ce5" office:value-type="float" office:value="528.33" calcext:value-type="float">
            <text:p>528,33</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alización de 1 copia de Fusión Cresud - Agrology retirada de CNV.</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Envío a I. Parrondo de escaneo de Disolución Cancelación <text:s/>Agrology</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Escaneo de inscripción de Fusión Cresud - Agrology retirada de CNV. Envío a S. Ouro.</text:p>
            <text:p>Búsqueda de resolución de la CNV a pedido de S. Ouro. Se habla con LH.</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CRESUD S.A.</text:p>
          </table:table-cell>
          <table:table-cell table:style-name="ce3" office:value-type="string" calcext:value-type="string">
            <text:p>X000100009235</text:p>
          </table:table-cell>
          <table:table-cell table:style-name="ce3" office:value-type="string" calcext:value-type="string">
            <text:p>CRESUD SACIF Y A S/ FUSIÓN POR ABSORCIÓN CON AGROLOGY SA. EX</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actus, se consultan:</text:p>
            <text:p>- Aumento con reforma, asambleas 13/04/12 y 29/06/12.</text:p>
            <text:p>- Autoridades, asamblea 19/11/13.</text:p>
            <text:p>- Reforma y Reducción a $ 11.713.757, asamblea 21/08/12.-</text:p>
            <text:p>- Aumento con reforma, asamblea 31.12.12.-</text:p>
            <text:p>- Aumento sin reforma, asamblea 28/06/13, a $ 74.318.881.-</text:p>
            <text:p>- Aumento a $ 75.510.826, asambleas 30/09/ y 30/12/13.-</text:p>
            <text:p>- Aumento con reforma, asambleas 31/03/14 y 30/06/14.-</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actus, se consultan:</text:p>
            <text:p>- Aumento con reforma, asambleas 13/04/12 y 29/06/12.</text:p>
            <text:p>- Autoridades, asamblea 19/11/13.</text:p>
            <text:p>- Reforma y Reducción a $ 11.713.757, asamblea 21/08/12.-</text:p>
            <text:p>- Aumento con reforma, asamblea 31.12.12.-</text:p>
            <text:p>- Aumento sin reforma, asamblea 28/06/13, a $ 74.318.881.-</text:p>
            <text:p>- Aumento a $ 75.510.826, asambleas 30/09/ y 30/12/13.-</text:p>
            <text:p>- Aumento con reforma, asambleas 31/03/14 y 30/06/14.-</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actus, se retiran inscriptos:</text:p>
            <text:p>- Aumento con reforma, asambleas 13/04/12 y 29/06/12.</text:p>
            <text:p>- Autoridades, asamblea 19/11/13.</text:p>
            <text:p>Se toman vistas en:</text:p>
            <text:p>- Reforma y Reducción a $ 11.713.757, asamblea 21/08/12.-</text:p>
            <text:p>- Aumento con reforma, asamblea 31.12.12.-</text:p>
            <text:p>- Aumento sin reforma, asamblea 28/06/13, a $ 74.318.881.-</text:p>
            <text:p>- Aumento a $ 75.510.826, asambleas 30/09/ y 30/12/13.-</text:p>
            <text:p>- Aumento con reforma, asambleas 31/03/14 y 30/06/14.-</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Escaneo de inscripciones de:</text:p>
            <text:p>- Aumento con reforma, asambleas 13/04/12 y 29/06/12.</text:p>
            <text:p>- Autoridades, asamblea 19/11/13.</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actus, gestión de retiro de libro actas Asamblea firmado por A. Elsztai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actus, Escaneo y envío a LH de inscripciones de:</text:p>
            <text:p>- Aumento con reforma, asambleas 13/04/12 y 29/06/12.</text:p>
            <text:p>- Autoridades, asamblea 19/11/13.</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unión con LH por trámites pendientes en IGJ. Realización de copias de estilo para IGJ y de archivo para contestación de vista en Reducción de Capital, asamblea 21/08/12</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actus, Reforma y Reducción a $ 11.713.757, asamblea 21/08/12, se contesta vista.</text:p>
          </table:table-cell>
          <table:table-cell office:value-type="string" calcext:value-type="string">
            <text:p>0.25</text:p>
          </table:table-cell>
          <table:table-cell table:style-name="ce4" office:value-type="float" office:value="634.01" calcext:value-type="float">
            <text:p>634,00</text:p>
          </table:table-cell>
          <table:table-cell table:style-name="ce5" office:value-type="float" office:value="264.17" calcext:value-type="float">
            <text:p>264,17</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actus, carga en LEX de vistas trámites pendientes en IGJ e informe a LH.</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CRESUD S.A.</text:p>
          </table:table-cell>
          <table:table-cell table:style-name="ce3" office:value-type="string" calcext:value-type="string">
            <text:p>X000100009236</text:p>
          </table:table-cell>
          <table:table-cell table:style-name="ce3" office:value-type="string" calcext:value-type="string">
            <text:p>CRESUD SACIF Y A S/ FUSIÓN POR ABSORCIÓN CON CACTUS ARGENTIN</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Agro Managers, Gestion de pago con administración por transferencia. Emision de formulario de Fusion, gestion de firma de LH y envio con comprobante de transferencia a Recaudación IGJ.</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CRESUD S.A.</text:p>
          </table:table-cell>
          <table:table-cell table:style-name="ce3" office:value-type="string" calcext:value-type="string">
            <text:p>X000100009237</text:p>
          </table:table-cell>
          <table:table-cell table:style-name="ce3" office:value-type="string" calcext:value-type="string">
            <text:p>CRESUD SACIF Y A S/ FUSIÓN POR ABSORCIÓN CON AGRO MANAGERS S</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RESUD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Agro Managers, Impresión de timbrado enviado por Recaudación IGJ por formulario de Fusio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CRESUD S.A.</text:p>
          </table:table-cell>
          <table:table-cell table:style-name="ce3" office:value-type="string" calcext:value-type="string">
            <text:p>X000100009237</text:p>
          </table:table-cell>
          <table:table-cell table:style-name="ce3" office:value-type="string" calcext:value-type="string">
            <text:p>CRESUD SACIF Y A S/ FUSIÓN POR ABSORCIÓN CON AGRO MANAGERS S</text:p>
          </table:table-cell>
          <table:table-cell table:style-name="ce3" office:value-type="string" calcext:value-type="string">
            <text:p>ADMINISTRACION CORPORATIVA</text:p>
          </table:table-cell>
          <table:table-cell table:style-name="ce3" office:value-type="string" calcext:value-type="string">
            <text:p>950001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RESUD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Comunicación con Daniel G. por pago de ON.</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11" calcext:value-type="date">
            <text:p>11-dic-18</text:p>
          </table:table-cell>
          <table:table-cell office:value-type="string" calcext:value-type="string">
            <text:p>OGL -</text:p>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Revisión vista BCRA, organización contestación, calls con OGL.</text:p>
          </table:table-cell>
          <table:table-cell office:value-type="string" calcext:value-type="string">
            <text:p>2.00</text:p>
          </table:table-cell>
          <table:table-cell table:style-name="ce4" office:value-type="float" office:value="2447" calcext:value-type="float">
            <text:p>2.447,00</text:p>
          </table:table-cell>
          <table:table-cell table:style-name="ce5" office:value-type="float" office:value="4894" calcext:value-type="float">
            <text:p>4.894,00</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RESUD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Publicación recompra MAE</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visiòn requerimiento de BH a Cresud.</text:p>
          </table:table-cell>
          <table:table-cell office:value-type="string" calcext:value-type="string">
            <text:p>0.50</text:p>
          </table:table-cell>
          <table:table-cell table:style-name="ce4" office:value-type="float" office:value="1907" calcext:value-type="float">
            <text:p>1.907,00</text:p>
          </table:table-cell>
          <table:table-cell table:style-name="ce5" office:value-type="float" office:value="1589.17" calcext:value-type="float">
            <text:p>1.589,17</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visiòn de requerimiento para BCRA. Comunicaciòn con Olga Gómez Lemos.</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9266 OGL -- revisión respuesta a BCRA, calls internos, call con OGL (1.30hs)</text:p>
          </table:table-cell>
          <table:table-cell office:value-type="string" calcext:value-type="string">
            <text:p>1.30</text:p>
          </table:table-cell>
          <table:table-cell table:style-name="ce4" office:value-type="float" office:value="2447" calcext:value-type="float">
            <text:p>2.447,00</text:p>
          </table:table-cell>
          <table:table-cell table:style-name="ce5" office:value-type="float" office:value="3670.5" calcext:value-type="float">
            <text:p>3.670,50</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municación con Olga Gómez Lemos por requerimiento BHSA. revisiòn final.</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9266</text:p>
          </table:table-cell>
          <table:table-cell table:style-name="ce3" office:value-type="string" calcext:value-type="string">
            <text:p>CRESUD S.A. S/RÉGIMEN INFORMATIVO CNV - AUTOPISTA DE INFORMA</text:p>
          </table:table-cell>
          <table:table-cell table:style-name="ce3" office:value-type="string" calcext:value-type="string">
            <text:p>GERENCIA ADMINISTRATIVA NEGOCI</text:p>
          </table:table-cell>
          <table:table-cell table:style-name="ce3" office:value-type="string" calcext:value-type="string">
            <text:p>9500042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OGL -</text:p>
          </table:table-cell>
          <table:table-cell table:style-name="ce3" office:value-type="string" calcext:value-type="string">
            <text:p>CRESUD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Call preparatorio para call con Byma por tema panel governance, call con Byma.</text:p>
          </table:table-cell>
          <table:table-cell office:value-type="string" calcext:value-type="string">
            <text:p>0.30</text:p>
          </table:table-cell>
          <table:table-cell table:style-name="ce4" office:value-type="float" office:value="2447" calcext:value-type="float">
            <text:p>2.447,00</text:p>
          </table:table-cell>
          <table:table-cell table:style-name="ce5" office:value-type="float" office:value="1223.5" calcext:value-type="float">
            <text:p>1.223,50</text:p>
          </table:table-cell>
          <table:table-cell table:number-columns-repeated="2" table:style-name="ce3" office:value-type="string" calcext:value-type="string">
            <text:p>CRESUD S.A.</text:p>
          </table:table-cell>
          <table:table-cell table:style-name="ce3" office:value-type="string" calcext:value-type="string">
            <text:p>X000100009757</text:p>
          </table:table-cell>
          <table:table-cell table:style-name="ce3" office:value-type="string" calcext:value-type="string">
            <text:p>CRESUD S/COMPLIANCE</text:p>
          </table:table-cell>
          <table:table-cell table:style-name="ce3" office:value-type="string" calcext:value-type="string">
            <text:p>COMPLIANCE</text:p>
          </table:table-cell>
          <table:table-cell table:style-name="ce3" office:value-type="string" calcext:value-type="string">
            <text:p>95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all con Santiago Donato, Olga Gómez Lemos y BYMA <text:s/>por programa de listado de gobierno corporativ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CRESUD S.A.</text:p>
          </table:table-cell>
          <table:table-cell table:style-name="ce3" office:value-type="string" calcext:value-type="string">
            <text:p>X000100009757</text:p>
          </table:table-cell>
          <table:table-cell table:style-name="ce3" office:value-type="string" calcext:value-type="string">
            <text:p>CRESUD S/COMPLIANCE</text:p>
          </table:table-cell>
          <table:table-cell table:style-name="ce3" office:value-type="string" calcext:value-type="string">
            <text:p>COMPLIANCE</text:p>
          </table:table-cell>
          <table:table-cell table:style-name="ce3" office:value-type="string" calcext:value-type="string">
            <text:p>95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RESUD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Informe sobre Panel de Gobierno Corporativo</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CRESUD S.A.</text:p>
          </table:table-cell>
          <table:table-cell table:style-name="ce3" office:value-type="string" calcext:value-type="string">
            <text:p>X000100009757</text:p>
          </table:table-cell>
          <table:table-cell table:style-name="ce3" office:value-type="string" calcext:value-type="string">
            <text:p>CRESUD S/COMPLIANCE</text:p>
          </table:table-cell>
          <table:table-cell table:style-name="ce3" office:value-type="string" calcext:value-type="string">
            <text:p>COMPLIANCE</text:p>
          </table:table-cell>
          <table:table-cell table:style-name="ce3" office:value-type="string" calcext:value-type="string">
            <text:p>95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E-COMMERCE LATIN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E-COMMERCE LATINA SA</text:p>
          </table:table-cell>
          <table:table-cell/>
          <table:table-cell table:style-name="ce3" office:value-type="string" calcext:value-type="string">
            <text:p>X000100009096</text:p>
          </table:table-cell>
          <table:table-cell table:style-name="ce3" office:value-type="string" calcext:value-type="string">
            <text:p>E-COMMERCE LATINA S.A. S/ASAMBLEA ORDINARIA</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COMMERCE LATIN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COMMERCE LATIN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comunicación Jimena Esteban por poder sobre subastas. </text:p>
            <text:p>Revision del poder de acuerdo a observaciones enviadas.</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COMMERCE LATIN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INtercambiio de emails por Poder para subast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COMMERCE LATIN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E-COMMERCE LATIN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Incorporación de modificaciones efectuadas por el cliente a AD, gestión de copiado, gestión ante escribania</text:p>
          </table:table-cell>
          <table:table-cell office:value-type="string" calcext:value-type="string">
            <text:p>0.40</text:p>
          </table:table-cell>
          <table:table-cell table:style-name="ce4" office:value-type="float" office:value="1635" calcext:value-type="float">
            <text:p>1.635,00</text:p>
          </table:table-cell>
          <table:table-cell table:style-name="ce5" office:value-type="float" office:value="1090" calcext:value-type="float">
            <text:p>1.090,0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E-COMMERCE LATIN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Pedido de confección de poder especial para participar de subasta a escribanía Liñeir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COMMERCE LATIN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Intercambio de emails con escribanía y cliente por poder sobre subast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COMMERCE LATIN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E-COMMERCE LATIN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COMMERCE LATIN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nvocatoria a asamblea. Revisiòn de pendient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COMMERCE LATIN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acta de directorio fecha 20/12/2018 sobre licencia de directorio para el 28/12/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COMMERCE LATIN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COMMERCE LATINA SA</text:p>
          </table:table-cell>
          <table:table-cell/>
          <table:table-cell table:style-name="ce3" office:value-type="string" calcext:value-type="string">
            <text:p>X000100009136</text:p>
          </table:table-cell>
          <table:table-cell table:style-name="ce3" office:value-type="string" calcext:value-type="string">
            <text:p>E-COMMERCE LATINA S.A. SOBRE REUNIÓN DE DIRECTORIO</text:p>
          </table:table-cell>
          <table:table-cell table:style-name="ce3" office:value-type="string" calcext:value-type="string">
            <text:p>DIRECTORIO</text:p>
          </table:table-cell>
          <table:table-cell table:style-name="ce3" office:value-type="string" calcext:value-type="string">
            <text:p>94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on de pago con administración por transferencia. Emision de 3 formularios de Presentación Balances y envio con comprobante de transferencia a Recaudación IGJ.</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NTERTAINMENT HOLDING S.A.</text:p>
          </table:table-cell>
          <table:table-cell/>
          <table:table-cell table:style-name="ce3" office:value-type="string" calcext:value-type="string">
            <text:p>X000100009101</text:p>
          </table:table-cell>
          <table:table-cell table:style-name="ce3" office:value-type="string" calcext:value-type="string">
            <text:p>ENTERTAINMENT HOLDING S.A S/ASAMBLEA ORDINARIA</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Realización de 3 juegos de copias de actas Directorio, Asamblea y reg Asist Asamblea, y Nómina de Autoridades. Se coloca nombre y cargo de Presidente actual para su firma y presentación en IGJ de EECCs 2013, 2014 y 2015.</text:p>
            <text:p>Gestión de envío para firma de D. Elsztain.</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NTERTAINMENT HOLDING S.A.</text:p>
          </table:table-cell>
          <table:table-cell/>
          <table:table-cell table:style-name="ce3" office:value-type="string" calcext:value-type="string">
            <text:p>X000100009101</text:p>
          </table:table-cell>
          <table:table-cell table:style-name="ce3" office:value-type="string" calcext:value-type="string">
            <text:p>ENTERTAINMENT HOLDING S.A S/ASAMBLEA ORDINARIA</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Impresión de actas Directorio, Asamblea y Reg Asist Asamblea que aprueban EECCs 2013, 2014 y 2015, para presentación en IGJ. Se detalla en cada hoja nombre y cargo del presidente. Gestión de envío para firma de D. Elsztain.</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NTERTAINMENT HOLDING S.A.</text:p>
          </table:table-cell>
          <table:table-cell/>
          <table:table-cell table:style-name="ce3" office:value-type="string" calcext:value-type="string">
            <text:p>X000100009101</text:p>
          </table:table-cell>
          <table:table-cell table:style-name="ce3" office:value-type="string" calcext:value-type="string">
            <text:p>ENTERTAINMENT HOLDING S.A S/ASAMBLEA ORDINARIA</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actas Directorio, Asamblea y Reg Asist Asamblea que aprueban EECCs 2013, 2014 y 2015, firmadas por D. Elsztain.</text:p>
            <text:p>Impresión de timbrados de formularios enviados por Recaudación IGJ.</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NTERTAINMENT HOLDING S.A.</text:p>
          </table:table-cell>
          <table:table-cell/>
          <table:table-cell table:style-name="ce3" office:value-type="string" calcext:value-type="string">
            <text:p>X000100009101</text:p>
          </table:table-cell>
          <table:table-cell table:style-name="ce3" office:value-type="string" calcext:value-type="string">
            <text:p>ENTERTAINMENT HOLDING S.A S/ASAMBLEA ORDINARIA</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presentación de EECCs 2013, 2014 y 2015.</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NTERTAINMENT HOLDING S.A.</text:p>
          </table:table-cell>
          <table:table-cell/>
          <table:table-cell table:style-name="ce3" office:value-type="string" calcext:value-type="string">
            <text:p>X000100009101</text:p>
          </table:table-cell>
          <table:table-cell table:style-name="ce3" office:value-type="string" calcext:value-type="string">
            <text:p>ENTERTAINMENT HOLDING S.A S/ASAMBLEA ORDINARIA</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NTERTAINMENT HOLDING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EHSA. Asignación de firmantes a las actas de Comisión Fiscalizadora desde 2016 al 2018.</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ENTERTAINMENT HOLDING S.A.</text:p>
          </table:table-cell>
          <table:table-cell/>
          <table:table-cell table:style-name="ce3" office:value-type="string" calcext:value-type="string">
            <text:p>X000100009141</text:p>
          </table:table-cell>
          <table:table-cell table:style-name="ce3" office:value-type="string" calcext:value-type="string">
            <text:p>ENTERTAINMENT HOLDING S.A S/REUNIÓN DE DIRECTORIO</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NTERTAINMENT HOLDING S.A.</text:p>
          </table:table-cell>
          <table:table-cell/>
          <table:table-cell table:style-name="ce3" office:value-type="string" calcext:value-type="string">
            <text:p>X000100009141</text:p>
          </table:table-cell>
          <table:table-cell table:style-name="ce3" office:value-type="string" calcext:value-type="string">
            <text:p>ENTERTAINMENT HOLDING S.A S/REUNIÓN DE DIRECTORIO</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ENTERTAINMENT HOLDING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Búsqueda y escaneo a Estudio Abelovich de acta directorio que aprueba balances fiscales del 18/12/2017, para emitir balance.</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NTERTAINMENT HOLDING S.A.</text:p>
          </table:table-cell>
          <table:table-cell/>
          <table:table-cell table:style-name="ce3" office:value-type="string" calcext:value-type="string">
            <text:p>X000100009141</text:p>
          </table:table-cell>
          <table:table-cell table:style-name="ce3" office:value-type="string" calcext:value-type="string">
            <text:p>ENTERTAINMENT HOLDING S.A S/REUNIÓN DE DIRECTORIO</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ENTERTAINMENT HOLDING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ENTERTAINMENT HOLDING S.A.</text:p>
          </table:table-cell>
          <table:table-cell/>
          <table:table-cell table:style-name="ce3" office:value-type="string" calcext:value-type="string">
            <text:p>X000100009141</text:p>
          </table:table-cell>
          <table:table-cell table:style-name="ce3" office:value-type="string" calcext:value-type="string">
            <text:p>ENTERTAINMENT HOLDING S.A S/REUNIÓN DE DIRECTORIO</text:p>
          </table:table-cell>
          <table:table-cell table:style-name="ce3" office:value-type="string" calcext:value-type="string">
            <text:p>DIRECTORIO</text:p>
          </table:table-cell>
          <table:table-cell table:style-name="ce3" office:value-type="string" calcext:value-type="string">
            <text:p>947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NTRETENIMIENTO UNIVERSAL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NTRETENIMIENTO UNIVERSAL S.A.</text:p>
          </table:table-cell>
          <table:table-cell/>
          <table:table-cell table:style-name="ce3" office:value-type="string" calcext:value-type="string">
            <text:p>X000100009143</text:p>
          </table:table-cell>
          <table:table-cell table:style-name="ce3" office:value-type="string" calcext:value-type="string">
            <text:p>ENTRETENIMIENTO UNIVERSAL S.A S/REUNIÓN DE DIRECTORIO</text:p>
          </table:table-cell>
          <table:table-cell table:style-name="ce3" office:value-type="string" calcext:value-type="string">
            <text:p>DIRECTORIO</text:p>
          </table:table-cell>
          <table:table-cell table:style-name="ce3" office:value-type="string" calcext:value-type="string">
            <text:p>949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FIBES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de documentación para presentación preasamblea.</text:p>
          </table:table-cell>
          <table:table-cell office:value-type="string" calcext:value-type="string">
            <text:p>1.30</text:p>
          </table:table-cell>
          <table:table-cell table:style-name="ce4" office:value-type="float" office:value="1635" calcext:value-type="float">
            <text:p>1.635,00</text:p>
          </table:table-cell>
          <table:table-cell table:style-name="ce5" office:value-type="float" office:value="2452.5" calcext:value-type="float">
            <text:p>2.452,50</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097</text:p>
          </table:table-cell>
          <table:table-cell table:style-name="ce3" office:value-type="string" calcext:value-type="string">
            <text:p>FIBESA S.A. S/ASAMBLEA ORDINARIA</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FIBES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097</text:p>
          </table:table-cell>
          <table:table-cell table:style-name="ce3" office:value-type="string" calcext:value-type="string">
            <text:p>FIBESA S.A. S/ASAMBLEA ORDINARIA</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FIBESA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vocatoria a asamblea. Confección de documentación societaria (presentación previa).</text:p>
          </table:table-cell>
          <table:table-cell office:value-type="string" calcext:value-type="string">
            <text:p>1.05</text:p>
          </table:table-cell>
          <table:table-cell table:style-name="ce4" office:value-type="float" office:value="1907" calcext:value-type="float">
            <text:p>1.907,00</text:p>
          </table:table-cell>
          <table:table-cell table:style-name="ce5" office:value-type="float" office:value="2065.92" calcext:value-type="float">
            <text:p>2.065,92</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097</text:p>
          </table:table-cell>
          <table:table-cell table:style-name="ce3" office:value-type="string" calcext:value-type="string">
            <text:p>FIBESA S.A. S/ASAMBLEA ORDINARIA</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FIBESA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vocatoria a asamblea. Confección de documentación societaria (presentación previa).</text:p>
          </table:table-cell>
          <table:table-cell office:value-type="string" calcext:value-type="string">
            <text:p>1.05</text:p>
          </table:table-cell>
          <table:table-cell table:style-name="ce4" office:value-type="float" office:value="1907" calcext:value-type="float">
            <text:p>1.907,00</text:p>
          </table:table-cell>
          <table:table-cell table:style-name="ce5" office:value-type="float" office:value="2065.92" calcext:value-type="float">
            <text:p>2.065,92</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097</text:p>
          </table:table-cell>
          <table:table-cell table:style-name="ce3" office:value-type="string" calcext:value-type="string">
            <text:p>FIBESA S.A. S/ASAMBLEA ORDINARIA</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FIBES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137</text:p>
          </table:table-cell>
          <table:table-cell table:style-name="ce3" office:value-type="string" calcext:value-type="string">
            <text:p>FIBESA S.A. S/REUNIÓN DE DIRECTORIO</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FIBESA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FIBESA. Asignación de firmantes y verificación de quórum en las actas de Comisión Fiscalizadora pendientes de firma. Actualización de libros para la asamblea ordinaria 2018.</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137</text:p>
          </table:table-cell>
          <table:table-cell table:style-name="ce3" office:value-type="string" calcext:value-type="string">
            <text:p>FIBESA S.A. S/REUNIÓN DE DIRECTORIO</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FIBES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137</text:p>
          </table:table-cell>
          <table:table-cell table:style-name="ce3" office:value-type="string" calcext:value-type="string">
            <text:p>FIBESA S.A. S/REUNIÓN DE DIRECTORIO</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FIBES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nvocatoria a asamblea. Revisión de pendient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137</text:p>
          </table:table-cell>
          <table:table-cell table:style-name="ce3" office:value-type="string" calcext:value-type="string">
            <text:p>FIBESA S.A. S/REUNIÓN DE DIRECTORIO</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FIBES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acta de directorio fecha 20/12/2018 sobre licencia de directorio para el 28/12/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FIBESA S.A.</text:p>
          </table:table-cell>
          <table:table-cell table:style-name="ce3" office:value-type="string" calcext:value-type="string">
            <text:p>IRSA PROPIEDADES COMERCIALES S.A.</text:p>
          </table:table-cell>
          <table:table-cell table:style-name="ce3" office:value-type="string" calcext:value-type="string">
            <text:p>X000100009137</text:p>
          </table:table-cell>
          <table:table-cell table:style-name="ce3" office:value-type="string" calcext:value-type="string">
            <text:p>FIBESA S.A. S/REUNIÓN DE DIRECTORIO</text:p>
          </table:table-cell>
          <table:table-cell table:style-name="ce3" office:value-type="string" calcext:value-type="string">
            <text:p>DIRECTORIO</text:p>
          </table:table-cell>
          <table:table-cell table:style-name="ce3" office:value-type="string" calcext:value-type="string">
            <text:p>94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Búsqueda de Informe IGJ de EECCs presentados y envío a V. Repiso.</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solicita Copia Certificada de EECCs al 30/06/98 y 99. Gestión de pago con tarjeta de crédit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obtiene Copia Certificada de EECCs al 30/06/99. Envío a V. Repiso, LH y LB.</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obtiene Copia Certificada de EECC al 30/06/99. Envío a V. Repis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consulta por solicitud de Copia Certificada EECC al 30/06/98.</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NVERSORA BOLIVAR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consulta por solicitud de Copia Certificada EECC al 30/06/98.</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presenta nota pronto despacho por solicitud de Copia Certificada EECC al 30/06/98.</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NVERSORA BOLIVAR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nvocatoria a asamblea ordinaria. Revisiòn de pendient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04</text:p>
          </table:table-cell>
          <table:table-cell table:style-name="ce3" office:value-type="string" calcext:value-type="string">
            <text:p>INVERSORA BOLIVAR S.A. S/ASAMBLEA ORDINARIA</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NVERSORA BOLIVAR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NVERSORA BOLIVAR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acta de directorio fecha 20/12/2018 sobre licencia de directorio para el 28/12/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obtiene copia de presentación por EECC 1998. Envío a V. Repiso.</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44</text:p>
          </table:table-cell>
          <table:table-cell table:style-name="ce3" office:value-type="string" calcext:value-type="string">
            <text:p>INVERSORA BOLIVAR S.A. S/ REUNIÓN DE DIRECTORIO</text:p>
          </table:table-cell>
          <table:table-cell table:style-name="ce3" office:value-type="string" calcext:value-type="string">
            <text:p>DIRECTORIO</text:p>
          </table:table-cell>
          <table:table-cell table:style-name="ce3" office:value-type="string" calcext:value-type="string">
            <text:p>912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NVERSORA BOLIVAR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onsulta para obtener copias de EECCs años 1998 y 1999. Informe a V. Repiso, y LH.</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84</text:p>
          </table:table-cell>
          <table:table-cell table:style-name="ce3" office:value-type="string" calcext:value-type="string">
            <text:p>INVERSORA BOLIVAR S.A. S/DIRECTORIO DE APROBACIÓN DE EECC</text:p>
          </table:table-cell>
          <table:table-cell table:style-name="ce3" office:value-type="string" calcext:value-type="string">
            <text:p>ADMINISTRACION CORPORATIVA</text:p>
          </table:table-cell>
          <table:table-cell table:style-name="ce3" office:value-type="string" calcext:value-type="string">
            <text:p>912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NVERSORA BOLIVAR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IBOSA. Asignación de firmantes y verificación de quórum en las actas de Comisión Fiscalizadora pendientes de firma. Actualización de libros para la asamblea ordinaria 2018.</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84</text:p>
          </table:table-cell>
          <table:table-cell table:style-name="ce3" office:value-type="string" calcext:value-type="string">
            <text:p>INVERSORA BOLIVAR S.A. S/DIRECTORIO DE APROBACIÓN DE EECC</text:p>
          </table:table-cell>
          <table:table-cell table:style-name="ce3" office:value-type="string" calcext:value-type="string">
            <text:p>ADMINISTRACION CORPORATIVA</text:p>
          </table:table-cell>
          <table:table-cell table:style-name="ce3" office:value-type="string" calcext:value-type="string">
            <text:p>912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NVERSORA BOLIVAR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INVERSORA BOLIVAR S.A.</text:p>
          </table:table-cell>
          <table:table-cell table:style-name="ce3" office:value-type="string" calcext:value-type="string">
            <text:p>IRSA INVERSIONES Y REPRES. S.A</text:p>
          </table:table-cell>
          <table:table-cell table:style-name="ce3" office:value-type="string" calcext:value-type="string">
            <text:p>X000100009184</text:p>
          </table:table-cell>
          <table:table-cell table:style-name="ce3" office:value-type="string" calcext:value-type="string">
            <text:p>INVERSORA BOLIVAR S.A. S/DIRECTORIO DE APROBACIÓN DE EECC</text:p>
          </table:table-cell>
          <table:table-cell table:style-name="ce3" office:value-type="string" calcext:value-type="string">
            <text:p>ADMINISTRACION CORPORATIVA</text:p>
          </table:table-cell>
          <table:table-cell table:style-name="ce3" office:value-type="string" calcext:value-type="string">
            <text:p>912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NUEVO PUERTO SANTA FE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Follow up a Florencia Alegre para saber si aprobaron actas de Comisión Fiscalizadora del año 2011.</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NUEVO PUERTO SANTA FE SA</text:p>
          </table:table-cell>
          <table:table-cell/>
          <table:table-cell table:style-name="ce3" office:value-type="string" calcext:value-type="string">
            <text:p>X000100007353</text:p>
          </table:table-cell>
          <table:table-cell table:style-name="ce3" office:value-type="string" calcext:value-type="string">
            <text:p>NPSF - TRAMITE CNDC POR COMPRAVENTA DE ACCIONES</text:p>
          </table:table-cell>
          <table:table-cell/>
          <table:table-cell table:style-name="ce3" office:value-type="float" office:value="93800903" calcext:value-type="float">
            <text:p>938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NUEVO PUERTO SANTA FE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Follow up a Florencia Alegre para saber si aprobaron actas de Comisión Fiscalizadora del año 2011.</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NUEVO PUERTO SANTA FE SA</text:p>
          </table:table-cell>
          <table:table-cell/>
          <table:table-cell table:style-name="ce3" office:value-type="string" calcext:value-type="string">
            <text:p>X000100007353</text:p>
          </table:table-cell>
          <table:table-cell table:style-name="ce3" office:value-type="string" calcext:value-type="string">
            <text:p>NPSF - TRAMITE CNDC POR COMPRAVENTA DE ACCIONES</text:p>
          </table:table-cell>
          <table:table-cell/>
          <table:table-cell office:value-type="float" office:value="93800903" calcext:value-type="float">
            <text:p>938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NUEVO PUERTO SANTA FE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Redacción de acta de directorio presencial por marcha de los negocios de Octubre 2018.</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NUEVO PUERTO SANTA FE SA</text:p>
          </table:table-cell>
          <table:table-cell/>
          <table:table-cell table:style-name="ce3" office:value-type="string" calcext:value-type="string">
            <text:p>X000100007413</text:p>
          </table:table-cell>
          <table:table-cell table:style-name="ce3" office:value-type="string" calcext:value-type="string">
            <text:p>NUEVO PUERTO SANTA FE SA S/GENERAL</text:p>
          </table:table-cell>
          <table:table-cell table:style-name="ce3" office:value-type="string" calcext:value-type="string">
            <text:p>DIRECTORIO</text:p>
          </table:table-cell>
          <table:table-cell table:style-name="ce3" office:value-type="string" calcext:value-type="string">
            <text:p>938001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NUEVO PUERTO SANTA FE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Redacción de acta de directorio presencial por marcha de los negocios de Octubre 2018.</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NUEVO PUERTO SANTA FE SA</text:p>
          </table:table-cell>
          <table:table-cell/>
          <table:table-cell table:style-name="ce3" office:value-type="string" calcext:value-type="string">
            <text:p>X000100007413</text:p>
          </table:table-cell>
          <table:table-cell table:style-name="ce3" office:value-type="string" calcext:value-type="string">
            <text:p>NUEVO PUERTO SANTA FE SA S/GENERAL</text:p>
          </table:table-cell>
          <table:table-cell table:style-name="ce3" office:value-type="string" calcext:value-type="string">
            <text:p>DIRECTORIO</text:p>
          </table:table-cell>
          <table:table-cell table:style-name="ce3" office:value-type="string" calcext:value-type="string">
            <text:p>938001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OGDEN ARGENTIN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Búsqueda e informe a LH s/ pendientes para contestar Intimación IGJ por presentación de EECC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OGDEN ARGENTINA S.A.</text:p>
          </table:table-cell>
          <table:table-cell/>
          <table:table-cell table:style-name="ce3" office:value-type="string" calcext:value-type="string">
            <text:p>X000100009146</text:p>
          </table:table-cell>
          <table:table-cell table:style-name="ce3" office:value-type="string" calcext:value-type="string">
            <text:p>OGDEN ARGENTINA S.A S/REUNIÓN DE DIRECTORIO</text:p>
          </table:table-cell>
          <table:table-cell table:style-name="ce3" office:value-type="string" calcext:value-type="string">
            <text:p>DIRECTORIO</text:p>
          </table:table-cell>
          <table:table-cell table:style-name="ce3" office:value-type="string" calcext:value-type="string">
            <text:p>948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OGDEN ARGENTIN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nálisis cédula notificación de la CNDC. Confección de dos correos, a Mariano Rouvier, y a Fermín Allemand con información del tem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OGDEN ARGENTINA S.A.</text:p>
          </table:table-cell>
          <table:table-cell/>
          <table:table-cell table:style-name="ce3" office:value-type="string" calcext:value-type="string">
            <text:p>X000100009696</text:p>
          </table:table-cell>
          <table:table-cell table:style-name="ce3" office:value-type="string" calcext:value-type="string">
            <text:p>COMPRAVENTA DE ACCIONES ARENA</text:p>
          </table:table-cell>
          <table:table-cell table:style-name="ce3" office:value-type="string" calcext:value-type="string">
            <text:p>SIN GERENCIA</text:p>
          </table:table-cell>
          <table:table-cell table:style-name="ce3" office:value-type="string" calcext:value-type="string">
            <text:p>CGAS485000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OGDEN ARGENTIN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nálisis de antecedentes y de anteriores presentaciones ante la CNDC, por la recepción en el día de hoy, en el Estudio, de una cédula enviada por la CNDC en el expediente de la autorización de compra de las acciones de ALG GOLF CENTER S.A. por OGDEN. Confección de correo electrónico para MAF y FA con pedido de información solicitada en la notificació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OGDEN ARGENTINA S.A.</text:p>
          </table:table-cell>
          <table:table-cell/>
          <table:table-cell table:style-name="ce3" office:value-type="string" calcext:value-type="string">
            <text:p>X000100009696</text:p>
          </table:table-cell>
          <table:table-cell table:style-name="ce3" office:value-type="string" calcext:value-type="string">
            <text:p>COMPRAVENTA DE ACCIONES ARENA</text:p>
          </table:table-cell>
          <table:table-cell table:style-name="ce3" office:value-type="string" calcext:value-type="string">
            <text:p>SIN GERENCIA</text:p>
          </table:table-cell>
          <table:table-cell table:style-name="ce3" office:value-type="string" calcext:value-type="string">
            <text:p>CGAS485000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LERMO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EECC al 30/06/15, se levanta sanción contable y aprueba balance.</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07</text:p>
          </table:table-cell>
          <table:table-cell table:style-name="ce3" office:value-type="string" calcext:value-type="string">
            <text:p>PALERMO INVEST S.A. S/ASAMBLEA ORDINARIA</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LERMO INVEST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07</text:p>
          </table:table-cell>
          <table:table-cell table:style-name="ce3" office:value-type="string" calcext:value-type="string">
            <text:p>PALERMO INVEST S.A. S/ASAMBLEA ORDINARIA</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PALERMO INVEST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vocatoria a asamblea. Confección de documentación societaria (presentación previa).</text:p>
          </table:table-cell>
          <table:table-cell office:value-type="string" calcext:value-type="string">
            <text:p>2.15</text:p>
          </table:table-cell>
          <table:table-cell table:style-name="ce4" office:value-type="float" office:value="1907" calcext:value-type="float">
            <text:p>1.907,00</text:p>
          </table:table-cell>
          <table:table-cell table:style-name="ce5" office:value-type="float" office:value="4290.75" calcext:value-type="float">
            <text:p>4.290,75</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07</text:p>
          </table:table-cell>
          <table:table-cell table:style-name="ce3" office:value-type="string" calcext:value-type="string">
            <text:p>PALERMO INVEST S.A. S/ASAMBLEA ORDINARIA</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ALERMO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47</text:p>
          </table:table-cell>
          <table:table-cell table:style-name="ce3" office:value-type="string" calcext:value-type="string">
            <text:p>PALERMO INVEST S.A. S/REUNIÓN DE DIRECTORIO</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PALERMO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47</text:p>
          </table:table-cell>
          <table:table-cell table:style-name="ce3" office:value-type="string" calcext:value-type="string">
            <text:p>PALERMO INVEST S.A. S/REUNIÓN DE DIRECTORIO</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ALERMO INVEST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nvocatoria a asamblea. Revisión de pendient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47</text:p>
          </table:table-cell>
          <table:table-cell table:style-name="ce3" office:value-type="string" calcext:value-type="string">
            <text:p>PALERMO INVEST S.A. S/REUNIÓN DE DIRECTORIO</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ALERMO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acta de fecha 20/12/2018 sobre licencia de directorio para el 28/12/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PALERMO INVEST S.A.</text:p>
          </table:table-cell>
          <table:table-cell table:style-name="ce3" office:value-type="string" calcext:value-type="string">
            <text:p>IRSA INVERSIONES Y REPRES. S.A</text:p>
          </table:table-cell>
          <table:table-cell table:style-name="ce3" office:value-type="string" calcext:value-type="string">
            <text:p>X000100009147</text:p>
          </table:table-cell>
          <table:table-cell table:style-name="ce3" office:value-type="string" calcext:value-type="string">
            <text:p>PALERMO INVEST S.A. S/REUNIÓN DE DIRECTORIO</text:p>
          </table:table-cell>
          <table:table-cell table:style-name="ce3" office:value-type="string" calcext:value-type="string">
            <text:p>DIRECTORIO</text:p>
          </table:table-cell>
          <table:table-cell table:style-name="ce3" office:value-type="string" calcext:value-type="string">
            <text:p>911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 Instrucciones de procuración.</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 Recepción, control y carga en LEX DOCTOR de cédula electrónica recibid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 releva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PUERTO RETIRO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la Sala IV y al Juzgado a fin de presentar escrito y extraer copias del planteo de nulidad <text:s/>realizado por el Fiscal General.</text:p>
          </table:table-cell>
          <table:table-cell office:value-type="string" calcext:value-type="string">
            <text:p>1.15</text:p>
          </table:table-cell>
          <table:table-cell table:style-name="ce4" office:value-type="float" office:value="1635" calcext:value-type="float">
            <text:p>1.635,00</text:p>
          </table:table-cell>
          <table:table-cell table:style-name="ce5" office:value-type="float" office:value="2043.75" calcext:value-type="float">
            <text:p>2.043,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E. Sawicke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UERTO RETIRO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1780</text:p>
          </table:table-cell>
          <table:table-cell table:style-name="ce3" office:value-type="string" calcext:value-type="string">
            <text:p>INVERSORA DARSENA NORTE S.A. s/QUIEBRA c/BOFFIL ALEJANDRO Y</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UERTO RETIRO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3384</text:p>
          </table:table-cell>
          <table:table-cell table:style-name="ce3" office:value-type="string" calcext:value-type="string">
            <text:p>PROIOS SA C PUERTO RETIRO SA S DAÑOS Y PERJUICIOS</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E. Sawicke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3384</text:p>
          </table:table-cell>
          <table:table-cell table:style-name="ce3" office:value-type="string" calcext:value-type="string">
            <text:p>PROIOS SA C PUERTO RETIRO SA S DAÑOS Y PERJUICIOS</text:p>
          </table:table-cell>
          <table:table-cell table:style-name="ce3" office:value-type="string" calcext:value-type="string">
            <text:p>REAL ESTATE</text:p>
          </table:table-cell>
          <table:table-cell table:style-name="ce3" office:value-type="string" calcext:value-type="string">
            <text:p>916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Intercambio de mails con equipo penal por pedido de documentación a remitir.</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C. Ferrario por comentarios Dr. Donato a recurso de casación. Análisis de ampliación por nuestra parte.</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C. Ferrario por recurso de casació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de la extension de quiebra de INDARSA por informe sentencia de CSJN.</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con A. Gruccio por documentación pedida por equipo penal para recurso de casación y nulidad. Búsqueda de documentación. Confeccion y envío de mail a equipo penal. Coordinación envío de sobre con documentación.</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Lectura y análisis de comentarios del equipo penal a recurso de casación preparado por ZBV. Control y correcció final de escrito a presentar. Intercambio de mails con equipo penal. Coordinación firmas.</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cepción, control y carga en LEX DOCTOR de cédula electrónica recibid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Vista de expte. en tribunales. Presentación de recurso de casación. Digitalización de escrito.</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C. Ferrario por recurso de casación contra veredicto (cuestión civil)</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y envío de mail al equipo penal y al cliente por presentación de recurso de casación, cédula electrónica recibida e información recabada en tribunales sobre prórroga para recurrir veredict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cepción y control de cédula recibida. Confección y envío de mail al cliente.</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 Recepción y control de cédula electrónica. Análisis de efecto suspensivo de concesión de recurso de casación penal. Conf. tel. interna con C. Ferrario. Confección y envío de mail a cliente y equipo penal. Intercambio de mails con equipo penal.</text:p>
          </table:table-cell>
          <table:table-cell office:value-type="string" calcext:value-type="string">
            <text:p>1.15</text:p>
          </table:table-cell>
          <table:table-cell table:style-name="ce4" office:value-type="float" office:value="1907" calcext:value-type="float">
            <text:p>1.907,00</text:p>
          </table:table-cell>
          <table:table-cell table:style-name="ce5" office:value-type="float" office:value="2383.75" calcext:value-type="float">
            <text:p>2.383,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con A. Gruccio por recurso de casación. Intercambio de mails con equipo penal.</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G. Lernoud - Reunión interna con C. Ferrario. Confección de escrito de aclaratoria. Análisis de normas del código procesal penal. Búsqueda y análisis de doctrina y jurisprudencia. Intercambio de mails con equipo penal.</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final escrito aclaratoria. Firma y coordinación presentación en tribunal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y envío de mail al equipo penal.</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 Intercambio de mails internos con equipo penal y auditores.</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cepcion y control de cédula electrónica recibida con aclaratoria efecto suspensivo recurso de casación. Intercambio de mails con equipo penal y con el cliente.</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C. Ferrario por nulidad penal. Intercambio de mails. Conf. tel. con A. Grucci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Lectura y análisis de veredicto en cuanto a resolución de excepciones, especialmente excepción de prescripción. Búsqueda y análisis de jurisprudencia de CSJN sobre costas. Reunión interna con C. Ferrario.</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de recurso de casación respecto de imposición de costas en la acción civil. Lectura y análisis de doctrina. Reunión interna con C. Ferrario. Análisis de normas del CPCCN.</text:p>
          </table:table-cell>
          <table:table-cell office:value-type="string" calcext:value-type="string">
            <text:p>3.30</text:p>
          </table:table-cell>
          <table:table-cell table:style-name="ce4" office:value-type="float" office:value="1907" calcext:value-type="float">
            <text:p>1.907,00</text:p>
          </table:table-cell>
          <table:table-cell table:style-name="ce5" office:value-type="float" office:value="6674.5" calcext:value-type="float">
            <text:p>6.674,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con A. Gruccio por consulta sobre cambio de titularidad registral inmueble Planta I.</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C. Ferrario por proyecto accion de nulidad vs. veredicto penal, proyecto de recurso de casación contra sentencia civil por distribución de costas, notificación al Ministerio de Defensa y Tandanor de resolución que impide dispone del inmueble de la Planta I. Conf. tel. con A. Gruccio.</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de recurso de casación contra parte de vereditcto que impone costas por su orden.</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con Dr. Garrido por recurso de casación e incidente de nulidad.</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Lectura, revisión y ampliación de escrito interponiendo nulidad preparado por estudio Cúneo Libarona. Intercambio de ideas con C. Ferrario. Mail al equipo penal.</text:p>
          </table:table-cell>
          <table:table-cell office:value-type="string" calcext:value-type="string">
            <text:p>3.30</text:p>
          </table:table-cell>
          <table:table-cell table:style-name="ce4" office:value-type="float" office:value="1907" calcext:value-type="float">
            <text:p>1.907,00</text:p>
          </table:table-cell>
          <table:table-cell table:style-name="ce5" office:value-type="float" office:value="6674.5" calcext:value-type="float">
            <text:p>6.674,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 Recepción y control de cédula electrónica. Conf. tel con A. Gruccio por acción de nulidad, por cartas documento tema suspensión efectos resolución por casación y documentación pendiente.</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de escrito manteniendo recurso de casación. Control estado procesal de la causa. Instrucciones de procuración. Intercambio de mails con equipo penal.</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de cartas documento. Conf. tel. con A. Gruccio. Reunión interna con C. Ferrario. Intercambio de mails con el cliente.</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Lectura y análisis de incidente de nulidad interpuesto por el Fiscal General. Confección y envío de mail al equipo penal. Conf. tel. con A. Gruccio.</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Búsqueda de documentos solicitados por equipo penal para acción de nulidad. Confección y envío de mail adjuntando documento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ampliación y corrección final de recurso de casación contra imposición de costas veredicto. Conf. tel. con A. Gruccio por acción de nulidad versión final. Intercambio de mails varios con el cliente.</text:p>
          </table:table-cell>
          <table:table-cell office:value-type="string" calcext:value-type="string">
            <text:p>4.00</text:p>
          </table:table-cell>
          <table:table-cell table:style-name="ce4" office:value-type="float" office:value="1907" calcext:value-type="float">
            <text:p>1.907,00</text:p>
          </table:table-cell>
          <table:table-cell table:style-name="ce5" office:value-type="float" office:value="7628" calcext:value-type="float">
            <text:p>7.628,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varias con A. Gruccio por control final, firma y presentación de escrit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 tel. con el cliente por presentación acción de nulidad.</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office:value-type="string" calcext:value-type="string">
            <text:p>Gl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con A. Gruccio en ZBV para control final de copias a adjuntar a acción de nulidad. Concurrencia a tribunales para presentación de acción de nulidad y de recurso de casación penal. Digitalización de escritos. Confección y envío de mail el equipo penal con informe sobre presentación de escritos.</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office:value-type="string" calcext:value-type="string">
            <text:p>G. Lernoud -</text:p>
          </table:table-cell>
          <table:table-cell table:style-name="ce3" office:value-type="string" calcext:value-type="string">
            <text:p>PUERTO RETIRO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cepción y control de cédula electrónica recurso de casación. Análisis de alternativas y cursos de acción. Confección y envío de mail al equipo penal. Intercambio de mails internos con C. ferrario. Conf. tel. con A. Gruccio.</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8037</text:p>
          </table:table-cell>
          <table:table-cell table:style-name="ce3" office:value-type="string" calcext:value-type="string">
            <text:p>BOFILL ALEJANDRO ARTURO Y OTROS S/ INF. ART 174 INC. 5 EN FU</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ón telefónica con A. Claps para firma actas libro Directorio. Se coordina para firmar en asamblea del 06.</text:p>
            <text:p>Comunicación telefónica, se obtiene mail de secretaria de J. O´Reilly, y se escribe para coordinar su firma en libros actas Asambleas y Reg Asist Asamblea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UERTO RETIRO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Redacción de acta de Asamblea de Puerto Retiro S.A. de fecha 6/12/2018.</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UERTO RETIRO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Puerto Retiro. Redacción de acta de asamblea de fecha 6/12/2018 y transformación en formato Speech para lectura del Presidente. Verificación del resultado del ejercicio y aportes irrevocables contabilizados en los EECC. Preparación de la Asamblea Ordinaria y Extraordinaria. Revisión de estatuto social por reformas art. 4 y 5 sobre capital social.</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UERTO RETIRO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uniòn de asamblea. Redacciòn de actas.</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PUERTO RETIRO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onfecciòn de acta</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PUERTO RETIRO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anudaciòn asamblea. Revisión de act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PUERTO RETIRO S.A.</text:p>
          </table:table-cell>
          <table:table-cell table:style-name="ce3" office:value-type="string" calcext:value-type="string">
            <text:p>DVC</text:p>
          </table:table-cell>
          <table:table-cell table:style-name="ce3" office:value-type="string" calcext:value-type="string">
            <text:p>Consultor</text:p>
          </table:table-cell>
          <table:table-cell table:style-name="ce3" office:value-type="string" calcext:value-type="string">
            <text:p>asamblea ordinaria anual de accionistas</text:p>
          </table:table-cell>
          <table:table-cell office:value-type="string" calcext:value-type="string">
            <text:p>6.30</text:p>
          </table:table-cell>
          <table:table-cell table:style-name="ce4" office:value-type="float" office:value="2447" calcext:value-type="float">
            <text:p>2.447,00</text:p>
          </table:table-cell>
          <table:table-cell table:style-name="ce5" office:value-type="float" office:value="15905.5" calcext:value-type="float">
            <text:p>15.905,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099</text:p>
          </table:table-cell>
          <table:table-cell table:style-name="ce3" office:value-type="string" calcext:value-type="string">
            <text:p>PUERTO RETIRO S.A. S/ASAMBLEA ORDINARIA</text:p>
          </table:table-cell>
          <table:table-cell table:style-name="ce3" office:value-type="string" calcext:value-type="string">
            <text:p>DIRECTORIO</text:p>
          </table:table-cell>
          <table:table-cell table:style-name="ce3" office:value-type="string" calcext:value-type="string">
            <text:p>916001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Consulta con coordinadora de Mesa de Entradas por TANDANOR TALLERES NAVALES DARSENA NORTE S.A Informe a V. Repiso, y LH.</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79</text:p>
          </table:table-cell>
          <table:table-cell table:style-name="ce3" office:value-type="string" calcext:value-type="string">
            <text:p>PUERTO RETIRO S.A. S/DIRECTORIO DE APROBACIÓN DE EECC</text:p>
          </table:table-cell>
          <table:table-cell table:style-name="ce3" office:value-type="string" calcext:value-type="string">
            <text:p>ADMINISTRACION CORPORATIVA</text:p>
          </table:table-cell>
          <table:table-cell table:style-name="ce3" office:value-type="string" calcext:value-type="string">
            <text:p>916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en web IGJ de sociedad Tandanor, figura como sociedad no registrada. Informe a LH y LB. Pedido de V. Repiso.</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Informe a V. Repiso, y LH por:</text:p>
            <text:p>- PRSA, consulta para obtener copias de EECCs años 1992 y 1993. </text:p>
            <text:p>- TANDANOR, consulta para obtener copias de EECCs años 1991, 1992 y 1993. Consulta con coordinadora de Mesa de Entradas.</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solicita Informe de EECCs presentados. Gestión de pago con tarjeta de crédit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obtiene Informe de EECCs presentados. Informe a V. Repiso, LH y LB.</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obtiene Informe de EECCs presentados. Envío a V. Repis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Se atiende consulta de V. Repiso por solicitud de copias de EECCs de 1993 a 2002. Se gestiona presupuesto con LB y Administración.</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solicitan 5 Copias Certificadas de EECCs del 31/12/1993 al 31/12/1997. Gestión de pago con tarjeta de crédito.</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se solicitan 5 Copias Certificadas de EECCs del 31/12/1998 al 31/12/2002. Gestión de pago con tarjeta de crédito.</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consulta por solicitud de Copias Certificadas de EECCs del 31/12/1993 al 31/12/2002.</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UERTO RETIRO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TAD: consulta por solicitud de Copias Certificadas de EECCs del 31/12/1993 al 31/12/2002.</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UERTO RETIRO S.A.</text:p>
          </table:table-cell>
          <table:table-cell table:style-name="ce3" office:value-type="string" calcext:value-type="string">
            <text:p>IRSA INVERSIONES Y REPRES. S.A</text:p>
          </table:table-cell>
          <table:table-cell table:style-name="ce3" office:value-type="string" calcext:value-type="string">
            <text:p>X000100009199</text:p>
          </table:table-cell>
          <table:table-cell table:style-name="ce3" office:value-type="string" calcext:value-type="string">
            <text:p>PUERTO RETIRO S.A. S/ANÁLISIS DE CUESTIONES SOCIETARIAS ESPE</text:p>
          </table:table-cell>
          <table:table-cell table:style-name="ce3" office:value-type="string" calcext:value-type="string">
            <text:p>DIRECTORIO</text:p>
          </table:table-cell>
          <table:table-cell table:style-name="ce3" office:value-type="string" calcext:value-type="string">
            <text:p>916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QUALITY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tinuación de confección de transcripción de actas correspondientes a designacion de autoridades 2018.</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QUALITY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Designación y cesacion de autoridades 2018:</text:p>
            <text:p>Terminar de confeccionar aviso, presupuestarlo y verificarlo en Boletín Oficial.</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QUALITY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irmar envío de adelanto de gastos para trámite de designación de autoridades 2018 y pedido de libros de directorio y asamble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QUALITY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Revisión de presupuesto para actualizarlo con montos que incluyen acta de nueva designación autoridades y aumento de valores de IGJ. </text:p>
            <text:p>Revisión y actualización de dictamen profesional, aviso boletín oficial y testimonio.</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QUALITY INVEST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QUALITY INVEST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vocatoria a asamblea. Confección de documentación societaria (presentación previa).</text:p>
          </table:table-cell>
          <table:table-cell office:value-type="string" calcext:value-type="string">
            <text:p>2.10</text:p>
          </table:table-cell>
          <table:table-cell table:style-name="ce4" office:value-type="float" office:value="1907" calcext:value-type="float">
            <text:p>1.907,00</text:p>
          </table:table-cell>
          <table:table-cell table:style-name="ce5" office:value-type="float" office:value="4131.83" calcext:value-type="float">
            <text:p>4.131,83</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05</text:p>
          </table:table-cell>
          <table:table-cell table:style-name="ce3" office:value-type="string" calcext:value-type="string">
            <text:p>QUALITY INVEST S.A. S/ASAMBLEA ORDINARIA</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QUALITY INVEST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QUALITY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Se atiende comunicación de M. Rojas por solicitud de acta directorio EECC al 30/09/18. Comunicaciones con secretarias de Alejandro, Daniel y Fernando Elsztain, G. Lernoud y Lagana por libros Directorio, Asamblea y Reg Asist Asamblea enviados para firma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QUALITY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QUALITY INVEST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de consulta sobre designacion de autoridades de P. Licandro.</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QUALITY INVEST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de nómina de autoridades y documentación previa asamblea</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QUALITY INVEST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QUALITY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sulta a Laganá por firma de A. Elsztain en libro actas directorio. Informe a LH.</text:p>
            <text:p>Gestión de retiro de libros firmado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QUALITY INVEST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Se atiende llamada de M. Rojas por acta EECC al 30/09/18. Se habla con LH y reenvía word a M. Rojas e informa de situació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45</text:p>
          </table:table-cell>
          <table:table-cell table:style-name="ce3" office:value-type="string" calcext:value-type="string">
            <text:p>QUALITY INVEST S.A. S/REUNIÓN DE DIRECTORIO</text:p>
          </table:table-cell>
          <table:table-cell table:style-name="ce3" office:value-type="string" calcext:value-type="string">
            <text:p>DIRECTORIO</text:p>
          </table:table-cell>
          <table:table-cell table:style-name="ce3" office:value-type="string" calcext:value-type="string">
            <text:p>9205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QUALITY INVEST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QISA. Rectificación de acta de Licencia de la Comisión Fiscalizadora por Licencia de Noemí Cohn.</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85</text:p>
          </table:table-cell>
          <table:table-cell table:style-name="ce3" office:value-type="string" calcext:value-type="string">
            <text:p>QUALITY INVEST S.A. S/DIRECTORIO DE APROBACIÓN DE EECC</text:p>
          </table:table-cell>
          <table:table-cell table:style-name="ce3" office:value-type="string" calcext:value-type="string">
            <text:p>ADMINISTRACION CORPORATIVA</text:p>
          </table:table-cell>
          <table:table-cell table:style-name="ce3" office:value-type="string" calcext:value-type="string">
            <text:p>9205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QUALITY INVEST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acta de directorio s/ EECC al 30.09.2018. Posterior envio de mail a los involucrados en el tema.</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QUALITY INVEST SA</text:p>
          </table:table-cell>
          <table:table-cell table:style-name="ce3" office:value-type="string" calcext:value-type="string">
            <text:p>PANAMERICAN MALL SA</text:p>
          </table:table-cell>
          <table:table-cell table:style-name="ce3" office:value-type="string" calcext:value-type="string">
            <text:p>X000100009185</text:p>
          </table:table-cell>
          <table:table-cell table:style-name="ce3" office:value-type="string" calcext:value-type="string">
            <text:p>QUALITY INVEST S.A. S/DIRECTORIO DE APROBACIÓN DE EECC</text:p>
          </table:table-cell>
          <table:table-cell table:style-name="ce3" office:value-type="string" calcext:value-type="string">
            <text:p>ADMINISTRACION CORPORATIVA</text:p>
          </table:table-cell>
          <table:table-cell table:style-name="ce3" office:value-type="string" calcext:value-type="string">
            <text:p>9205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5" calcext:value-type="date">
            <text:p>15-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4/09/2018 - Revisiòn y modificaciòn Rider IRSA</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INVERSIONES Y REPRES. S.A</text:p>
          </table:table-cell>
          <table:table-cell table:style-name="ce3" office:value-type="string" calcext:value-type="string">
            <text:p>x000100001678</text:p>
          </table:table-cell>
          <table:table-cell table:style-name="ce3" office:value-type="string" calcext:value-type="string">
            <text:p>IRSA s/S.E.C. (1678)</text:p>
          </table:table-cell>
          <table:table-cell table:style-name="ce3" office:value-type="string" calcext:value-type="string">
            <text:p>RELACION CON INVERSORES</text:p>
          </table:table-cell>
          <table:table-cell table:style-name="ce3" office:value-type="string" calcext:value-type="string">
            <text:p>91001205 I100TIONIRC9</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4.00</text:p>
          </table:table-cell>
          <table:table-cell table:style-name="ce4" office:value-type="float" office:value="1060" calcext:value-type="float">
            <text:p>1.060,00</text:p>
          </table:table-cell>
          <table:table-cell table:style-name="ce5" office:value-type="float" office:value="4240" calcext:value-type="float">
            <text:p>4.24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6.00</text:p>
          </table:table-cell>
          <table:table-cell table:style-name="ce4" office:value-type="float" office:value="1060" calcext:value-type="float">
            <text:p>1.060,00</text:p>
          </table:table-cell>
          <table:table-cell table:style-name="ce5" office:value-type="float" office:value="6360" calcext:value-type="float">
            <text:p>6.36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4.15</text:p>
          </table:table-cell>
          <table:table-cell table:style-name="ce4" office:value-type="float" office:value="1060" calcext:value-type="float">
            <text:p>1.060,00</text:p>
          </table:table-cell>
          <table:table-cell table:style-name="ce5" office:value-type="float" office:value="4505" calcext:value-type="float">
            <text:p>4.505,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status actualización de prospecto y trabajar en su actualización</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3.00</text:p>
          </table:table-cell>
          <table:table-cell table:style-name="ce4" office:value-type="float" office:value="1060" calcext:value-type="float">
            <text:p>1.060,00</text:p>
          </table:table-cell>
          <table:table-cell table:style-name="ce5" office:value-type="float" office:value="3180" calcext:value-type="float">
            <text:p>3.18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ión de cambios en el Prospecto de Obligaciones Negociables.</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4.30</text:p>
          </table:table-cell>
          <table:table-cell table:style-name="ce4" office:value-type="float" office:value="1060" calcext:value-type="float">
            <text:p>1.060,00</text:p>
          </table:table-cell>
          <table:table-cell table:style-name="ce5" office:value-type="float" office:value="4770" calcext:value-type="float">
            <text:p>4.77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necesidad de actualizar prospecto ante nuevo código urbanístico de CABA, trabajar en nueva versión del prospecto</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5.00</text:p>
          </table:table-cell>
          <table:table-cell table:style-name="ce4" office:value-type="float" office:value="1060" calcext:value-type="float">
            <text:p>1.060,00</text:p>
          </table:table-cell>
          <table:table-cell table:style-name="ce5" office:value-type="float" office:value="5300" calcext:value-type="float">
            <text:p>5.30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Call con DG por status actualización de prospecto, revisión status actualización interna y trabajar en actualización del mismo</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Actualización prospecto IRS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5.00</text:p>
          </table:table-cell>
          <table:table-cell table:style-name="ce4" office:value-type="float" office:value="1060" calcext:value-type="float">
            <text:p>1.060,00</text:p>
          </table:table-cell>
          <table:table-cell table:style-name="ce5" office:value-type="float" office:value="5300" calcext:value-type="float">
            <text:p>5.30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nalizar cuestiones a incluir en nueva versión de prospect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5.00</text:p>
          </table:table-cell>
          <table:table-cell table:style-name="ce4" office:value-type="float" office:value="1060" calcext:value-type="float">
            <text:p>1.060,00</text:p>
          </table:table-cell>
          <table:table-cell table:style-name="ce5" office:value-type="float" office:value="5300" calcext:value-type="float">
            <text:p>5.30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4.00</text:p>
          </table:table-cell>
          <table:table-cell table:style-name="ce4" office:value-type="float" office:value="1060" calcext:value-type="float">
            <text:p>1.060,00</text:p>
          </table:table-cell>
          <table:table-cell table:style-name="ce5" office:value-type="float" office:value="4240" calcext:value-type="float">
            <text:p>4.24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Revisión e introducción de cambios al Prospecto de Programa.</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FMB</text:p>
          </table:table-cell>
          <table:table-cell table:style-name="ce3" office:value-type="string" calcext:value-type="string">
            <text:p>N-SEMI SENIOR B</text:p>
          </table:table-cell>
          <table:table-cell table:style-name="ce3" office:value-type="string" calcext:value-type="string">
            <text:p>Reunión en CNV con Patricia Boedo por tema "ajuste por inflación".</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2.30</text:p>
          </table:table-cell>
          <table:table-cell table:style-name="ce4" office:value-type="float" office:value="1060" calcext:value-type="float">
            <text:p>1.060,00</text:p>
          </table:table-cell>
          <table:table-cell table:style-name="ce5" office:value-type="float" office:value="2650" calcext:value-type="float">
            <text:p>2.65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tema impacto ajuste por inflación</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3.00</text:p>
          </table:table-cell>
          <table:table-cell table:style-name="ce4" office:value-type="float" office:value="1060" calcext:value-type="float">
            <text:p>1.060,00</text:p>
          </table:table-cell>
          <table:table-cell table:style-name="ce5" office:value-type="float" office:value="3180" calcext:value-type="float">
            <text:p>3.18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MG</text:p>
          </table:table-cell>
          <table:table-cell table:style-name="ce3" office:value-type="string" calcext:value-type="string">
            <text:p>N-SEMI SENIOR B</text:p>
          </table:table-cell>
          <table:table-cell table:style-name="ce3" office:value-type="string" calcext:value-type="string">
            <text:p>Revisión e introducción de cambios al Prospecto de Programa.</text:p>
          </table:table-cell>
          <table:table-cell office:value-type="string" calcext:value-type="string">
            <text:p>5.00</text:p>
          </table:table-cell>
          <table:table-cell table:style-name="ce4" office:value-type="float" office:value="1635" calcext:value-type="float">
            <text:p>1.635,00</text:p>
          </table:table-cell>
          <table:table-cell table:style-name="ce5" office:value-type="float" office:value="8175" calcext:value-type="float">
            <text:p>8.175,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3.30</text:p>
          </table:table-cell>
          <table:table-cell table:style-name="ce4" office:value-type="float" office:value="1060" calcext:value-type="float">
            <text:p>1.060,00</text:p>
          </table:table-cell>
          <table:table-cell table:style-name="ce5" office:value-type="float" office:value="3710" calcext:value-type="float">
            <text:p>3.71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Call con DG por status temas pendientes de actualizar en el prospecto y trabajar sobre el particular</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Revisión de prospect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Actualización de prospecto en materia de Impuesto sobre los Bienes Personales, a propósito de la sanción de la Ley Nº 27.480 y del Decreto 938/2018</text:p>
          </table:table-cell>
          <table:table-cell office:value-type="string" calcext:value-type="string">
            <text:p>2.10</text:p>
          </table:table-cell>
          <table:table-cell table:style-name="ce4" office:value-type="float" office:value="2447" calcext:value-type="float">
            <text:p>2.447,00</text:p>
          </table:table-cell>
          <table:table-cell table:style-name="ce5" office:value-type="float" office:value="5301.83" calcext:value-type="float">
            <text:p>5.301,83</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e introducción de cambios en el Prospecto de Obligaciones Negociables.</text:p>
          </table:table-cell>
          <table:table-cell office:value-type="string" calcext:value-type="string">
            <text:p>5.00</text:p>
          </table:table-cell>
          <table:table-cell table:style-name="ce4" office:value-type="float" office:value="1060" calcext:value-type="float">
            <text:p>1.060,00</text:p>
          </table:table-cell>
          <table:table-cell table:style-name="ce5" office:value-type="float" office:value="5300" calcext:value-type="float">
            <text:p>5.30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Trabajar en nueva versión del prospecto, actualizar información pendientes</text:p>
          </table:table-cell>
          <table:table-cell office:value-type="string" calcext:value-type="string">
            <text:p>4.45</text:p>
          </table:table-cell>
          <table:table-cell table:style-name="ce4" office:value-type="float" office:value="1907" calcext:value-type="float">
            <text:p>1.907,00</text:p>
          </table:table-cell>
          <table:table-cell table:style-name="ce5" office:value-type="float" office:value="9058.25" calcext:value-type="float">
            <text:p>9.058,25</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INVERSIONES Y REPR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l Prospecto de Obligaciones Negociables.</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INVERSIONES Y REPR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introducir cambios <text:s/>en el prospecto y remitir una actualización del mismo</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INVERSIONES Y REPRES. S.A</text:p>
          </table:table-cell>
          <table:table-cell table:style-name="ce3" office:value-type="string" calcext:value-type="string">
            <text:p>x000100003139</text:p>
          </table:table-cell>
          <table:table-cell table:style-name="ce3" office:value-type="string" calcext:value-type="string">
            <text:p>IRSA INVERSIONES Y REPRESENTACIONES SA S/PROGRAMA ON (3139)</text:p>
          </table:table-cell>
          <table:table-cell table:style-name="ce3" office:value-type="string" calcext:value-type="string">
            <text:p>GERENCIA DE FINANZAS</text:p>
          </table:table-cell>
          <table:table-cell table:style-name="ce3" office:value-type="string" calcext:value-type="string">
            <text:p>91001201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expresión de agravios.</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recurso de apelación.</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expresión de agravios.</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MEV.</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ei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expresión de agravios. Control por MEV y Token.</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fección de expresión de agravios para presentar oportunamente.</text:p>
          </table:table-cell>
          <table:table-cell office:value-type="string" calcext:value-type="string">
            <text:p>4.00</text:p>
          </table:table-cell>
          <table:table-cell table:style-name="ce4" office:value-type="float" office:value="1635" calcext:value-type="float">
            <text:p>1.635,00</text:p>
          </table:table-cell>
          <table:table-cell table:style-name="ce5" office:value-type="float" office:value="6540" calcext:value-type="float">
            <text:p>6.540,0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inuación de expresión de agravios para presentar oportunamente cuando salga el proveído correspondiente.</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en Cámara Sala III de San Isidro.</text:p>
          </table:table-cell>
          <table:table-cell office:value-type="string" calcext:value-type="string">
            <text:p>1.40</text:p>
          </table:table-cell>
          <table:table-cell table:style-name="ce4" office:value-type="float" office:value="1635" calcext:value-type="float">
            <text:p>1.635,00</text:p>
          </table:table-cell>
          <table:table-cell table:style-name="ce5" office:value-type="float" office:value="2725" calcext:value-type="float">
            <text:p>2.725,00</text:p>
          </table:table-cell>
          <table:table-cell table:number-columns-repeated="2" table:style-name="ce3" office:value-type="string" calcext:value-type="string">
            <text:p>IRSA INVERSIONES Y REPRES. S.A</text:p>
          </table:table-cell>
          <table:table-cell table:style-name="ce3" office:value-type="string" calcext:value-type="string">
            <text:p>x000100003277</text:p>
          </table:table-cell>
          <table:table-cell table:style-name="ce3" office:value-type="string" calcext:value-type="string">
            <text:p>BRANVATI JUAN CARLOS C/IRSA INVERSIONES Y REPRESENTACIONE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3411</text:p>
          </table:table-cell>
          <table:table-cell table:style-name="ce3" office:value-type="string" calcext:value-type="string">
            <text:p>POCAY JUDHIT C/IRSA SA S/MEDIACION</text:p>
          </table:table-cell>
          <table:table-cell table:style-name="ce3" office:value-type="string" calcext:value-type="string">
            <text:p>TECNICA INFRAESTRUCTURA Y SERVICIOS</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Identificación de las partidas mencionadas en el e-mail de Jimena Esteban. Búsqueda de carpeta. Seguimiento informático del expediente e impresión de los movimientos más importantes. Análisis de la documentación de la carpeta. Envié e-mail a Jimena Esteban.</text:p>
          </table:table-cell>
          <table:table-cell office:value-type="string" calcext:value-type="string">
            <text:p>1.45</text:p>
          </table:table-cell>
          <table:table-cell table:style-name="ce4" office:value-type="float" office:value="1060" calcext:value-type="float">
            <text:p>1.060,00</text:p>
          </table:table-cell>
          <table:table-cell table:style-name="ce5" office:value-type="float" office:value="1855" calcext:value-type="float">
            <text:p>1.855,00</text:p>
          </table:table-cell>
          <table:table-cell table:number-columns-repeated="2" table:style-name="ce3" office:value-type="string" calcext:value-type="string">
            <text:p>IRSA INVERSIONES Y REPRES. S.A</text:p>
          </table:table-cell>
          <table:table-cell table:style-name="ce3" office:value-type="string" calcext:value-type="string">
            <text:p>X000100003436</text:p>
          </table:table-cell>
          <table:table-cell table:style-name="ce3" office:value-type="string" calcext:value-type="string">
            <text:p>FISCO DE LA PROVINCIA DE BUENOS AIRES C/IRSA S.A. APREMIO MA</text:p>
          </table:table-cell>
          <table:table-cell table:style-name="ce3"/>
          <table:table-cell table:style-name="ce3" office:value-type="float" office:value="91001301" calcext:value-type="float">
            <text:p>91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INVERSIONES Y REPRES. S.A</text:p>
          </table:table-cell>
          <table:table-cell table:style-name="ce3" office:value-type="string" calcext:value-type="string">
            <text:p>X000100003462</text:p>
          </table:table-cell>
          <table:table-cell table:style-name="ce3" office:value-type="string" calcext:value-type="string">
            <text:p>ASCAZURI GABRIEL Y OTRA C/IRSA INVERS. Y REPRES. SA Y OTRA 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visiòn de actas y actualizaciòn de informe.</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IRSA INVERSIONES Y REPRES. S.A</text:p>
          </table:table-cell>
          <table:table-cell table:style-name="ce3" office:value-type="string" calcext:value-type="string">
            <text:p>X000100003471</text:p>
          </table:table-cell>
          <table:table-cell table:style-name="ce3" office:value-type="string" calcext:value-type="string">
            <text:p>CODALIS SA S/GENERAL</text:p>
          </table:table-cell>
          <table:table-cell table:style-name="ce3" office:value-type="string" calcext:value-type="string">
            <text:p>ADMINISTRACION CORPORATIVA</text:p>
          </table:table-cell>
          <table:table-cell table:style-name="ce3" office:value-type="string" calcext:value-type="string">
            <text:p>910004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INVERSIONES Y REPRES. S.A</text:p>
          </table:table-cell>
          <table:table-cell table:style-name="ce3" office:value-type="string" calcext:value-type="string">
            <text:p>X000100003506</text:p>
          </table:table-cell>
          <table:table-cell table:style-name="ce3" office:value-type="string" calcext:value-type="string">
            <text:p>REYES JORGELINA MOLINA C/CONSOR.PROPIET.CABALLITO NVO-FELIPE</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ei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fección de cédula para enviar por token.</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San Isidro a fin de controlar domicilio constituido -físico- a fin de agregarlo a la cédula corriendo traslado del acuse de caducidad.</text:p>
          </table:table-cell>
          <table:table-cell office:value-type="string" calcext:value-type="string">
            <text:p>1.30</text:p>
          </table:table-cell>
          <table:table-cell table:style-name="ce4" office:value-type="float" office:value="1635" calcext:value-type="float">
            <text:p>1.635,00</text:p>
          </table:table-cell>
          <table:table-cell table:style-name="ce5" office:value-type="float" office:value="2452.5" calcext:value-type="float">
            <text:p>2.452,5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San Isidro. Control de expediente por acuse de caducidad.</text:p>
          </table:table-cell>
          <table:table-cell office:value-type="string" calcext:value-type="string">
            <text:p>1.30</text:p>
          </table:table-cell>
          <table:table-cell table:style-name="ce4" office:value-type="float" office:value="1635" calcext:value-type="float">
            <text:p>1.635,00</text:p>
          </table:table-cell>
          <table:table-cell table:style-name="ce5" office:value-type="float" office:value="2452.5" calcext:value-type="float">
            <text:p>2.452,50</text:p>
          </table:table-cell>
          <table:table-cell table:number-columns-repeated="2" table:style-name="ce3" office:value-type="string" calcext:value-type="string">
            <text:p>IRSA INVERSIONES Y REPRES. S.A</text:p>
          </table:table-cell>
          <table:table-cell table:style-name="ce3" office:value-type="string" calcext:value-type="string">
            <text:p>X000100003511</text:p>
          </table:table-cell>
          <table:table-cell table:style-name="ce3" office:value-type="string" calcext:value-type="string">
            <text:p>BORASI RAUL ALFREDO C/ IRSA INVERSIONES Y REPRESENTACIONES 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INVERSIONES Y REPRES. S.A</text:p>
          </table:table-cell>
          <table:table-cell table:style-name="ce3" office:value-type="string" calcext:value-type="string">
            <text:p>X000100003534</text:p>
          </table:table-cell>
          <table:table-cell table:style-name="ce3" office:value-type="string" calcext:value-type="string">
            <text:p>NANDERES S.A.C/IRSA INVERSIONES Y REPRESENTACIONES S.A. SOBR</text:p>
          </table:table-cell>
          <table:table-cell table:style-name="ce3" office:value-type="string" calcext:value-type="string">
            <text:p>COMERCIAL</text:p>
          </table:table-cell>
          <table:table-cell table:style-name="ce3" office:value-type="string" calcext:value-type="string">
            <text:p>91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INVERSIONES Y REPRES. S.A</text:p>
          </table:table-cell>
          <table:table-cell table:style-name="ce3" office:value-type="string" calcext:value-type="string">
            <text:p>X000100003534</text:p>
          </table:table-cell>
          <table:table-cell table:style-name="ce3" office:value-type="string" calcext:value-type="string">
            <text:p>NANDERES S.A.C/IRSA INVERSIONES Y REPRESENTACIONES S.A. SOBR</text:p>
          </table:table-cell>
          <table:table-cell table:style-name="ce3" office:value-type="string" calcext:value-type="string">
            <text:p>COMERCIAL</text:p>
          </table:table-cell>
          <table:table-cell table:style-name="ce3" office:value-type="string" calcext:value-type="string">
            <text:p>91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765</text:p>
          </table:table-cell>
          <table:table-cell table:style-name="ce3" office:value-type="string" calcext:value-type="string">
            <text:p>REYNOSO IRMA BEATRIZ CON GCBA Y OTROS SOBRE DAÑOS Y PERJUICI</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765</text:p>
          </table:table-cell>
          <table:table-cell table:style-name="ce3" office:value-type="string" calcext:value-type="string">
            <text:p>REYNOSO IRMA BEATRIZ CON GCBA Y OTROS SOBRE DAÑOS Y PERJUICI</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765</text:p>
          </table:table-cell>
          <table:table-cell table:style-name="ce3" office:value-type="string" calcext:value-type="string">
            <text:p>REYNOSO IRMA BEATRIZ CON GCBA Y OTROS SOBRE DAÑOS Y PERJUICI</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765</text:p>
          </table:table-cell>
          <table:table-cell table:style-name="ce3" office:value-type="string" calcext:value-type="string">
            <text:p>REYNOSO IRMA BEATRIZ CON GCBA Y OTROS SOBRE DAÑOS Y PERJUICI</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849</text:p>
          </table:table-cell>
          <table:table-cell table:style-name="ce3" office:value-type="string" calcext:value-type="string">
            <text:p>SPINELLI CLAUDIA PAULA C/IRSA INV Y REPRES. SA Y OTROS S/DAÑ</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8849</text:p>
          </table:table-cell>
          <table:table-cell table:style-name="ce3" office:value-type="string" calcext:value-type="string">
            <text:p>SPINELLI CLAUDIA PAULA C/IRSA INV Y REPRES. SA Y OTROS S/DAÑ</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849</text:p>
          </table:table-cell>
          <table:table-cell table:style-name="ce3" office:value-type="string" calcext:value-type="string">
            <text:p>SPINELLI CLAUDIA PAULA C/IRSA INV Y REPRES. SA Y OTROS S/DAÑ</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849</text:p>
          </table:table-cell>
          <table:table-cell table:style-name="ce3" office:value-type="string" calcext:value-type="string">
            <text:p>SPINELLI CLAUDIA PAULA C/IRSA INV Y REPRES. SA Y OTROS S/DAÑ</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849</text:p>
          </table:table-cell>
          <table:table-cell table:style-name="ce3" office:value-type="string" calcext:value-type="string">
            <text:p>SPINELLI CLAUDIA PAULA C/IRSA INV Y REPRES. SA Y OTROS S/DAÑ</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ara 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INVERSIONES Y REPRES. S.A</text:p>
          </table:table-cell>
          <table:table-cell table:style-name="ce3" office:value-type="string" calcext:value-type="string">
            <text:p>X000100008871</text:p>
          </table:table-cell>
          <table:table-cell table:style-name="ce3" office:value-type="string" calcext:value-type="string">
            <text:p>GOBIERNO DE LA CIUDAD DE BUENOS AIRES C/IRSA INVERSIONES Y R</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alicé cálculo de intereses desde la fecha de vencimiento de las obligaciones, hasta el 27/12/18. Revisión de datos cargados en el tool.</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INVERSIONES Y REPRES. S.A</text:p>
          </table:table-cell>
          <table:table-cell table:style-name="ce3" office:value-type="string" calcext:value-type="string">
            <text:p>X000100008871</text:p>
          </table:table-cell>
          <table:table-cell table:style-name="ce3" office:value-type="string" calcext:value-type="string">
            <text:p>GOBIERNO DE LA CIUDAD DE BUENOS AIRES C/IRSA INVERSIONES Y R</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E. Sawicke -</text:p>
          </table:table-cell>
          <table:table-cell table:style-name="ce3" office:value-type="string" calcext:value-type="string">
            <text:p>IRSA INVERSIONES Y REPR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estación de consulta de E. Zobra sobre cobro de honorarios.</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INVERSIONES Y REPRES. S.A</text:p>
          </table:table-cell>
          <table:table-cell table:style-name="ce3" office:value-type="string" calcext:value-type="string">
            <text:p>X000100008902</text:p>
          </table:table-cell>
          <table:table-cell table:style-name="ce3" office:value-type="string" calcext:value-type="string">
            <text:p>GREEN POINT SA C/IRSA INVERSIONES Y REPRESENTACIONES SA S/U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Envío de mail al letrado por honorarios e IVA. Control de causa por MEV y por Lex. Confección de escrito y envío del mismo por TOKEN.</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INVERSIONES Y REPRES. S.A</text:p>
          </table:table-cell>
          <table:table-cell table:style-name="ce3" office:value-type="string" calcext:value-type="string">
            <text:p>X000100008902</text:p>
          </table:table-cell>
          <table:table-cell table:style-name="ce3" office:value-type="string" calcext:value-type="string">
            <text:p>GREEN POINT SA C/IRSA INVERSIONES Y REPRESENTACIONES SA S/U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expediente por honorarios depositados.</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902</text:p>
          </table:table-cell>
          <table:table-cell table:style-name="ce3" office:value-type="string" calcext:value-type="string">
            <text:p>GREEN POINT SA C/IRSA INVERSIONES Y REPRESENTACIONES SA S/US</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ctualización de deuda desde la fecha de vencimiento de la obligación hasta el 27/12/18. </text:p>
            <text:p>Revisión de los datos cargados en el tool.</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INVERSIONES Y REPRES. S.A</text:p>
          </table:table-cell>
          <table:table-cell table:style-name="ce3" office:value-type="string" calcext:value-type="string">
            <text:p>X000100008908</text:p>
          </table:table-cell>
          <table:table-cell table:style-name="ce3" office:value-type="string" calcext:value-type="string">
            <text:p>GCBA C/IRSA INVERSIONES Y REPRESENTACIONES SA S/EJECUCIÓN FI</text:p>
          </table:table-cell>
          <table:table-cell table:style-name="ce3" office:value-type="string" calcext:value-type="string">
            <text:p>DIRECTORIO IRSA INVERSIONES Y</text:p>
          </table:table-cell>
          <table:table-cell table:style-name="ce3" office:value-type="string" calcext:value-type="string">
            <text:p>91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Mev y Token.</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920</text:p>
          </table:table-cell>
          <table:table-cell table:style-name="ce3" office:value-type="string" calcext:value-type="string">
            <text:p>DERRA ALBERTO DANIEL ABDALA C/IRSA INVERSIONES Y REPRESENTAC</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920</text:p>
          </table:table-cell>
          <table:table-cell table:style-name="ce3" office:value-type="string" calcext:value-type="string">
            <text:p>DERRA ALBERTO DANIEL ABDALA C/IRSA INVERSIONES Y REPRESENTAC</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920</text:p>
          </table:table-cell>
          <table:table-cell table:style-name="ce3" office:value-type="string" calcext:value-type="string">
            <text:p>DERRA ALBERTO DANIEL ABDALA C/IRSA INVERSIONES Y REPRESENTAC</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Mev y por Lex.</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8920</text:p>
          </table:table-cell>
          <table:table-cell table:style-name="ce3" office:value-type="string" calcext:value-type="string">
            <text:p>DERRA ALBERTO DANIEL ABDALA C/IRSA INVERSIONES Y REPRESENTAC</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ei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8920</text:p>
          </table:table-cell>
          <table:table-cell table:style-name="ce3" office:value-type="string" calcext:value-type="string">
            <text:p>DERRA ALBERTO DANIEL ABDALA C/IRSA INVERSIONES Y REPRESENTAC</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6/09/2018 - Consulta de Leo Magliocco por asamblea octubre y plazo BONY.</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INVERSIONES Y REPRES. S.A</text:p>
          </table:table-cell>
          <table:table-cell table:style-name="ce3" office:value-type="string" calcext:value-type="string">
            <text:p>X000100009089</text:p>
          </table:table-cell>
          <table:table-cell table:style-name="ce3" office:value-type="string" calcext:value-type="string">
            <text:p>IRSA INVERSIONES Y REPRES. S.A. S/ASAMBLEA ORDINARI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9/09/2018 - Acta, redacciòn, modificaciòn y revisiòn por asamblea octubre.</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INVERSIONES Y REPRES. S.A</text:p>
          </table:table-cell>
          <table:table-cell table:style-name="ce3" office:value-type="string" calcext:value-type="string">
            <text:p>X000100009089</text:p>
          </table:table-cell>
          <table:table-cell table:style-name="ce3" office:value-type="string" calcext:value-type="string">
            <text:p>IRSA INVERSIONES Y REPRES. S.A. S/ASAMBLEA ORDINARI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actas asamblea y directorio, consulta con LH. Escaneo de acta firmada de asamblea del 29-10-18. Informe por estado de firmas de actas directorio a PWC</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aviso de Pago de la novena cuota de intereses de la emisión de Obligaciones Negociables Clase VII emitidas el 8 de septiembre de 2016. Postrior present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aviso de Pago de la novena cuota de intereses de la emisión de Obligaciones Negociables Clase VIII emitidas el 8 de septiembre de 2016. Posterior present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respondiendo vista cursada por el BYMA s/ EECC al 30.09.2018. Postror presentación ante el mencionado organismo.</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1/09/2018. Redacciòn acta de directorio del 04/09/2018</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Presentación ante el BYMA de los EECC al 30.09.2018 de Tyrus SA</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sulta a LB y LH por actas directorio solicitadas. Informe a PW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rámite ante la Comisión Nacional de Valores. Retira inscripto expediente de designacón de autoridades. Pedido de cpias certficadas a la Escribanía Lñeiro.</text:p>
          </table:table-cell>
          <table:table-cell office:value-type="string" calcext:value-type="string">
            <text:p>2.20</text:p>
          </table:table-cell>
          <table:table-cell table:style-name="ce4" office:value-type="float" office:value="1907" calcext:value-type="float">
            <text:p>1.907,00</text:p>
          </table:table-cell>
          <table:table-cell table:style-name="ce5" office:value-type="float" office:value="4449.67" calcext:value-type="float">
            <text:p>4.449,67</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rámite ante la Comisión Nacional de Valores. <text:s/>Notifcacón Resolución s/ aprobación por parte del Directorio de la refoma de estatuto social aprobad por asamblea 2018.</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sulta en Estudio Abelovich por período de vacaciones de Síndico N. Coh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INVERSIONES Y REPRES. S.A</text:p>
          </table:table-cell>
          <table:table-cell table:style-name="ce3" office:value-type="string" calcext:value-type="string">
            <text:p>X000100009129</text:p>
          </table:table-cell>
          <table:table-cell table:style-name="ce3" office:value-type="string" calcext:value-type="string">
            <text:p>IRSA INVERSIONES Y REPRES. S.A. S/REUNIÓN DE DIRECTORIO</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Publicacion en bolsa hecho relevante</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3/09/2018. Reuniòn con Roland Costa Picazo.Mail a Marcos Slipakoff.</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TGLT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del 10 al 14 Dic. Confección e informe a equipo societario de quorum.</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TGLT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y 26 al 28 Di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Confección e informe a equipo societario de quorum.</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TGLT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fección parcial de quorum semana del 26 al 28 Dic.</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TGLT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189</text:p>
          </table:table-cell>
          <table:table-cell table:style-name="ce3" office:value-type="string" calcext:value-type="string">
            <text:p>IRSA INVERSIONES Y REPRES. S.A. S/ANÁLISIS DE CUESTIONES SOC</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9244</text:p>
          </table:table-cell>
          <table:table-cell table:style-name="ce3" office:value-type="string" calcext:value-type="string">
            <text:p>MICHEL CELIA C/IRSA SA Y OTROS S/DAÑOS Y PERJUICIO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9244</text:p>
          </table:table-cell>
          <table:table-cell table:style-name="ce3" office:value-type="string" calcext:value-type="string">
            <text:p>MICHEL CELIA C/IRSA SA Y OTROS S/DAÑOS Y PERJUICIO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244</text:p>
          </table:table-cell>
          <table:table-cell table:style-name="ce3" office:value-type="string" calcext:value-type="string">
            <text:p>MICHEL CELIA C/IRSA SA Y OTROS S/DAÑOS Y PERJUICIO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9244</text:p>
          </table:table-cell>
          <table:table-cell table:style-name="ce3" office:value-type="string" calcext:value-type="string">
            <text:p>MICHEL CELIA C/IRSA SA Y OTROS S/DAÑOS Y PERJUICIO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INVERSIONES Y REPR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INVERSIONES Y REPRES. S.A</text:p>
          </table:table-cell>
          <table:table-cell table:style-name="ce3" office:value-type="string" calcext:value-type="string">
            <text:p>X000100009244</text:p>
          </table:table-cell>
          <table:table-cell table:style-name="ce3" office:value-type="string" calcext:value-type="string">
            <text:p>MICHEL CELIA C/IRSA SA Y OTROS S/DAÑOS Y PERJUICIOS</text:p>
          </table:table-cell>
          <table:table-cell table:style-name="ce3" office:value-type="string" calcext:value-type="string">
            <text:p>TECNICA INFRA. Y SERV</text:p>
          </table:table-cell>
          <table:table-cell table:style-name="ce3" office:value-type="string" calcext:value-type="string">
            <text:p>91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3/09/2018 - Hecho relevante IDBD</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INVERSIONES Y REPRES. S.A</text:p>
          </table:table-cell>
          <table:table-cell table:style-name="ce3" office:value-type="string" calcext:value-type="string">
            <text:p>X000100009265</text:p>
          </table:table-cell>
          <table:table-cell table:style-name="ce3" office:value-type="string" calcext:value-type="string">
            <text:p>IRSA INVERSIONES Y REPRES. S.A. S/RÉGIMEN INFORMATIVO CNV -</text:p>
          </table:table-cell>
          <table:table-cell table:style-name="ce3" office:value-type="string" calcext:value-type="string">
            <text:p>GERENCIA ADMINISTRATIVA NEGOCI</text:p>
          </table:table-cell>
          <table:table-cell table:style-name="ce3" office:value-type="string" calcext:value-type="string">
            <text:p>9100041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Hecho relevante por CLAL.</text:p>
          </table:table-cell>
          <table:table-cell office:value-type="string" calcext:value-type="string">
            <text:p>0.50</text:p>
          </table:table-cell>
          <table:table-cell table:style-name="ce4" office:value-type="float" office:value="1907" calcext:value-type="float">
            <text:p>1.907,00</text:p>
          </table:table-cell>
          <table:table-cell table:style-name="ce5" office:value-type="float" office:value="1589.17" calcext:value-type="float">
            <text:p>1.589,17</text:p>
          </table:table-cell>
          <table:table-cell table:number-columns-repeated="2" table:style-name="ce3" office:value-type="string" calcext:value-type="string">
            <text:p>IRSA INVERSIONES Y REPRES. S.A</text:p>
          </table:table-cell>
          <table:table-cell table:style-name="ce3" office:value-type="string" calcext:value-type="string">
            <text:p>X000100009265</text:p>
          </table:table-cell>
          <table:table-cell table:style-name="ce3" office:value-type="string" calcext:value-type="string">
            <text:p>IRSA INVERSIONES Y REPRES. S.A. S/RÉGIMEN INFORMATIVO CNV -</text:p>
          </table:table-cell>
          <table:table-cell table:style-name="ce3" office:value-type="string" calcext:value-type="string">
            <text:p>GERENCIA ADMINISTRATIVA NEGOCI</text:p>
          </table:table-cell>
          <table:table-cell table:style-name="ce3" office:value-type="string" calcext:value-type="string">
            <text:p>9100041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Abril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275</text:p>
          </table:table-cell>
          <table:table-cell table:style-name="ce3" office:value-type="string" calcext:value-type="string">
            <text:p>IRSA INVERSIONES Y REPRES. S.A. S/ABRIL S.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Abril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275</text:p>
          </table:table-cell>
          <table:table-cell table:style-name="ce3" office:value-type="string" calcext:value-type="string">
            <text:p>IRSA INVERSIONES Y REPRES. S.A. S/ABRIL S.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Abril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275</text:p>
          </table:table-cell>
          <table:table-cell table:style-name="ce3" office:value-type="string" calcext:value-type="string">
            <text:p>IRSA INVERSIONES Y REPRES. S.A. S/ABRIL S.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Boletín Oficial: Abril SA, chequeo existencia edictos publicados en la seman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275</text:p>
          </table:table-cell>
          <table:table-cell table:style-name="ce3" office:value-type="string" calcext:value-type="string">
            <text:p>IRSA INVERSIONES Y REPRES. S.A. S/ABRIL S.A.</text:p>
          </table:table-cell>
          <table:table-cell table:style-name="ce3" office:value-type="string" calcext:value-type="string">
            <text:p>DIRECTORIO</text:p>
          </table:table-cell>
          <table:table-cell table:style-name="ce3" office:value-type="string" calcext:value-type="string">
            <text:p>91000101</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LM -</text:p>
          </table:table-cell>
          <table:table-cell table:style-name="ce3" office:value-type="string" calcext:value-type="string">
            <text:p>IRSA INVERSIONES Y REPRES.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text:s/>reunión en CNV (directorio) por tema ajuste por inflación.</text:p>
          </table:table-cell>
          <table:table-cell office:value-type="string" calcext:value-type="string">
            <text:p>1.30</text:p>
          </table:table-cell>
          <table:table-cell table:style-name="ce4" office:value-type="float" office:value="2447" calcext:value-type="float">
            <text:p>2.447,00</text:p>
          </table:table-cell>
          <table:table-cell table:style-name="ce5" office:value-type="float" office:value="3670.5" calcext:value-type="float">
            <text:p>3.670,50</text:p>
          </table:table-cell>
          <table:table-cell table:number-columns-repeated="2" table:style-name="ce3" office:value-type="string" calcext:value-type="string">
            <text:p>IRSA INVERSIONES Y REPRES. S.A</text:p>
          </table:table-cell>
          <table:table-cell table:style-name="ce3" office:value-type="string" calcext:value-type="string">
            <text:p>X000100009335</text:p>
          </table:table-cell>
          <table:table-cell table:style-name="ce3" office:value-type="string" calcext:value-type="string">
            <text:p>IRSA INVERSIONES Y REPRES. S.A. S/GERENCIA DE FINANZAS</text:p>
          </table:table-cell>
          <table:table-cell table:style-name="ce3" office:value-type="string" calcext:value-type="string">
            <text:p>MERCADO DE CAPITALES</text:p>
          </table:table-cell>
          <table:table-cell table:style-name="ce3" office:value-type="string" calcext:value-type="string">
            <text:p>91001203 I100TIONIRC9</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INVERSIONES Y REPR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INVERSIONES Y REPRES. S.A</text:p>
          </table:table-cell>
          <table:table-cell table:style-name="ce3" office:value-type="string" calcext:value-type="string">
            <text:p>X000100009383</text:p>
          </table:table-cell>
          <table:table-cell table:style-name="ce3" office:value-type="string" calcext:value-type="string">
            <text:p>GCBA C/IRSA INVERSIONES Y REPRESENTACIONES SA S/EJECUCIÓN FI</text:p>
          </table:table-cell>
          <table:table-cell table:style-name="ce3" office:value-type="string" calcext:value-type="string">
            <text:p>IMPUESTOS</text:p>
          </table:table-cell>
          <table:table-cell table:style-name="ce3" office:value-type="string" calcext:value-type="string">
            <text:p>910099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INVERSIONES Y REPR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Coordina reunión con escribana por certificacion copia de estatuto</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INVERSIONES Y REPRES. S.A</text:p>
          </table:table-cell>
          <table:table-cell table:style-name="ce3" office:value-type="string" calcext:value-type="string">
            <text:p>x000100009628</text:p>
          </table:table-cell>
          <table:table-cell table:style-name="ce3" office:value-type="string" calcext:value-type="string">
            <text:p>S/ADQUISICIÓN MALTERIA DE HUDSON</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INVERSIONES Y REPR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unión con escribana por Estatuto original</text:p>
          </table:table-cell>
          <table:table-cell office:value-type="string" calcext:value-type="string">
            <text:p>0.40</text:p>
          </table:table-cell>
          <table:table-cell table:style-name="ce4" office:value-type="float" office:value="1635" calcext:value-type="float">
            <text:p>1.635,00</text:p>
          </table:table-cell>
          <table:table-cell table:style-name="ce5" office:value-type="float" office:value="1090" calcext:value-type="float">
            <text:p>1.090,00</text:p>
          </table:table-cell>
          <table:table-cell table:number-columns-repeated="2" table:style-name="ce3" office:value-type="string" calcext:value-type="string">
            <text:p>IRSA INVERSIONES Y REPRES. S.A</text:p>
          </table:table-cell>
          <table:table-cell table:style-name="ce3" office:value-type="string" calcext:value-type="string">
            <text:p>x000100009628</text:p>
          </table:table-cell>
          <table:table-cell table:style-name="ce3" office:value-type="string" calcext:value-type="string">
            <text:p>S/ADQUISICIÓN MALTERIA DE HUDSON</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IMP</text:p>
          </table:table-cell>
          <table:table-cell table:style-name="ce3" office:value-type="string" calcext:value-type="string">
            <text:p>N-SENIOR A</text:p>
          </table:table-cell>
          <table:table-cell table:style-name="ce3" office:value-type="string" calcext:value-type="string">
            <text:p>Análisis de situación. Confección proyecto de Adend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INVERSIONES Y REPRES. S.A</text:p>
          </table:table-cell>
          <table:table-cell table:style-name="ce3" office:value-type="string" calcext:value-type="string">
            <text:p>x000100009628</text:p>
          </table:table-cell>
          <table:table-cell table:style-name="ce3" office:value-type="string" calcext:value-type="string">
            <text:p>S/ADQUISICIÓN MALTERIA DE HUDSON</text:p>
          </table:table-cell>
          <table:table-cell table:style-name="ce3" office:value-type="string" calcext:value-type="string">
            <text:p>REAL ESTATE</text:p>
          </table:table-cell>
          <table:table-cell table:style-name="ce3" office:value-type="string" calcext:value-type="string">
            <text:p>91000903</text:p>
          </table:table-cell>
          <table:table-cell office:value-type="string" calcext:value-type="string">
            <text:p>PROYECT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5/09/2018 - Revisiòn temas código de gobierno societario</text:p>
          </table:table-cell>
          <table:table-cell office:value-type="string" calcext:value-type="string">
            <text:p>0.35</text:p>
          </table:table-cell>
          <table:table-cell table:style-name="ce4" office:value-type="float" office:value="1907.01" calcext:value-type="float">
            <text:p>1.907,00</text:p>
          </table:table-cell>
          <table:table-cell table:style-name="ce5" office:value-type="float" office:value="1112.42" calcext:value-type="float">
            <text:p>1.112,42</text:p>
          </table:table-cell>
          <table:table-cell table:number-columns-repeated="2" table:style-name="ce3" office:value-type="string" calcext:value-type="string">
            <text:p>IRSA INVERSIONES Y REPRES. S.A</text:p>
          </table:table-cell>
          <table:table-cell table:style-name="ce3" office:value-type="string" calcext:value-type="string">
            <text:p>X000100009759</text:p>
          </table:table-cell>
          <table:table-cell table:style-name="ce3" office:value-type="string" calcext:value-type="string">
            <text:p>IRSA S/COMPLIANCE</text:p>
          </table:table-cell>
          <table:table-cell table:style-name="ce3" office:value-type="string" calcext:value-type="string">
            <text:p>COMPLIANCE</text:p>
          </table:table-cell>
          <table:table-cell table:style-name="ce3" office:value-type="string" calcext:value-type="string">
            <text:p>91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all con Santiago Donato, Olga Gómez Lemos y BYMA <text:s/>por programa de listado de gobierno corporativ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INVERSIONES Y REPRES. S.A</text:p>
          </table:table-cell>
          <table:table-cell table:style-name="ce3" office:value-type="string" calcext:value-type="string">
            <text:p>X000100009759</text:p>
          </table:table-cell>
          <table:table-cell table:style-name="ce3" office:value-type="string" calcext:value-type="string">
            <text:p>IRSA S/COMPLIANCE</text:p>
          </table:table-cell>
          <table:table-cell table:style-name="ce3" office:value-type="string" calcext:value-type="string">
            <text:p>COMPLIANCE</text:p>
          </table:table-cell>
          <table:table-cell table:style-name="ce3" office:value-type="string" calcext:value-type="string">
            <text:p>91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OGL -</text:p>
          </table:table-cell>
          <table:table-cell table:style-name="ce3" office:value-type="string" calcext:value-type="string">
            <text:p>IRSA INVERSIONES Y REPRES.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text:s/>call preparatorio para call con Byma por tema panel governance, call con Byma.</text:p>
          </table:table-cell>
          <table:table-cell office:value-type="string" calcext:value-type="string">
            <text:p>0.30</text:p>
          </table:table-cell>
          <table:table-cell table:style-name="ce4" office:value-type="float" office:value="2447" calcext:value-type="float">
            <text:p>2.447,00</text:p>
          </table:table-cell>
          <table:table-cell table:style-name="ce5" office:value-type="float" office:value="1223.5" calcext:value-type="float">
            <text:p>1.223,50</text:p>
          </table:table-cell>
          <table:table-cell table:number-columns-repeated="2" table:style-name="ce3" office:value-type="string" calcext:value-type="string">
            <text:p>IRSA INVERSIONES Y REPRES. S.A</text:p>
          </table:table-cell>
          <table:table-cell table:style-name="ce3" office:value-type="string" calcext:value-type="string">
            <text:p>X000100009759</text:p>
          </table:table-cell>
          <table:table-cell table:style-name="ce3" office:value-type="string" calcext:value-type="string">
            <text:p>IRSA S/COMPLIANCE</text:p>
          </table:table-cell>
          <table:table-cell table:style-name="ce3" office:value-type="string" calcext:value-type="string">
            <text:p>COMPLIANCE</text:p>
          </table:table-cell>
          <table:table-cell table:style-name="ce3" office:value-type="string" calcext:value-type="string">
            <text:p>91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INVERSIONES Y REPR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Informe por Panel de Gobierno Corporativo.</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IRSA INVERSIONES Y REPRES. S.A</text:p>
          </table:table-cell>
          <table:table-cell table:style-name="ce3" office:value-type="string" calcext:value-type="string">
            <text:p>X000100009759</text:p>
          </table:table-cell>
          <table:table-cell table:style-name="ce3" office:value-type="string" calcext:value-type="string">
            <text:p>IRSA S/COMPLIANCE</text:p>
          </table:table-cell>
          <table:table-cell table:style-name="ce3" office:value-type="string" calcext:value-type="string">
            <text:p>COMPLIANCE</text:p>
          </table:table-cell>
          <table:table-cell table:style-name="ce3" office:value-type="string" calcext:value-type="string">
            <text:p>91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INVERSIONES Y REPR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Confeccion de descargo intimacion causa 554/18 - acta Nº 1814, Municipalidad de Pilar.</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INVERSIONES Y REPRES. S.A</text:p>
          </table:table-cell>
          <table:table-cell table:style-name="ce3" office:value-type="string" calcext:value-type="string">
            <text:p>X000100010165</text:p>
          </table:table-cell>
          <table:table-cell table:style-name="ce3" office:value-type="string" calcext:value-type="string">
            <text:p>ACTAS CONTRAVENCIONALES IRSA INVERSIONES Y REPRESENTACIONES</text:p>
          </table:table-cell>
          <table:table-cell table:style-name="ce3" office:value-type="string" calcext:value-type="string">
            <text:p>TECNICA INFRA. Y SERV</text:p>
          </table:table-cell>
          <table:table-cell table:style-name="ce3" office:value-type="string" calcext:value-type="string">
            <text:p>91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INVERSIONES Y REPR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esentación de Descargo en el Tribunal de Faltas de Pilar Nº 554/18 Acta Nº 1814</text:p>
          </table:table-cell>
          <table:table-cell office:value-type="string" calcext:value-type="string">
            <text:p>6.00</text:p>
          </table:table-cell>
          <table:table-cell table:style-name="ce4" office:value-type="float" office:value="634" calcext:value-type="float">
            <text:p>634,00</text:p>
          </table:table-cell>
          <table:table-cell table:style-name="ce5" office:value-type="float" office:value="3804" calcext:value-type="float">
            <text:p>3.804,00</text:p>
          </table:table-cell>
          <table:table-cell table:number-columns-repeated="2" table:style-name="ce3" office:value-type="string" calcext:value-type="string">
            <text:p>IRSA INVERSIONES Y REPRES. S.A</text:p>
          </table:table-cell>
          <table:table-cell table:style-name="ce3" office:value-type="string" calcext:value-type="string">
            <text:p>X000100010165</text:p>
          </table:table-cell>
          <table:table-cell table:style-name="ce3" office:value-type="string" calcext:value-type="string">
            <text:p>ACTAS CONTRAVENCIONALES IRSA INVERSIONES Y REPRESENTACIONES</text:p>
          </table:table-cell>
          <table:table-cell table:style-name="ce3" office:value-type="string" calcext:value-type="string">
            <text:p>TECNICA INFRA. Y SERV</text:p>
          </table:table-cell>
          <table:table-cell table:style-name="ce3" office:value-type="string" calcext:value-type="string">
            <text:p>91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ei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372</text:p>
          </table:table-cell>
          <table:table-cell table:style-name="ce3" office:value-type="string" calcext:value-type="string">
            <text:p>RELIANCE NATIONAL COMPAÑIA ARGENTINA DE SEGUROS SA S/DISOLUC</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682</text:p>
          </table:table-cell>
          <table:table-cell table:style-name="ce3" office:value-type="string" calcext:value-type="string">
            <text:p>TORRES CAMPOS SARA DEL CARMEN Y OTRO C/SHOPPING ALTO PALERM</text:p>
          </table:table-cell>
          <table:table-cell table:style-name="ce3" office:value-type="string" calcext:value-type="string">
            <text:p>GERENCIA COMERCIAL ABASTO SHOP</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ctualizacio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682</text:p>
          </table:table-cell>
          <table:table-cell table:style-name="ce3" office:value-type="string" calcext:value-type="string">
            <text:p>TORRES CAMPOS SARA DEL CARMEN Y OTRO C/SHOPPING ALTO PALERM</text:p>
          </table:table-cell>
          <table:table-cell table:style-name="ce3" office:value-type="string" calcext:value-type="string">
            <text:p>GERENCIA COMERCIAL ABASTO SHOP</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697</text:p>
          </table:table-cell>
          <table:table-cell table:style-name="ce3" office:value-type="string" calcext:value-type="string">
            <text:p>ZAPATERO SANDRA KARINA C/SHOPPING ALTO PALERMO SA S/ORDINARI</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697</text:p>
          </table:table-cell>
          <table:table-cell table:style-name="ce3" office:value-type="string" calcext:value-type="string">
            <text:p>ZAPATERO SANDRA KARINA C/SHOPPING ALTO PALERMO SA S/ORDINARI</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697</text:p>
          </table:table-cell>
          <table:table-cell table:style-name="ce3" office:value-type="string" calcext:value-type="string">
            <text:p>ZAPATERO SANDRA KARINA C/SHOPPING ALTO PALERMO SA S/ORDINARI</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715</text:p>
          </table:table-cell>
          <table:table-cell table:style-name="ce3" office:value-type="string" calcext:value-type="string">
            <text:p>LASPINA JOSE ALBERTO Y OTRO C/ALTO PALERMO SA <text:s/>APSA <text:s/>S/DAÑ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4715</text:p>
          </table:table-cell>
          <table:table-cell table:style-name="ce3" office:value-type="string" calcext:value-type="string">
            <text:p>LASPINA JOSE ALBERTO Y OTRO C/ALTO PALERMO SA <text:s/>APSA <text:s/>S/DAÑ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IMP</text:p>
          </table:table-cell>
          <table:table-cell table:style-name="ce3" office:value-type="string" calcext:value-type="string">
            <text:p>N-SENIOR A</text:p>
          </table:table-cell>
          <table:table-cell table:style-name="ce3" office:value-type="string" calcext:value-type="string">
            <text:p>Contestación consultas por temas pendiente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741</text:p>
          </table:table-cell>
          <table:table-cell table:style-name="ce3" office:value-type="string" calcext:value-type="string">
            <text:p>ALTO PALERMO SA <text:s/>APSA <text:s/>S/LICITACION PREDIO PHILLIPS (4741)</text:p>
          </table:table-cell>
          <table:table-cell table:style-name="ce3" office:value-type="string" calcext:value-type="string">
            <text:p>REAL ESTATE</text:p>
          </table:table-cell>
          <table:table-cell table:style-name="ce3" office:value-type="string" calcext:value-type="string">
            <text:p>93000903</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IMP</text:p>
          </table:table-cell>
          <table:table-cell table:style-name="ce3" office:value-type="string" calcext:value-type="string">
            <text:p>N-SENIOR A</text:p>
          </table:table-cell>
          <table:table-cell table:style-name="ce3" office:value-type="string" calcext:value-type="string">
            <text:p>Análisis de situación por reclamo ambiental a Philips. Modificaciones a proyecto de nota.</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741</text:p>
          </table:table-cell>
          <table:table-cell table:style-name="ce3" office:value-type="string" calcext:value-type="string">
            <text:p>ALTO PALERMO SA <text:s/>APSA <text:s/>S/LICITACION PREDIO PHILLIPS (4741)</text:p>
          </table:table-cell>
          <table:table-cell table:style-name="ce3" office:value-type="string" calcext:value-type="string">
            <text:p>REAL ESTATE</text:p>
          </table:table-cell>
          <table:table-cell table:style-name="ce3" office:value-type="string" calcext:value-type="string">
            <text:p>93000903</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753</text:p>
          </table:table-cell>
          <table:table-cell table:style-name="ce3" office:value-type="string" calcext:value-type="string">
            <text:p>TAMBURRO HUGO DANIEL C/MANAGEMENT COMPANY SA Y ALTO PALERM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4753</text:p>
          </table:table-cell>
          <table:table-cell table:style-name="ce3" office:value-type="string" calcext:value-type="string">
            <text:p>TAMBURRO HUGO DANIEL C/MANAGEMENT COMPANY SA Y ALTO PALERM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4753</text:p>
          </table:table-cell>
          <table:table-cell table:style-name="ce3" office:value-type="string" calcext:value-type="string">
            <text:p>TAMBURRO HUGO DANIEL C/MANAGEMENT COMPANY SA Y ALTO PALERM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753</text:p>
          </table:table-cell>
          <table:table-cell table:style-name="ce3" office:value-type="string" calcext:value-type="string">
            <text:p>TAMBURRO HUGO DANIEL C/MANAGEMENT COMPANY SA Y ALTO PALERMO</text:p>
          </table:table-cell>
          <table:table-cell table:style-name="ce3" office:value-type="string" calcext:value-type="string">
            <text:p>GERENCIA COMERCIAL ALTO AVELLANEDA</text:p>
          </table:table-cell>
          <table:table-cell table:style-name="ce3" office:value-type="string" calcext:value-type="string">
            <text:p>3003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848</text:p>
          </table:table-cell>
          <table:table-cell table:style-name="ce3" office:value-type="string" calcext:value-type="string">
            <text:p>ALTO PALERMO SA S/ARCOS DEL GOURMET S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speech para AGO 2018</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4848</text:p>
          </table:table-cell>
          <table:table-cell table:style-name="ce3" office:value-type="string" calcext:value-type="string">
            <text:p>ALTO PALERMO SA S/ARCOS DEL GOURMET S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GENERAL</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FAN</text:p>
          </table:table-cell>
          <table:table-cell table:style-name="ce3" office:value-type="string" calcext:value-type="string">
            <text:p>N-JUNIOR A</text:p>
          </table:table-cell>
          <table:table-cell table:style-name="ce3" office:value-type="string" calcext:value-type="string">
            <text:p>Revisión de informe de aplicación de fondos correspondiente a la emisión de las Obligaciones Negociables Clase IV. Confección de acta de directorio de aprobación de la aplicación de fondos correspondiente a la emisión de las Obligaciones Negociables Clase IV.</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4858</text:p>
          </table:table-cell>
          <table:table-cell table:style-name="ce3" office:value-type="string" calcext:value-type="string">
            <text:p>ALTO PALERMO SA <text:s/>APSA <text:s/>S/PROGRAMA ON (4858)</text:p>
          </table:table-cell>
          <table:table-cell table:style-name="ce3" office:value-type="string" calcext:value-type="string">
            <text:p>MERCADO DE CAPITALES</text:p>
          </table:table-cell>
          <table:table-cell table:style-name="ce3" office:value-type="string" calcext:value-type="string">
            <text:p>93001203 PRES_CLIII</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tención cuestiones vinculadas con acreditación de plan de afectación de fondos (revisión proyecto de acta de acta, plazos presentació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4858</text:p>
          </table:table-cell>
          <table:table-cell table:style-name="ce3" office:value-type="string" calcext:value-type="string">
            <text:p>ALTO PALERMO SA <text:s/>APSA <text:s/>S/PROGRAMA ON (4858)</text:p>
          </table:table-cell>
          <table:table-cell table:style-name="ce3" office:value-type="string" calcext:value-type="string">
            <text:p>MERCADO DE CAPITALES</text:p>
          </table:table-cell>
          <table:table-cell table:style-name="ce3" office:value-type="string" calcext:value-type="string">
            <text:p>93001203 PRES_CLIII</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FMB</text:p>
          </table:table-cell>
          <table:table-cell table:style-name="ce3" office:value-type="string" calcext:value-type="string">
            <text:p>N-SEMI SENIOR B</text:p>
          </table:table-cell>
          <table:table-cell table:style-name="ce3" office:value-type="string" calcext:value-type="string">
            <text:p>Respuesta a consulta de Daniel Gerlitz en relación a problemas para publicar un Aviso de Pago en AIF. Llamado a CNV para evacuar la consulta.</text:p>
          </table:table-cell>
          <table:table-cell office:value-type="string" calcext:value-type="string">
            <text:p>0.50</text:p>
          </table:table-cell>
          <table:table-cell table:style-name="ce4" office:value-type="float" office:value="1635" calcext:value-type="float">
            <text:p>1.635,00</text:p>
          </table:table-cell>
          <table:table-cell table:style-name="ce5" office:value-type="float" office:value="1362.5" calcext:value-type="float">
            <text:p>1.36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858</text:p>
          </table:table-cell>
          <table:table-cell table:style-name="ce3" office:value-type="string" calcext:value-type="string">
            <text:p>ALTO PALERMO SA <text:s/>APSA <text:s/>S/PROGRAMA ON (4858)</text:p>
          </table:table-cell>
          <table:table-cell table:style-name="ce3" office:value-type="string" calcext:value-type="string">
            <text:p>MERCADO DE CAPITALES</text:p>
          </table:table-cell>
          <table:table-cell table:style-name="ce3" office:value-type="float" office:value="93001205" calcext:value-type="float">
            <text:p>93001205</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Análisis presentación de fondos y atención forma de cumplir requisitos aplicables a la aprobación por parte del Directorio, atención cuestiones vinculadas con acta de directorio que apruena la aplicación de fondos</text:p>
          </table:table-cell>
          <table:table-cell office:value-type="string" calcext:value-type="string">
            <text:p>0.45</text:p>
          </table:table-cell>
          <table:table-cell table:style-name="ce4" office:value-type="float" office:value="1907" calcext:value-type="float">
            <text:p>1.907,00</text:p>
          </table:table-cell>
          <table:table-cell table:style-name="ce5" office:value-type="float" office:value="1430.25" calcext:value-type="float">
            <text:p>1.430,25</text:p>
          </table:table-cell>
          <table:table-cell table:number-columns-repeated="2" table:style-name="ce3" office:value-type="string" calcext:value-type="string">
            <text:p>IRSA PROPIEDADES COMERCIALES S.A.</text:p>
          </table:table-cell>
          <table:table-cell table:style-name="ce3" office:value-type="string" calcext:value-type="string">
            <text:p>x000100004858</text:p>
          </table:table-cell>
          <table:table-cell table:style-name="ce3" office:value-type="string" calcext:value-type="string">
            <text:p>ALTO PALERMO SA <text:s/>APSA <text:s/>S/PROGRAMA ON (4858)</text:p>
          </table:table-cell>
          <table:table-cell table:style-name="ce3" office:value-type="string" calcext:value-type="string">
            <text:p>MERCADO DE CAPITALES</text:p>
          </table:table-cell>
          <table:table-cell table:style-name="ce3" office:value-type="string" calcext:value-type="string">
            <text:p>93001203 PRES_CLIII</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Seguimiento actualización temas impositivo, SR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4858</text:p>
          </table:table-cell>
          <table:table-cell table:style-name="ce3" office:value-type="string" calcext:value-type="string">
            <text:p>ALTO PALERMO SA <text:s/>APSA <text:s/>S/PROGRAMA ON (4858)</text:p>
          </table:table-cell>
          <table:table-cell table:style-name="ce3" office:value-type="string" calcext:value-type="string">
            <text:p>MERCADO DE CAPITALES</text:p>
          </table:table-cell>
          <table:table-cell table:style-name="ce3" office:value-type="string" calcext:value-type="string">
            <text:p>93001203 PRES_CLIII</text:p>
          </table:table-cell>
          <table:table-cell office:value-type="string" calcext:value-type="string">
            <text:p>FINANZA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sulta de causa y análisis de antecedentes con Evanegelina Zobr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878</text:p>
          </table:table-cell>
          <table:table-cell table:style-name="ce3" office:value-type="string" calcext:value-type="string">
            <text:p>CARRIZO NORMA BEATRIZ C/ALTO PALERMO SA <text:s/>APSA <text:s/>S/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municación telefónica con la Dra. Julia Devoto por pagos realizados en el expediente. Conjuntamente con la Dra. Pace.</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4878</text:p>
          </table:table-cell>
          <table:table-cell table:style-name="ce3" office:value-type="string" calcext:value-type="string">
            <text:p>CARRIZO NORMA BEATRIZ C/ALTO PALERMO SA <text:s/>APSA <text:s/>S/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lbano Gruccio - Control de causa. Comunicación telefónica con la Dra. Julia Devoto por pagos realizados en el expediente. Conjuntamente con la Dra. Pace.</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4878</text:p>
          </table:table-cell>
          <table:table-cell table:style-name="ce3" office:value-type="string" calcext:value-type="string">
            <text:p>CARRIZO NORMA BEATRIZ C/ALTO PALERMO SA <text:s/>APSA <text:s/>S/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4909</text:p>
          </table:table-cell>
          <table:table-cell table:style-name="ce3" office:value-type="string" calcext:value-type="string">
            <text:p>SKOREC ELIZABETH Y OTRO C/ALTO PALERMO SA <text:s/>APSA <text:s/>S/DAÑOS Y (</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Envío de mail al cliente por embargo por honorarios.</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4909</text:p>
          </table:table-cell>
          <table:table-cell table:style-name="ce3" office:value-type="string" calcext:value-type="string">
            <text:p>SKOREC ELIZABETH Y OTRO C/ALTO PALERMO SA <text:s/>APSA <text:s/>S/DAÑOS Y (</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18</text:p>
          </table:table-cell>
          <table:table-cell table:style-name="ce3" office:value-type="string" calcext:value-type="string">
            <text:p>CAJA DE SEGUROS SA C/ALTO PALERMO SA <text:s/>APSA <text:s/>S/COBRO DE PESO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18</text:p>
          </table:table-cell>
          <table:table-cell table:style-name="ce3" office:value-type="string" calcext:value-type="string">
            <text:p>CAJA DE SEGUROS SA C/ALTO PALERMO SA <text:s/>APSA <text:s/>S/COBRO DE PESO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18</text:p>
          </table:table-cell>
          <table:table-cell table:style-name="ce3" office:value-type="string" calcext:value-type="string">
            <text:p>CAJA DE SEGUROS SA C/ALTO PALERMO SA <text:s/>APSA <text:s/>S/COBRO DE PESO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964</text:p>
          </table:table-cell>
          <table:table-cell table:style-name="ce3" office:value-type="string" calcext:value-type="string">
            <text:p>ACOSTA JUAN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Confección de ofici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64</text:p>
          </table:table-cell>
          <table:table-cell table:style-name="ce3" office:value-type="string" calcext:value-type="string">
            <text:p>ACOSTA JUAN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74</text:p>
          </table:table-cell>
          <table:table-cell table:style-name="ce3" office:value-type="string" calcext:value-type="string">
            <text:p>PRADO MONICA ELIZABETH Y OTRO S/DAÑOS Y PERJUICIOS 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974</text:p>
          </table:table-cell>
          <table:table-cell table:style-name="ce3" office:value-type="string" calcext:value-type="string">
            <text:p>PRADO MONICA ELIZABETH Y OTRO S/DAÑOS Y PERJUICIOS 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75</text:p>
          </table:table-cell>
          <table:table-cell table:style-name="ce3" office:value-type="string" calcext:value-type="string">
            <text:p>GONZALEZ DOLORES Y/O APSA SA S/DAÑOS Y PERJUICIO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dacción de escrito. Comunicación con el cliente.</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4982</text:p>
          </table:table-cell>
          <table:table-cell table:style-name="ce3" office:value-type="string" calcext:value-type="string">
            <text:p>BUONGIORNO FERNANDO A C/APSA S/MEDIACION</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6407</text:p>
          </table:table-cell>
          <table:table-cell table:style-name="ce3" office:value-type="string" calcext:value-type="string">
            <text:p>KIRCHOFF MARIA BELEN C APSA SA S 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07</text:p>
          </table:table-cell>
          <table:table-cell table:style-name="ce3" office:value-type="string" calcext:value-type="string">
            <text:p>KIRCHOFF MARIA BELEN C APSA SA S 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07</text:p>
          </table:table-cell>
          <table:table-cell table:style-name="ce3" office:value-type="string" calcext:value-type="string">
            <text:p>KIRCHOFF MARIA BELEN C APSA SA S 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07</text:p>
          </table:table-cell>
          <table:table-cell table:style-name="ce3" office:value-type="string" calcext:value-type="string">
            <text:p>KIRCHOFF MARIA BELEN C APSA SA S 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6407</text:p>
          </table:table-cell>
          <table:table-cell table:style-name="ce3" office:value-type="string" calcext:value-type="string">
            <text:p>KIRCHOFF MARIA BELEN C APSA SA S 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sentencia de cámara rechazad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cuanto ya se encuentra firme la inapelabelabilidad de la sentencia. Confección de escrito solicitando regulación de honorarios.</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6434</text:p>
          </table:table-cell>
          <table:table-cell table:style-name="ce3" office:value-type="string" calcext:value-type="string">
            <text:p>FERNANDEZ MANUEL C ALTO PALERMO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esentación en Tribunal de Faltas de Pilar.</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6494</text:p>
          </table:table-cell>
          <table:table-cell table:style-name="ce3" office:value-type="string" calcext:value-type="string">
            <text:p>GOBIERNO DE LA CIUDAD DE BS AS C SAPSA SA 7920-09</text:p>
          </table:table-cell>
          <table:table-cell table:style-name="ce3" office:value-type="string" calcext:value-type="string">
            <text:p>TECNICA INFRAESTRUCTU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627</text:p>
          </table:table-cell>
          <table:table-cell table:style-name="ce3" office:value-type="string" calcext:value-type="string">
            <text:p>MANTECON MARTA LILIANA C/SHOPPING ALTO PALERMO SA (SAPSA) Y</text:p>
          </table:table-cell>
          <table:table-cell table:style-name="ce3" office:value-type="string" calcext:value-type="string">
            <text:p>TECNICA INFRAESTRUCTU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627</text:p>
          </table:table-cell>
          <table:table-cell table:style-name="ce3" office:value-type="string" calcext:value-type="string">
            <text:p>MANTECON MARTA LILIANA C/SHOPPING ALTO PALERMO SA (SAPSA) Y</text:p>
          </table:table-cell>
          <table:table-cell table:style-name="ce3" office:value-type="string" calcext:value-type="string">
            <text:p>TECNICA INFRAESTRUCTU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627</text:p>
          </table:table-cell>
          <table:table-cell table:style-name="ce3" office:value-type="string" calcext:value-type="string">
            <text:p>MANTECON MARTA LILIANA C/SHOPPING ALTO PALERMO SA (SAPSA) Y</text:p>
          </table:table-cell>
          <table:table-cell table:style-name="ce3" office:value-type="string" calcext:value-type="string">
            <text:p>TECNICA INFRAESTRUCTU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dacción de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786</text:p>
          </table:table-cell>
          <table:table-cell table:style-name="ce3" office:value-type="string" calcext:value-type="string">
            <text:p>ROYAL &amp; SUN ALLIANCE SEGUROS C/ALTO AVELLANEDA S/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868</text:p>
          </table:table-cell>
          <table:table-cell table:style-name="ce3" office:value-type="string" calcext:value-type="string">
            <text:p>SAUCEDO NILDA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868</text:p>
          </table:table-cell>
          <table:table-cell table:style-name="ce3" office:value-type="string" calcext:value-type="string">
            <text:p>SAUCEDO NILDA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PJN (por resolución de cámar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868</text:p>
          </table:table-cell>
          <table:table-cell table:style-name="ce3" office:value-type="string" calcext:value-type="string">
            <text:p>SAUCEDO NILDA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6868</text:p>
          </table:table-cell>
          <table:table-cell table:style-name="ce3" office:value-type="string" calcext:value-type="string">
            <text:p>SAUCEDO NILDA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6868</text:p>
          </table:table-cell>
          <table:table-cell table:style-name="ce3" office:value-type="string" calcext:value-type="string">
            <text:p>SAUCEDO NILDA C/ALTO PALERMO SA S/DAÑOS Y PERJUICI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IMP</text:p>
          </table:table-cell>
          <table:table-cell table:style-name="ce3" office:value-type="string" calcext:value-type="string">
            <text:p>N-SENIOR A</text:p>
          </table:table-cell>
          <table:table-cell table:style-name="ce3" office:value-type="string" calcext:value-type="string">
            <text:p>Análisis de cambios pedidos por la Municipalidad para el comodato. Modificaciones. Conversación con Marcelo Maffi.</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7027</text:p>
          </table:table-cell>
          <table:table-cell table:style-name="ce3" office:value-type="string" calcext:value-type="string">
            <text:p>NOBLEZA - COMPRAVENTA TERRENO</text:p>
          </table:table-cell>
          <table:table-cell table:style-name="ce3" office:value-type="string" calcext:value-type="string">
            <text:p>GERENCIA REAL ESTATE IRSA PC</text:p>
          </table:table-cell>
          <table:table-cell table:style-name="ce3" office:value-type="string" calcext:value-type="string">
            <text:p>93000903</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IMP</text:p>
          </table:table-cell>
          <table:table-cell table:style-name="ce3" office:value-type="string" calcext:value-type="string">
            <text:p>N-SENIOR A</text:p>
          </table:table-cell>
          <table:table-cell table:style-name="ce3" office:value-type="string" calcext:value-type="string">
            <text:p>Modificaciones a contrato de comodato por franja a ceder para la realización de Metrobu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7027</text:p>
          </table:table-cell>
          <table:table-cell table:style-name="ce3" office:value-type="string" calcext:value-type="string">
            <text:p>NOBLEZA - COMPRAVENTA TERRENO</text:p>
          </table:table-cell>
          <table:table-cell table:style-name="ce3" office:value-type="string" calcext:value-type="string">
            <text:p>GERENCIA REAL ESTATE IRSA PC</text:p>
          </table:table-cell>
          <table:table-cell table:style-name="ce3" office:value-type="string" calcext:value-type="string">
            <text:p>93000903</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 Ines por acuerdo con San Martin.</text:p>
          </table:table-cell>
          <table:table-cell office:value-type="string" calcext:value-type="string">
            <text:p>0.40</text:p>
          </table:table-cell>
          <table:table-cell table:style-name="ce4" office:value-type="float" office:value="2347.99" calcext:value-type="float">
            <text:p>2.348,00</text:p>
          </table:table-cell>
          <table:table-cell table:style-name="ce5" office:value-type="float" office:value="1565.33" calcext:value-type="float">
            <text:p>1.565,33</text:p>
          </table:table-cell>
          <table:table-cell table:number-columns-repeated="2" table:style-name="ce3" office:value-type="string" calcext:value-type="string">
            <text:p>IRSA PROPIEDADES COMERCIALES S.A.</text:p>
          </table:table-cell>
          <table:table-cell table:style-name="ce3" office:value-type="string" calcext:value-type="string">
            <text:p>X000100007027</text:p>
          </table:table-cell>
          <table:table-cell table:style-name="ce3" office:value-type="string" calcext:value-type="string">
            <text:p>NOBLEZA - COMPRAVENTA TERRENO</text:p>
          </table:table-cell>
          <table:table-cell table:style-name="ce3" office:value-type="string" calcext:value-type="string">
            <text:p>GERENCIA REAL ESTATE IRSA PC</text:p>
          </table:table-cell>
          <table:table-cell table:style-name="ce3" office:value-type="string" calcext:value-type="string">
            <text:p>93000903</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048</text:p>
          </table:table-cell>
          <table:table-cell table:style-name="ce3" office:value-type="string" calcext:value-type="string">
            <text:p>CAPRETTI GLADYS C/ALTO PALERMO SA (APSA) S/DAÑOS Y PERJUICI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109</text:p>
          </table:table-cell>
          <table:table-cell table:style-name="ce3" office:value-type="string" calcext:value-type="string">
            <text:p>CAPELUTTO ESTER C/ALTO PALERMO SA (APSA) S/DAÑOS Y PERJUICI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ei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7116</text:p>
          </table:table-cell>
          <table:table-cell table:style-name="ce3" office:value-type="string" calcext:value-type="string">
            <text:p>ROYAL &amp; SUN ALLIANCE SEGUROS ARGENTINA SA C/ALTO PALERMO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7116</text:p>
          </table:table-cell>
          <table:table-cell table:style-name="ce3" office:value-type="string" calcext:value-type="string">
            <text:p>ROYAL &amp; SUN ALLIANCE SEGUROS ARGENTINA SA C/ALTO PALERMO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116</text:p>
          </table:table-cell>
          <table:table-cell table:style-name="ce3" office:value-type="string" calcext:value-type="string">
            <text:p>ROYAL &amp; SUN ALLIANCE SEGUROS ARGENTINA SA C/ALTO PALERMO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7116</text:p>
          </table:table-cell>
          <table:table-cell table:style-name="ce3" office:value-type="string" calcext:value-type="string">
            <text:p>ROYAL &amp; SUN ALLIANCE SEGUROS ARGENTINA SA C/ALTO PALERMO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167</text:p>
          </table:table-cell>
          <table:table-cell table:style-name="ce3" office:value-type="string" calcext:value-type="string">
            <text:p>CAJA DE SEGUROS SA C/COTO CICSA S/DAÑOS Y PERJUICIOS (AP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167</text:p>
          </table:table-cell>
          <table:table-cell table:style-name="ce3" office:value-type="string" calcext:value-type="string">
            <text:p>CAJA DE SEGUROS SA C/COTO CICSA S/DAÑOS Y PERJUICIOS (AP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number-columns-repeated="2" table:style-name="ce3" office:value-type="string" calcext:value-type="string">
            <text:p>IRSA PROPIEDADES COMERCIALES S.A.</text:p>
          </table:table-cell>
          <table:table-cell table:style-name="ce3" office:value-type="string" calcext:value-type="string">
            <text:p>X000100007269</text:p>
          </table:table-cell>
          <table:table-cell table:style-name="ce3" office:value-type="string" calcext:value-type="string">
            <text:p>RAGHSA SA C/DAPSA Y OTROS S/DISEÑO Y PERJUICIOS</text:p>
          </table:table-cell>
          <table:table-cell table:style-name="ce3" office:value-type="string" calcext:value-type="string">
            <text:p>REAL ESTATE</text:p>
          </table:table-cell>
          <table:table-cell table:style-name="ce3" office:value-type="string" calcext:value-type="string">
            <text:p>93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number-columns-repeated="2" table:style-name="ce3" office:value-type="string" calcext:value-type="string">
            <text:p>IRSA PROPIEDADES COMERCIALES S.A.</text:p>
          </table:table-cell>
          <table:table-cell table:style-name="ce3" office:value-type="string" calcext:value-type="string">
            <text:p>X000100007269</text:p>
          </table:table-cell>
          <table:table-cell table:style-name="ce3" office:value-type="string" calcext:value-type="string">
            <text:p>RAGHSA SA C/DAPSA Y OTROS S/DISEÑO Y PERJUICIOS</text:p>
          </table:table-cell>
          <table:table-cell table:style-name="ce3" office:value-type="string" calcext:value-type="string">
            <text:p>REAL ESTATE</text:p>
          </table:table-cell>
          <table:table-cell table:style-name="ce3" office:value-type="string" calcext:value-type="string">
            <text:p>93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fección de escrito judicial</text:p>
          </table:table-cell>
          <table:table-cell office:value-type="string" calcext:value-type="string">
            <text:p>0.40</text:p>
          </table:table-cell>
          <table:table-cell table:style-name="ce4" office:value-type="float" office:value="1906.99" calcext:value-type="float">
            <text:p>1.907,00</text:p>
          </table:table-cell>
          <table:table-cell table:style-name="ce5" office:value-type="float" office:value="1271.33" calcext:value-type="float">
            <text:p>1.27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269</text:p>
          </table:table-cell>
          <table:table-cell table:style-name="ce3" office:value-type="string" calcext:value-type="string">
            <text:p>RAGHSA SA C/DAPSA Y OTROS S/DISEÑO Y PERJUICIOS</text:p>
          </table:table-cell>
          <table:table-cell table:style-name="ce3" office:value-type="string" calcext:value-type="string">
            <text:p>REAL ESTATE</text:p>
          </table:table-cell>
          <table:table-cell table:style-name="ce3" office:value-type="string" calcext:value-type="string">
            <text:p>93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control de causa y control de cédula electrónica recibid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20</text:p>
          </table:table-cell>
          <table:table-cell table:style-name="ce3" office:value-type="string" calcext:value-type="string">
            <text:p>MERCAU PATRICIA MONICA C/ALTO PALERMO SA (APSA) S/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367</text:p>
          </table:table-cell>
          <table:table-cell table:style-name="ce3" office:value-type="string" calcext:value-type="string">
            <text:p>DI PUGLIA M CRISTINA C/APSA S/DAÑOS Y PERJUICIOS DAÑO MORAL</text:p>
          </table:table-cell>
          <table:table-cell table:style-name="ce3" office:value-type="string" calcext:value-type="string">
            <text:p>GERENCIA COMERCIAL ALTO PALERMO</text:p>
          </table:table-cell>
          <table:table-cell table:style-name="ce3" office:value-type="string" calcext:value-type="string">
            <text:p>3007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7367</text:p>
          </table:table-cell>
          <table:table-cell table:style-name="ce3" office:value-type="string" calcext:value-type="string">
            <text:p>DI PUGLIA M CRISTINA C/APSA S/DAÑOS Y PERJUICIOS DAÑO MORAL</text:p>
          </table:table-cell>
          <table:table-cell table:style-name="ce3" office:value-type="string" calcext:value-type="string">
            <text:p>GERENCIA COMERCIAL ALTO PALERMO</text:p>
          </table:table-cell>
          <table:table-cell table:style-name="ce3" office:value-type="string" calcext:value-type="string">
            <text:p>3007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367</text:p>
          </table:table-cell>
          <table:table-cell table:style-name="ce3" office:value-type="string" calcext:value-type="string">
            <text:p>DI PUGLIA M CRISTINA C/APSA S/DAÑOS Y PERJUICIOS DAÑO MORAL</text:p>
          </table:table-cell>
          <table:table-cell table:style-name="ce3" office:value-type="string" calcext:value-type="string">
            <text:p>GERENCIA COMERCIAL ALTO PALERMO</text:p>
          </table:table-cell>
          <table:table-cell table:style-name="ce3" office:value-type="string" calcext:value-type="string">
            <text:p>3007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control de causa y redacción de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78</text:p>
          </table:table-cell>
          <table:table-cell table:style-name="ce3" office:value-type="string" calcext:value-type="string">
            <text:p>ECHEGOYEN DANIEL C/ALTO PALERMO SA (APSA) S/DAÑOS Y PERJUICI</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 presentacion de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78</text:p>
          </table:table-cell>
          <table:table-cell table:style-name="ce3" office:value-type="string" calcext:value-type="string">
            <text:p>ECHEGOYEN DANIEL C/ALTO PALERMO SA (APSA) S/DAÑOS Y PERJUICI</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78</text:p>
          </table:table-cell>
          <table:table-cell table:style-name="ce3" office:value-type="string" calcext:value-type="string">
            <text:p>ECHEGOYEN DANIEL C/ALTO PALERMO SA (APSA) S/DAÑOS Y PERJUICI</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392</text:p>
          </table:table-cell>
          <table:table-cell table:style-name="ce3" office:value-type="string" calcext:value-type="string">
            <text:p>ULECIA MARIA GABRIELA Y OTRO C/ALTO PALERMO SA (APSA) Y OTRO</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prueba pendiente de traslado y por prueba informativa. Confección de escrito acusando la negligencia de la mism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482</text:p>
          </table:table-cell>
          <table:table-cell table:style-name="ce3" office:value-type="string" calcext:value-type="string">
            <text:p>GOMEZ DENIS FERNANDO C/ALTO PALERMO SA (APSA) S/DAÑOS Y PERJ</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ara 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7550</text:p>
          </table:table-cell>
          <table:table-cell table:style-name="ce3" office:value-type="string" calcext:value-type="string">
            <text:p>GOBIERNO DE LA CIUDAD DE BUENOS AIRES C/ALTO PALERMO SA (AP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770</text:p>
          </table:table-cell>
          <table:table-cell table:style-name="ce3" office:value-type="string" calcext:value-type="string">
            <text:p>DESCALS DANIEL ADRIAN C/ PANAMERICAN MALL S.A S/ DAÑOS Y PE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770</text:p>
          </table:table-cell>
          <table:table-cell table:style-name="ce3" office:value-type="string" calcext:value-type="string">
            <text:p>DESCALS DANIEL ADRIAN C/ PANAMERICAN MALL S.A S/ DAÑOS Y PE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770</text:p>
          </table:table-cell>
          <table:table-cell table:style-name="ce3" office:value-type="string" calcext:value-type="string">
            <text:p>DESCALS DANIEL ADRIAN C/ PANAMERICAN MALL S.A S/ DAÑOS Y PE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896</text:p>
          </table:table-cell>
          <table:table-cell table:style-name="ce3" office:value-type="string" calcext:value-type="string">
            <text:p>NACION SEGUROS S.A C/ ALTO PALERMO S.A (APSA) S/ 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7896</text:p>
          </table:table-cell>
          <table:table-cell table:style-name="ce3" office:value-type="string" calcext:value-type="string">
            <text:p>NACION SEGUROS S.A C/ ALTO PALERMO S.A (APSA) S/ 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7896</text:p>
          </table:table-cell>
          <table:table-cell table:style-name="ce3" office:value-type="string" calcext:value-type="string">
            <text:p>NACION SEGUROS S.A C/ ALTO PALERMO S.A (APSA) S/ COBRO DE PE</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Compulsa de las actuaciones.</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IRSA PROPIEDADES COMERCIALES S.A.</text:p>
          </table:table-cell>
          <table:table-cell table:style-name="ce3" office:value-type="string" calcext:value-type="string">
            <text:p>X000100007991</text:p>
          </table:table-cell>
          <table:table-cell table:style-name="ce3" office:value-type="string" calcext:value-type="string">
            <text:p>NAVARRO LILIANA NANCY C/ ABASTO DE BUENOS AIRES S.A Y OTR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991</text:p>
          </table:table-cell>
          <table:table-cell table:style-name="ce3" office:value-type="string" calcext:value-type="string">
            <text:p>NAVARRO LILIANA NANCY C/ ABASTO DE BUENOS AIRES S.A Y OTR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Compulsa de autos varios en lex y portal pj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7991</text:p>
          </table:table-cell>
          <table:table-cell table:style-name="ce3" office:value-type="string" calcext:value-type="string">
            <text:p>NAVARRO LILIANA NANCY C/ ABASTO DE BUENOS AIRES S.A Y OTR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7991</text:p>
          </table:table-cell>
          <table:table-cell table:style-name="ce3" office:value-type="string" calcext:value-type="string">
            <text:p>NAVARRO LILIANA NANCY C/ ABASTO DE BUENOS AIRES S.A Y OTR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G. Lernoud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180</text:p>
          </table:table-cell>
          <table:table-cell table:style-name="ce3" office:value-type="string" calcext:value-type="string">
            <text:p>FEDERACION DE COMERCIO E INDUSTRIA DE LA CDAD. DE BS. AS (FE</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180</text:p>
          </table:table-cell>
          <table:table-cell table:style-name="ce3" office:value-type="string" calcext:value-type="string">
            <text:p>FEDERACION DE COMERCIO E INDUSTRIA DE LA CDAD. DE BS. AS (FE</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180</text:p>
          </table:table-cell>
          <table:table-cell table:style-name="ce3" office:value-type="string" calcext:value-type="string">
            <text:p>FEDERACION DE COMERCIO E INDUSTRIA DE LA CDAD. DE BS. AS (FE</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180</text:p>
          </table:table-cell>
          <table:table-cell table:style-name="ce3" office:value-type="string" calcext:value-type="string">
            <text:p>FEDERACION DE COMERCIO E INDUSTRIA DE LA CDAD. DE BS. AS (FE</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180</text:p>
          </table:table-cell>
          <table:table-cell table:style-name="ce3" office:value-type="string" calcext:value-type="string">
            <text:p>FEDERACION DE COMERCIO E INDUSTRIA DE LA CDAD. DE BS. AS (FE</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 y celebración de audiencia testimonia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currecia a audiencia testimonial de los testigos ofrecidos por la parte actora.</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currecia a audiencia testimonial de los testigos ofrecidos por <text:s/>Otis.</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 (Extracción de fotos de fojas del primer cuerpo del expediente)</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 Confección y preparación de oficio y documental adjunt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Redacción de escrito. Confección de oficios. Extracción de fotocopias. Carga de nuevas fechas de audiencia. Organización de carpeta.</text:p>
          </table:table-cell>
          <table:table-cell office:value-type="string" calcext:value-type="string">
            <text:p>0.45</text:p>
          </table:table-cell>
          <table:table-cell table:style-name="ce4" office:value-type="float" office:value="1060" calcext:value-type="float">
            <text:p>1.060,00</text:p>
          </table:table-cell>
          <table:table-cell table:style-name="ce5" office:value-type="float" office:value="795" calcext:value-type="float">
            <text:p>79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249</text:p>
          </table:table-cell>
          <table:table-cell table:style-name="ce3" office:value-type="string" calcext:value-type="string">
            <text:p>KIEVSKY DE GUEBEL CLARA C/ ALTO PALERMO S.A S/ DAÑOS Y PERJU</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284</text:p>
          </table:table-cell>
          <table:table-cell table:style-name="ce3" office:value-type="string" calcext:value-type="string">
            <text:p>ZURICH ARGENTINA COMPAÑIA DE SEGUROS S.A C/ MENDOZA PLAZA SH</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284</text:p>
          </table:table-cell>
          <table:table-cell table:style-name="ce3" office:value-type="string" calcext:value-type="string">
            <text:p>ZURICH ARGENTINA COMPAÑIA DE SEGUROS S.A C/ MENDOZA PLAZA SH</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502</text:p>
          </table:table-cell>
          <table:table-cell table:style-name="ce3" office:value-type="string" calcext:value-type="string">
            <text:p>ALVAREZ MÓNICA VIVIANA CON STARBUCKS COFFEE ARGENTINA SRL <text:s/>S</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502</text:p>
          </table:table-cell>
          <table:table-cell table:style-name="ce3" office:value-type="string" calcext:value-type="string">
            <text:p>ALVAREZ MÓNICA VIVIANA CON STARBUCKS COFFEE ARGENTINA SRL <text:s/>S</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502</text:p>
          </table:table-cell>
          <table:table-cell table:style-name="ce3" office:value-type="string" calcext:value-type="string">
            <text:p>ALVAREZ MÓNICA VIVIANA CON STARBUCKS COFFEE ARGENTINA SRL <text:s/>S</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502</text:p>
          </table:table-cell>
          <table:table-cell table:style-name="ce3" office:value-type="string" calcext:value-type="string">
            <text:p>ALVAREZ MÓNICA VIVIANA CON STARBUCKS COFFEE ARGENTINA SRL <text:s/>S</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prueba pericial producidas. Control de pruebas ofrecidas.</text:p>
          </table:table-cell>
          <table:table-cell office:value-type="string" calcext:value-type="string">
            <text:p>0.45</text:p>
          </table:table-cell>
          <table:table-cell table:style-name="ce4" office:value-type="float" office:value="1635" calcext:value-type="float">
            <text:p>1.635,00</text:p>
          </table:table-cell>
          <table:table-cell table:style-name="ce5" office:value-type="float" office:value="1226.25" calcext:value-type="float">
            <text:p>1.226,25</text:p>
          </table:table-cell>
          <table:table-cell table:number-columns-repeated="2" table:style-name="ce3" office:value-type="string" calcext:value-type="string">
            <text:p>IRSA PROPIEDADES COMERCIALES S.A.</text:p>
          </table:table-cell>
          <table:table-cell table:style-name="ce3" office:value-type="string" calcext:value-type="string">
            <text:p>X000100008502</text:p>
          </table:table-cell>
          <table:table-cell table:style-name="ce3" office:value-type="string" calcext:value-type="string">
            <text:p>ALVAREZ MÓNICA VIVIANA CON STARBUCKS COFFEE ARGENTINA SRL <text:s/>S</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532</text:p>
          </table:table-cell>
          <table:table-cell table:style-name="ce3" office:value-type="string" calcext:value-type="string">
            <text:p>GUFFANTI OSVALDO RAMON C/ALTO PALERMO SA S/ORDINARIO</text:p>
          </table:table-cell>
          <table:table-cell table:style-name="ce3" office:value-type="string" calcext:value-type="string">
            <text:p>ESTACIONAMIENTO</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582</text:p>
          </table:table-cell>
          <table:table-cell table:style-name="ce3" office:value-type="string" calcext:value-type="string">
            <text:p>BERKHOFF SANCHEZ CHRISTIAN HENRY CON ARCOS DEL GOURMET SA EN</text:p>
          </table:table-cell>
          <table:table-cell table:style-name="ce3" office:value-type="string" calcext:value-type="string">
            <text:p>CENTRO COMERCIAL DISTRITO ARCO</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19</text:p>
          </table:table-cell>
          <table:table-cell table:style-name="ce3" office:value-type="string" calcext:value-type="string">
            <text:p>FEDERACIÓN PATRONAL SEGUROS S.A. CON ALTO PALERMO S.A. SOBRE</text:p>
          </table:table-cell>
          <table:table-cell table:style-name="ce3" office:value-type="string" calcext:value-type="string">
            <text:p>SEGURIDAD IRSA PC</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619</text:p>
          </table:table-cell>
          <table:table-cell table:style-name="ce3" office:value-type="string" calcext:value-type="string">
            <text:p>FEDERACIÓN PATRONAL SEGUROS S.A. CON ALTO PALERMO S.A. SOBRE</text:p>
          </table:table-cell>
          <table:table-cell table:style-name="ce3" office:value-type="string" calcext:value-type="string">
            <text:p>SEGURIDAD IRSA PC</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levamiento de causa e intercambio de mails con Agustin Morgan.</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alizacion de liquidacion conjunta, a fin de abonar lo adeudado.</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sulta interna por liquidación y mail a la letrada de la compañía de seguros.</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ctualizacio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eparacion de liquidacion conjunta y comunicacion con abogada de Zurich e Inc.</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 Presentación de escrito."</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8645</text:p>
          </table:table-cell>
          <table:table-cell table:style-name="ce3" office:value-type="string" calcext:value-type="string">
            <text:p>ALEGRE DAMIÁN ALESIS c/CARREFOUR S.A. Y OTROS s/ DAÑOS Y PER</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9</text:p>
          </table:table-cell>
          <table:table-cell table:style-name="ce3" office:value-type="string" calcext:value-type="string">
            <text:p>GALLO ANA MARÍA c/ IRSA INVERSIONES Y REPRESENTACIONES SA- 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9</text:p>
          </table:table-cell>
          <table:table-cell table:style-name="ce3" office:value-type="string" calcext:value-type="string">
            <text:p>GALLO ANA MARÍA c/ IRSA INVERSIONES Y REPRESENTACIONES SA- 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9</text:p>
          </table:table-cell>
          <table:table-cell table:style-name="ce3" office:value-type="string" calcext:value-type="string">
            <text:p>GALLO ANA MARÍA c/ IRSA INVERSIONES Y REPRESENTACIONES SA- 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9</text:p>
          </table:table-cell>
          <table:table-cell table:style-name="ce3" office:value-type="string" calcext:value-type="string">
            <text:p>GALLO ANA MARÍA c/ IRSA INVERSIONES Y REPRESENTACIONES SA- 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49</text:p>
          </table:table-cell>
          <table:table-cell table:style-name="ce3" office:value-type="string" calcext:value-type="string">
            <text:p>GALLO ANA MARÍA c/ IRSA INVERSIONES Y REPRESENTACIONES SA- 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E. Zobra. Contestación de consulta estrategi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697</text:p>
          </table:table-cell>
          <table:table-cell table:style-name="ce3" office:value-type="string" calcext:value-type="string">
            <text:p>AMARILLA MIGUEL ANGEL CON A.M.G. CONSTRUCCIONES S.R.L. Y OT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Inmigrantes a tomar vista en forma personal de la causa. La cual no se encontraba en letra.</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697</text:p>
          </table:table-cell>
          <table:table-cell table:style-name="ce3" office:value-type="string" calcext:value-type="string">
            <text:p>AMARILLA MIGUEL ANGEL CON A.M.G. CONSTRUCCIONES S.R.L. Y OT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E.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on interna con E. Zobra por consulta sobre plazo de prescripción, forma de contarlo, caso específico y acción interpuesto por Amarill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97</text:p>
          </table:table-cell>
          <table:table-cell table:style-name="ce3" office:value-type="string" calcext:value-type="string">
            <text:p>AMARILLA MIGUEL ANGEL CON A.M.G. CONSTRUCCIONES S.R.L. Y OT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currencia al Juzgado. Envío de <text:s/>mail al cliente con informe y adjuntos. Consulta interna con la Dra. Karina Kucyk.</text:p>
          </table:table-cell>
          <table:table-cell office:value-type="string" calcext:value-type="string">
            <text:p>1.30</text:p>
          </table:table-cell>
          <table:table-cell table:style-name="ce4" office:value-type="float" office:value="1635" calcext:value-type="float">
            <text:p>1.635,00</text:p>
          </table:table-cell>
          <table:table-cell table:style-name="ce5" office:value-type="float" office:value="2452.5" calcext:value-type="float">
            <text:p>2.45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697</text:p>
          </table:table-cell>
          <table:table-cell table:style-name="ce3" office:value-type="string" calcext:value-type="string">
            <text:p>AMARILLA MIGUEL ANGEL CON A.M.G. CONSTRUCCIONES S.R.L. Y OT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Envío de mail al Dr. Lagana con demand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697</text:p>
          </table:table-cell>
          <table:table-cell table:style-name="ce3" office:value-type="string" calcext:value-type="string">
            <text:p>AMARILLA MIGUEL ANGEL CON A.M.G. CONSTRUCCIONES S.R.L. Y OTR</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Lectura de sentencia -rechazando la demanda- recién notificada. Intercambio de mail interno.</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sentencia por sistema web. Informe al cliente por dictado de sentencia favorable.</text:p>
          </table:table-cell>
          <table:table-cell office:value-type="string" calcext:value-type="string">
            <text:p>0.45</text:p>
          </table:table-cell>
          <table:table-cell table:style-name="ce4" office:value-type="float" office:value="1060" calcext:value-type="float">
            <text:p>1.060,00</text:p>
          </table:table-cell>
          <table:table-cell table:style-name="ce5" office:value-type="float" office:value="795" calcext:value-type="float">
            <text:p>79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de causa. Consulta de causa con Evangelina Zobra (20 minutos). Redacción de escrito.</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Concurrencia a inmigrantes a fin de presentar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 Escaneo y digtialización de escrito.</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8727</text:p>
          </table:table-cell>
          <table:table-cell table:style-name="ce3" office:value-type="string" calcext:value-type="string">
            <text:p>RODA NATALIA INÉS CON ALTO PALERMO SA (APSA)SOBRE DAÑOS Y PE</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42</text:p>
          </table:table-cell>
          <table:table-cell table:style-name="ce3" office:value-type="string" calcext:value-type="string">
            <text:p>ALVA EDGARDO CON ALTO PALERMO SA (APSA) SOBRE DAÑOS Y PERJUI</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46</text:p>
          </table:table-cell>
          <table:table-cell table:style-name="ce3" office:value-type="string" calcext:value-type="string">
            <text:p>PEREZ BUSTAMANTE LAURA CON ALTO PALERMO SA (APSA) Y OTRO SOB</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46</text:p>
          </table:table-cell>
          <table:table-cell table:style-name="ce3" office:value-type="string" calcext:value-type="string">
            <text:p>PEREZ BUSTAMANTE LAURA CON ALTO PALERMO SA (APSA) Y OTRO SOB</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746</text:p>
          </table:table-cell>
          <table:table-cell table:style-name="ce3" office:value-type="string" calcext:value-type="string">
            <text:p>PEREZ BUSTAMANTE LAURA CON ALTO PALERMO SA (APSA) Y OTRO SOB</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5</text:p>
          </table:table-cell>
          <table:table-cell table:style-name="ce3" office:value-type="string" calcext:value-type="string">
            <text:p>ABALLAY LUISA PASCUALA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5</text:p>
          </table:table-cell>
          <table:table-cell table:style-name="ce3" office:value-type="string" calcext:value-type="string">
            <text:p>ABALLAY LUISA PASCUALA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5</text:p>
          </table:table-cell>
          <table:table-cell table:style-name="ce3" office:value-type="string" calcext:value-type="string">
            <text:p>ABALLAY LUISA PASCUALA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5</text:p>
          </table:table-cell>
          <table:table-cell table:style-name="ce3" office:value-type="string" calcext:value-type="string">
            <text:p>ABALLAY LUISA PASCUALA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5</text:p>
          </table:table-cell>
          <table:table-cell table:style-name="ce3" office:value-type="string" calcext:value-type="string">
            <text:p>ABALLAY LUISA PASCUALA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municación telefónica con la asistente del Ingeniero Inglesese. <text:s/>Intercambio de varios mails con su secretaria. Envío de mail a la empresa.</text:p>
          </table:table-cell>
          <table:table-cell office:value-type="string" calcext:value-type="string">
            <text:p>0.45</text:p>
          </table:table-cell>
          <table:table-cell table:style-name="ce4" office:value-type="float" office:value="1635" calcext:value-type="float">
            <text:p>1.635,00</text:p>
          </table:table-cell>
          <table:table-cell table:style-name="ce5" office:value-type="float" office:value="1226.25" calcext:value-type="float">
            <text:p>1.226,25</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Basefuero y Lex.</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currencia al Juzgado. Revisión de pruebas producidas por las partes.</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prueba producida y pendiente.</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758</text:p>
          </table:table-cell>
          <table:table-cell table:style-name="ce3" office:value-type="string" calcext:value-type="string">
            <text:p>CAPIZZANO MONICA CON IRSA INVERSIONES Y REPRESENTACIONES SA</text:p>
          </table:table-cell>
          <table:table-cell table:style-name="ce3" office:value-type="string" calcext:value-type="string">
            <text:p>TECNICA INFRAESTRUCTURA Y SERVICIOS</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78</text:p>
          </table:table-cell>
          <table:table-cell table:style-name="ce3" office:value-type="string" calcext:value-type="string">
            <text:p>SUÁREZ RAÚL ANTONIO CON CRIBA S.A. Y OTRO SOBRE DAÑOS Y PERJ</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778</text:p>
          </table:table-cell>
          <table:table-cell table:style-name="ce3" office:value-type="string" calcext:value-type="string">
            <text:p>SUÁREZ RAÚL ANTONIO CON CRIBA S.A. Y OTRO SOBRE DAÑOS Y PERJ</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PJN y por Lex.</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78</text:p>
          </table:table-cell>
          <table:table-cell table:style-name="ce3" office:value-type="string" calcext:value-type="string">
            <text:p>SUÁREZ RAÚL ANTONIO CON CRIBA S.A. Y OTRO SOBRE DAÑOS Y PERJ</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78</text:p>
          </table:table-cell>
          <table:table-cell table:style-name="ce3" office:value-type="string" calcext:value-type="string">
            <text:p>SUÁREZ RAÚL ANTONIO CON CRIBA S.A. Y OTRO SOBRE DAÑOS Y PERJ</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778</text:p>
          </table:table-cell>
          <table:table-cell table:style-name="ce3" office:value-type="string" calcext:value-type="string">
            <text:p>SUÁREZ RAÚL ANTONIO CON CRIBA S.A. Y OTRO SOBRE DAÑOS Y PERJ</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recepción de cédula electrónic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Revisión de expediente por prueba pericial médic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48</text:p>
          </table:table-cell>
          <table:table-cell table:style-name="ce3" office:value-type="string" calcext:value-type="string">
            <text:p>NICODEMO LUCIANA SOLEDAD C/HOYTS GENERAL CINEMA DE ARGENTINA</text:p>
          </table:table-cell>
          <table:table-cell table:style-name="ce3" office:value-type="string" calcext:value-type="string">
            <text:p>GERENCIA COMERCIAL ABASTO SHOPPING</text:p>
          </table:table-cell>
          <table:table-cell table:style-name="ce3" office:value-type="string" calcext:value-type="string">
            <text:p>30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Presentación de escrito en el juzgado. Digitalización de escrito.</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nálisis de los antecedentes de dominio. Comunicación telefónica con gestora consultando requisitos necesarios para hacer averiguaciones de dominio.</text:p>
            <text:p>Averiguaciones telefónicas por razón social a San Isidro y Sarandí. Consulta por web sobre domicilio y datos de Factory Deportes. Conjuntamente con la Dra. Evangelina Zobra Barrera. (50 minutos)</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Averiguaciones telefónicas por razón social a San Isidro y Sarandí. Consulta por web sobre domicilio y datos de Factory Deportes. Conjuntamente con la Dra. Mariana Pace.</text:p>
          </table:table-cell>
          <table:table-cell office:value-type="string" calcext:value-type="string">
            <text:p>0.50</text:p>
          </table:table-cell>
          <table:table-cell table:style-name="ce4" office:value-type="float" office:value="1635" calcext:value-type="float">
            <text:p>1.635,00</text:p>
          </table:table-cell>
          <table:table-cell table:style-name="ce5" office:value-type="float" office:value="1362.5" calcext:value-type="float">
            <text:p>1.36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Revisión de causa por domicilio de Factory. Comunicaciones telefónicas varias a dicha empresa.</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54</text:p>
          </table:table-cell>
          <table:table-cell table:style-name="ce3" office:value-type="string" calcext:value-type="string">
            <text:p>ASEGURADORA FEDERAL ARGENTINA SA C/ALTO PALERMO SA (APSA) S/</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l Juzgado a tomar vista del expediente en forma personal.</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PJN y por Lex Doctor.</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8869</text:p>
          </table:table-cell>
          <table:table-cell table:style-name="ce3" office:value-type="string" calcext:value-type="string">
            <text:p>DRAHAN VANESA ELIZABETH C/ALTO PALERMO SA Y OTRO S/DAÑOS Y P</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878</text:p>
          </table:table-cell>
          <table:table-cell table:style-name="ce3" office:value-type="string" calcext:value-type="string">
            <text:p>ADECUA C/EL BIEN SA Y OTROS S/SUMARÍSIMO (PROCESO COLECTIVO)</text:p>
          </table:table-cell>
          <table:table-cell table:style-name="ce3" office:value-type="string" calcext:value-type="string">
            <text:p>GERENCIA COMERCIAL</text:p>
          </table:table-cell>
          <table:table-cell table:style-name="ce3" office:value-type="string" calcext:value-type="string">
            <text:p>930009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01</text:p>
          </table:table-cell>
          <table:table-cell table:style-name="ce3" office:value-type="string" calcext:value-type="string">
            <text:p>CAMPIONE GABRIELA ISABEL ROSA C/CARREFOUR SA Y OTROS S/DAÑOS</text:p>
          </table:table-cell>
          <table:table-cell table:style-name="ce3" office:value-type="string" calcext:value-type="string">
            <text:p>GERENCIA REAL ESTATE IRSA PC</text:p>
          </table:table-cell>
          <table:table-cell table:style-name="ce3" office:value-type="string" calcext:value-type="string">
            <text:p>93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01</text:p>
          </table:table-cell>
          <table:table-cell table:style-name="ce3" office:value-type="string" calcext:value-type="string">
            <text:p>CAMPIONE GABRIELA ISABEL ROSA C/CARREFOUR SA Y OTROS S/DAÑOS</text:p>
          </table:table-cell>
          <table:table-cell table:style-name="ce3" office:value-type="string" calcext:value-type="string">
            <text:p>GERENCIA REAL ESTATE IRSA PC</text:p>
          </table:table-cell>
          <table:table-cell table:style-name="ce3" office:value-type="string" calcext:value-type="string">
            <text:p>930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control de causa y de cédula electrónica con traslado de pericia psicológic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nálisis de pericia de ingeniería mecánica presentada en autos. Redacción de impugnación de pericia.</text:p>
          </table:table-cell>
          <table:table-cell office:value-type="string" calcext:value-type="string">
            <text:p>0.45</text:p>
          </table:table-cell>
          <table:table-cell table:style-name="ce4" office:value-type="float" office:value="1060" calcext:value-type="float">
            <text:p>1.060,00</text:p>
          </table:table-cell>
          <table:table-cell table:style-name="ce5" office:value-type="float" office:value="795" calcext:value-type="float">
            <text:p>79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19</text:p>
          </table:table-cell>
          <table:table-cell table:style-name="ce3" office:value-type="string" calcext:value-type="string">
            <text:p>PUTZU ELSA C/ALTO PALERMO SA S/DAÑOS Y PERJUICIOS</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21</text:p>
          </table:table-cell>
          <table:table-cell table:style-name="ce3" office:value-type="string" calcext:value-type="string">
            <text:p>IBARRA ANALÍA Y OTROS C/ALTO PALERMO SA (APSA) Y MUSEO DE LO</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Confección de ofici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21</text:p>
          </table:table-cell>
          <table:table-cell table:style-name="ce3" office:value-type="string" calcext:value-type="string">
            <text:p>IBARRA ANALÍA Y OTROS C/ALTO PALERMO SA (APSA) Y MUSEO DE LO</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Intercambio de emails por documentación solicitada respecto de estatuto y reformas,</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22</text:p>
          </table:table-cell>
          <table:table-cell table:style-name="ce3" office:value-type="string" calcext:value-type="string">
            <text:p>IRSA PROPIEDADES COMERCIALES SA S/DUE DILIGENCE CENTRO DE EN</text:p>
          </table:table-cell>
          <table:table-cell table:style-name="ce3" office:value-type="string" calcext:value-type="string">
            <text:p>REAL ESTATE</text:p>
          </table:table-cell>
          <table:table-cell table:style-name="ce3" office:value-type="string" calcext:value-type="string">
            <text:p>CGAS30000083 La Plata</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Gestión certificación de copia de act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8922</text:p>
          </table:table-cell>
          <table:table-cell table:style-name="ce3" office:value-type="string" calcext:value-type="string">
            <text:p>IRSA PROPIEDADES COMERCIALES SA S/DUE DILIGENCE CENTRO DE EN</text:p>
          </table:table-cell>
          <table:table-cell table:style-name="ce3" office:value-type="string" calcext:value-type="string">
            <text:p>REAL ESTATE</text:p>
          </table:table-cell>
          <table:table-cell table:style-name="ce3" office:value-type="string" calcext:value-type="string">
            <text:p>CGAS30000083 La Plata</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de antecedentes sobre adquisición de inmueble y constitucion de reserva legal solicitada por el cliente.</text:p>
          </table:table-cell>
          <table:table-cell office:value-type="string" calcext:value-type="string">
            <text:p>0.40</text:p>
          </table:table-cell>
          <table:table-cell table:style-name="ce4" office:value-type="float" office:value="1635" calcext:value-type="float">
            <text:p>1.635,00</text:p>
          </table:table-cell>
          <table:table-cell table:style-name="ce5" office:value-type="float" office:value="1090" calcext:value-type="float">
            <text:p>1.0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22</text:p>
          </table:table-cell>
          <table:table-cell table:style-name="ce3" office:value-type="string" calcext:value-type="string">
            <text:p>IRSA PROPIEDADES COMERCIALES SA S/DUE DILIGENCE CENTRO DE EN</text:p>
          </table:table-cell>
          <table:table-cell table:style-name="ce3" office:value-type="string" calcext:value-type="string">
            <text:p>REAL ESTATE</text:p>
          </table:table-cell>
          <table:table-cell table:style-name="ce3" office:value-type="string" calcext:value-type="string">
            <text:p>CGAS30000083 La Plata</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sion de escritura de adquisición del terreno por parte de CELAP, y envio d email contestando consulta sobre balances de CELAP</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8922</text:p>
          </table:table-cell>
          <table:table-cell table:style-name="ce3" office:value-type="string" calcext:value-type="string">
            <text:p>IRSA PROPIEDADES COMERCIALES SA S/DUE DILIGENCE CENTRO DE EN</text:p>
          </table:table-cell>
          <table:table-cell table:style-name="ce3" office:value-type="string" calcext:value-type="string">
            <text:p>REAL ESTATE</text:p>
          </table:table-cell>
          <table:table-cell table:style-name="ce3" office:value-type="string" calcext:value-type="string">
            <text:p>CGAS30000083 La Plata</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ELP, Chequeo de libros de actas y escaneo a M. Rojas de actas directori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22</text:p>
          </table:table-cell>
          <table:table-cell table:style-name="ce3" office:value-type="string" calcext:value-type="string">
            <text:p>IRSA PROPIEDADES COMERCIALES SA S/DUE DILIGENCE CENTRO DE EN</text:p>
          </table:table-cell>
          <table:table-cell table:style-name="ce3" office:value-type="string" calcext:value-type="string">
            <text:p>REAL ESTATE</text:p>
          </table:table-cell>
          <table:table-cell table:style-name="ce3" office:value-type="string" calcext:value-type="string">
            <text:p>CGAS30000083 La Plata</text:p>
          </table:table-cell>
          <table:table-cell office:value-type="string" calcext:value-type="string">
            <text:p>REAL ESTATE</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nálisis de pericia médica. Consulta con Santiago Czyz <text:s/>(30 mnutos). Redacción de impugnación de pericia.</text:p>
          </table:table-cell>
          <table:table-cell office:value-type="string" calcext:value-type="string">
            <text:p>0.50</text:p>
          </table:table-cell>
          <table:table-cell table:style-name="ce4" office:value-type="float" office:value="1060" calcext:value-type="float">
            <text:p>1.060,00</text:p>
          </table:table-cell>
          <table:table-cell table:style-name="ce5" office:value-type="float" office:value="883.33" calcext:value-type="float">
            <text:p>88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SAC</text:p>
          </table:table-cell>
          <table:table-cell table:style-name="ce3" office:value-type="string" calcext:value-type="string">
            <text:p>N-JUNIOR B</text:p>
          </table:table-cell>
          <table:table-cell table:style-name="ce3" office:value-type="string" calcext:value-type="string">
            <text:p>Consulta con la Dra. Mariana Pace por pericia médic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IRSA PROPIEDADES COMERCIALES S.A.</text:p>
          </table:table-cell>
          <table:table-cell table:style-name="ce3" office:value-type="string" calcext:value-type="string">
            <text:p>X000100008936</text:p>
          </table:table-cell>
          <table:table-cell table:style-name="ce3" office:value-type="string" calcext:value-type="string">
            <text:p>SBAFFONE HUMBERTO GUSTAVO C/IRSA PROPIEDADES COMERCIALES SA</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 Control de expediente para alegato.</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dacción de alegato.</text:p>
          </table:table-cell>
          <table:table-cell office:value-type="string" calcext:value-type="string">
            <text:p>3.30</text:p>
          </table:table-cell>
          <table:table-cell table:style-name="ce4" office:value-type="float" office:value="1060" calcext:value-type="float">
            <text:p>1.060,00</text:p>
          </table:table-cell>
          <table:table-cell table:style-name="ce5" office:value-type="float" office:value="3710" calcext:value-type="float">
            <text:p>3.71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ambos expedientes (principal y beneficio). Recepción de cédula. Envío de mail interno a la Dra. Mariana Pace.</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rincipal y beneficio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Análisis de antecedentes del incidente de Beneficio de Litigar sin Gastos.</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dacción de escrito contesta expresión de agravios en el beneficio de litigar sin gastos. Comunicación interna por procuración. Consulta de causa con Evangelina Zobra (30 minutos)</text:p>
          </table:table-cell>
          <table:table-cell office:value-type="string" calcext:value-type="string">
            <text:p>1.40</text:p>
          </table:table-cell>
          <table:table-cell table:style-name="ce4" office:value-type="float" office:value="1060" calcext:value-type="float">
            <text:p>1.060,00</text:p>
          </table:table-cell>
          <table:table-cell table:style-name="ce5" office:value-type="float" office:value="1766.67" calcext:value-type="float">
            <text:p>1.76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Escaneo y digitalización de escrito. Envío de escrito mediante sistema para que se provea como mero trámite.</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48</text:p>
          </table:table-cell>
          <table:table-cell table:style-name="ce3" office:value-type="string" calcext:value-type="string">
            <text:p>KRANASKY MIRTA FELIA C/IRSA PROPIEDADES COMERCIALES SA Y OTR</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dacción de escrito para acreditar diligenciamiento de oficio dirigido a Latin Outdoor. </text:p>
            <text:p>Solicité firma a Evangelina Zobra Barrera e imprimí movimientos del proceso de Lex Doctor para solicitarles a las procuradoras que dejen el escrito y retiren el oficio a diligenciar ante AGIP.</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esnetacion de escrito y retiro de oficios.</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rrección de oficio dirigido a la AGIP. Impresión y solicitud de firma a Evangelina Zobra Barrera.</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Dejé oficio a confronte dirigido a Rentas y Escrito "Solicita se Autorice"</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or sistema informático. Imprimí movimientos de lex. Redacción de escrito "Autoriza" y solicité firma a Evangelina Zobra Barrera. <text:s/>Envié e-mail a las procuradoras para que retiren esta semana el oficio dirigido a la DGR de AGIP.</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Retiro de Oficio Judicial y presentación de escrito "Autoriz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alicé cálculo de intereses, desde la fecha de vencimiento de las obligaciones, hasta el 27/12/18. Revisión de los datos cargados en el tool.</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8962</text:p>
          </table:table-cell>
          <table:table-cell table:style-name="ce3" office:value-type="string" calcext:value-type="string">
            <text:p>GOBIERNO DE LA CIUDAD DE BUENOS AIRES C/ALTO PALERMO SA (APS</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19/09/2018 - Acta, redacciòn, modificaciòn y revisiòn por asamblea octubre.</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PROPIEDADES COMERCIALES S.A.</text:p>
          </table:table-cell>
          <table:table-cell table:style-name="ce3" office:value-type="string" calcext:value-type="string">
            <text:p>X000100009088</text:p>
          </table:table-cell>
          <table:table-cell table:style-name="ce3" office:value-type="string" calcext:value-type="string">
            <text:p>IRSA PROPIEDADES COMERCIALES S.A. S/ASAMBLEA ORDINARI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IRSA PROPIEDADES COMERCIALES S.A.</text:p>
          </table:table-cell>
          <table:table-cell table:style-name="ce3" office:value-type="string" calcext:value-type="string">
            <text:p>X000100009095</text:p>
          </table:table-cell>
          <table:table-cell table:style-name="ce3" office:value-type="string" calcext:value-type="string">
            <text:p>ARCOS DEL GOURMET S.A. S/ASAMBLEA ORDINARI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ón de nota respondiendo vista cursada en el expediente de designación de autoridades. Posterior presentación ante el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testación de vista s/ EECC al 30.09.2018. Posterior presentación ante el BYMA.</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nota de aviso de Pago de la quinta cuota de intereses de la referida emisión de Obligaciones Negociables Clase IV emitidas el 12 de septiembre de 2017. Posterior presentación ante los organismos de control.</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Revisión de 17 oficios para la Dirección del Registro de la Propiedad del Inmueble de la Provincia de Mendoza y prepararlos para su diligenciamiento.</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Intercambio de emails con Camila Mazzola por trámite de oficios.</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ón de acta de directorio s/ Pareto APP.</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Confección de acta de diectorio y hecho relevante s/ venta de participacón accionaria de TS al BHSA. Posterior envío de mail a los invlucrados en el tema.</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rámite ante la Comisión Nacional de Valores. <text:s/>Notifcacón Resolución s/ aprobación por parte del Directorio de la refoma de estatuto social aprobad por asamblea 2018.</text:p>
          </table:table-cell>
          <table:table-cell office:value-type="string" calcext:value-type="string">
            <text:p>1.50</text:p>
          </table:table-cell>
          <table:table-cell table:style-name="ce4" office:value-type="float" office:value="1907" calcext:value-type="float">
            <text:p>1.907,00</text:p>
          </table:table-cell>
          <table:table-cell table:style-name="ce5" office:value-type="float" office:value="3496.17" calcext:value-type="float">
            <text:p>3.496,17</text:p>
          </table:table-cell>
          <table:table-cell table:number-columns-repeated="2" table:style-name="ce3" office:value-type="string" calcext:value-type="string">
            <text:p>IRSA PROPIEDADES COMERCIALES S.A.</text:p>
          </table:table-cell>
          <table:table-cell table:style-name="ce3" office:value-type="string" calcext:value-type="string">
            <text:p>X000100009128</text:p>
          </table:table-cell>
          <table:table-cell table:style-name="ce3" office:value-type="string" calcext:value-type="string">
            <text:p>IRSA PROPIEDADES COMERCIALES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135</text:p>
          </table:table-cell>
          <table:table-cell table:style-name="ce3" office:value-type="string" calcext:value-type="string">
            <text:p>ARCOS DEL GOURMET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ARCOS Rectificación de acta de Licencia de la Comisión Fiscalizadora por Licencia de Noemí Cohn.</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number-columns-repeated="2" table:style-name="ce3" office:value-type="string" calcext:value-type="string">
            <text:p>IRSA PROPIEDADES COMERCIALES S.A.</text:p>
          </table:table-cell>
          <table:table-cell table:style-name="ce3" office:value-type="string" calcext:value-type="string">
            <text:p>X000100009135</text:p>
          </table:table-cell>
          <table:table-cell table:style-name="ce3" office:value-type="string" calcext:value-type="string">
            <text:p>ARCOS DEL GOURMET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135</text:p>
          </table:table-cell>
          <table:table-cell table:style-name="ce3" office:value-type="string" calcext:value-type="string">
            <text:p>ARCOS DEL GOURMET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135</text:p>
          </table:table-cell>
          <table:table-cell table:style-name="ce3" office:value-type="string" calcext:value-type="string">
            <text:p>ARCOS DEL GOURMET S.A. S/REUNIÓN DE DIRECTORIO</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DDJJ PEP de Miguel Angel Falcon y Alejandro Fernandez Alvarez para trámite de designación autoridades 2018.</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48</text:p>
          </table:table-cell>
          <table:table-cell table:style-name="ce3" office:value-type="string" calcext:value-type="string">
            <text:p>IRSA PROPIEDADES COMERCIALES S.A S/AUMENTO DE CAPITAL MODIFI</text:p>
          </table:table-cell>
          <table:table-cell table:style-name="ce3" office:value-type="string" calcext:value-type="string">
            <text:p>ADMINISTRACION CORPORATIVA</text:p>
          </table:table-cell>
          <table:table-cell table:style-name="ce3" office:value-type="string" calcext:value-type="string">
            <text:p>93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Prepara documentación presentacion previa asambleas: directorios, nóminas de autoridades.</text:p>
          </table:table-cell>
          <table:table-cell office:value-type="string" calcext:value-type="string">
            <text:p>1.20</text:p>
          </table:table-cell>
          <table:table-cell table:style-name="ce4" office:value-type="float" office:value="1635" calcext:value-type="float">
            <text:p>1.635,00</text:p>
          </table:table-cell>
          <table:table-cell table:style-name="ce5" office:value-type="float" office:value="2180" calcext:value-type="float">
            <text:p>2.18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75</text:p>
          </table:table-cell>
          <table:table-cell table:style-name="ce3" office:value-type="string" calcext:value-type="string">
            <text:p>ARCOS DEL GOURMET S.A. S/DIRECTORIO DE APROBACIÓN DE EECC</text:p>
          </table:table-cell>
          <table:table-cell table:style-name="ce3" office:value-type="string" calcext:value-type="string">
            <text:p>ADMINISTRACION CORPORATIVA</text:p>
          </table:table-cell>
          <table:table-cell table:style-name="ce3" office:value-type="string" calcext:value-type="string">
            <text:p>93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number-columns-repeated="2" table:style-name="ce3" office:value-type="string" calcext:value-type="string">
            <text:p>IRSA PROPIEDADES COMERCIALES S.A.</text:p>
          </table:table-cell>
          <table:table-cell table:style-name="ce3" office:value-type="string" calcext:value-type="string">
            <text:p>X000100009175</text:p>
          </table:table-cell>
          <table:table-cell table:style-name="ce3" office:value-type="string" calcext:value-type="string">
            <text:p>ARCOS DEL GOURMET S.A. S/DIRECTORIO DE APROBACIÓN DE EECC</text:p>
          </table:table-cell>
          <table:table-cell table:style-name="ce3" office:value-type="string" calcext:value-type="string">
            <text:p>ADMINISTRACION CORPORATIVA</text:p>
          </table:table-cell>
          <table:table-cell table:style-name="ce3" office:value-type="string" calcext:value-type="string">
            <text:p>93000401</text:p>
          </table:table-cell>
          <table:table-cell office:value-type="string" calcext:value-type="string">
            <text:p>ADMINISTRACIÓN</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del 10 al 14 Dic. Confección e informe a equipo societario de quorum.</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188</text:p>
          </table:table-cell>
          <table:table-cell table:style-name="ce3" office:value-type="string" calcext:value-type="string">
            <text:p>IRSA PROPIEDADES COMERCIALES S.A. S/ANÁLISIS DE CUESTIONES S</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y 26 al 28 Di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PROPIEDADES COMERCIALES S.A.</text:p>
          </table:table-cell>
          <table:table-cell table:style-name="ce3" office:value-type="string" calcext:value-type="string">
            <text:p>X000100009188</text:p>
          </table:table-cell>
          <table:table-cell table:style-name="ce3" office:value-type="string" calcext:value-type="string">
            <text:p>IRSA PROPIEDADES COMERCIALES S.A. S/ANÁLISIS DE CUESTIONES S</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ones con secretarias de directores por quorum semanas del 17 al 21. Confección e informe a equipo societario de quorum.</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188</text:p>
          </table:table-cell>
          <table:table-cell table:style-name="ce3" office:value-type="string" calcext:value-type="string">
            <text:p>IRSA PROPIEDADES COMERCIALES S.A. S/ANÁLISIS DE CUESTIONES S</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nfección parcial de quorum semana del 26 al 28 Dic.</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PROPIEDADES COMERCIALES S.A.</text:p>
          </table:table-cell>
          <table:table-cell table:style-name="ce3" office:value-type="string" calcext:value-type="string">
            <text:p>X000100009188</text:p>
          </table:table-cell>
          <table:table-cell table:style-name="ce3" office:value-type="string" calcext:value-type="string">
            <text:p>IRSA PROPIEDADES COMERCIALES S.A. S/ANÁLISIS DE CUESTIONES S</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querimiento Comité de Auditorìa por venta Tarshop</text:p>
          </table:table-cell>
          <table:table-cell office:value-type="string" calcext:value-type="string">
            <text:p>0.45</text:p>
          </table:table-cell>
          <table:table-cell table:style-name="ce4" office:value-type="float" office:value="1907" calcext:value-type="float">
            <text:p>1.907,00</text:p>
          </table:table-cell>
          <table:table-cell table:style-name="ce5" office:value-type="float" office:value="1430.25" calcext:value-type="float">
            <text:p>1.430,25</text:p>
          </table:table-cell>
          <table:table-cell table:number-columns-repeated="2" table:style-name="ce3" office:value-type="string" calcext:value-type="string">
            <text:p>IRSA PROPIEDADES COMERCIALES S.A.</text:p>
          </table:table-cell>
          <table:table-cell table:style-name="ce3" office:value-type="string" calcext:value-type="string">
            <text:p>X000100009216</text:p>
          </table:table-cell>
          <table:table-cell table:style-name="ce3" office:value-type="string" calcext:value-type="string">
            <text:p>IRSA PROPIEDADES COMERCIALES S.A. S/COMITÉS DE AUDITORÍ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Trabajar en pedido a comité de auditoría de IRSA PC y remisión de comentarios en relación a operación Tarshop</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16</text:p>
          </table:table-cell>
          <table:table-cell table:style-name="ce3" office:value-type="string" calcext:value-type="string">
            <text:p>IRSA PROPIEDADES COMERCIALES S.A. S/COMITÉS DE AUDITORÍ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PCE</text:p>
          </table:table-cell>
          <table:table-cell table:style-name="ce3" office:value-type="string" calcext:value-type="string">
            <text:p>N-CONSULTOR</text:p>
          </table:table-cell>
          <table:table-cell table:style-name="ce3" office:value-type="string" calcext:value-type="string">
            <text:p>Revisar acta de directorio aprobando la operación de TARSHOP, call con representante del comité de auditoría brindando respuesta a distintas inquietudes de los miembros</text:p>
          </table:table-cell>
          <table:table-cell office:value-type="string" calcext:value-type="string">
            <text:p>1.40</text:p>
          </table:table-cell>
          <table:table-cell table:style-name="ce4" office:value-type="float" office:value="1907" calcext:value-type="float">
            <text:p>1.907,00</text:p>
          </table:table-cell>
          <table:table-cell table:style-name="ce5" office:value-type="float" office:value="3178.33" calcext:value-type="float">
            <text:p>3.178,33</text:p>
          </table:table-cell>
          <table:table-cell table:number-columns-repeated="2" table:style-name="ce3" office:value-type="string" calcext:value-type="string">
            <text:p>IRSA PROPIEDADES COMERCIALES S.A.</text:p>
          </table:table-cell>
          <table:table-cell table:style-name="ce3" office:value-type="string" calcext:value-type="string">
            <text:p>X000100009216</text:p>
          </table:table-cell>
          <table:table-cell table:style-name="ce3" office:value-type="string" calcext:value-type="string">
            <text:p>IRSA PROPIEDADES COMERCIALES S.A. S/COMITÉS DE AUDITORÍ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sistencia al Comité de Auditoría de IRSA PC en Moreno.</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16</text:p>
          </table:table-cell>
          <table:table-cell table:style-name="ce3" office:value-type="string" calcext:value-type="string">
            <text:p>IRSA PROPIEDADES COMERCIALES S.A. S/COMITÉS DE AUDITORÍA</text:p>
          </table:table-cell>
          <table:table-cell table:style-name="ce3" office:value-type="string" calcext:value-type="string">
            <text:p>DIRECTORIO</text:p>
          </table:table-cell>
          <table:table-cell table:style-name="ce3" office:value-type="string" calcext:value-type="string">
            <text:p>930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l Juzgado. Control de causa. Control de expediente en la Mesa de Entradas de la Corte.</text:p>
          </table:table-cell>
          <table:table-cell office:value-type="string" calcext:value-type="string">
            <text:p>1.10</text:p>
          </table:table-cell>
          <table:table-cell table:style-name="ce4" office:value-type="float" office:value="1635" calcext:value-type="float">
            <text:p>1.635,00</text:p>
          </table:table-cell>
          <table:table-cell table:style-name="ce5" office:value-type="float" office:value="1907.5" calcext:value-type="float">
            <text:p>1.907,50</text:p>
          </table:table-cell>
          <table:table-cell table:number-columns-repeated="2" table:style-name="ce3" office:value-type="string" calcext:value-type="string">
            <text:p>IRSA PROPIEDADES COMERCIALES S.A.</text:p>
          </table:table-cell>
          <table:table-cell table:style-name="ce3" office:value-type="string" calcext:value-type="string">
            <text:p>X000100009224</text:p>
          </table:table-cell>
          <table:table-cell table:style-name="ce3" office:value-type="string" calcext:value-type="string">
            <text:p>IRSA PROPIEDADES COMERCIALES S.A. S/INSPECCIONES CNV - IGJ</text:p>
          </table:table-cell>
          <table:table-cell table:style-name="ce3" office:value-type="string" calcext:value-type="string">
            <text:p>GERENCIA ADMINISTRATIVA NEGOCI</text:p>
          </table:table-cell>
          <table:table-cell table:style-name="ce3" office:value-type="string" calcext:value-type="string">
            <text:p>9300041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Análisis de causa y de prueba pendiente. Consulta de causa con Evangelina Zobra (15 minutos).</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sulta Dra. Mariana Pace. En forma conjunt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Averiguación de costos por diligenciamiento de oficio ley en Municipalidad de Avellaneda. Redacción de escrito.</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esentación de Oficio en Cardigonte para su diligenciamiento</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Concurrencia a inmigrantes a fin de presentar escrito.</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procuración. Escaneo y digitalización de escrito y documenta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43</text:p>
          </table:table-cell>
          <table:table-cell table:style-name="ce3" office:value-type="string" calcext:value-type="string">
            <text:p>BARRAGAN SANDRA BEATRIZ C/IRSA INVERSIONES Y REPRESENTACIONE</text:p>
          </table:table-cell>
          <table:table-cell table:style-name="ce3" office:value-type="string" calcext:value-type="string">
            <text:p>MARKETING IRSA PC</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5</text:p>
          </table:table-cell>
          <table:table-cell table:style-name="ce3" office:value-type="string" calcext:value-type="string">
            <text:p>DITALE SA S/CONCURSO PREVENTIVO S/PEDIDO DE VERIFICACIÓN DE</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leva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5</text:p>
          </table:table-cell>
          <table:table-cell table:style-name="ce3" office:value-type="string" calcext:value-type="string">
            <text:p>DITALE SA S/CONCURSO PREVENTIVO S/PEDIDO DE VERIFICACIÓN DE</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ctualizacio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245</text:p>
          </table:table-cell>
          <table:table-cell table:style-name="ce3" office:value-type="string" calcext:value-type="string">
            <text:p>DITALE SA S/CONCURSO PREVENTIVO S/PEDIDO DE VERIFICACIÓN DE</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245</text:p>
          </table:table-cell>
          <table:table-cell table:style-name="ce3" office:value-type="string" calcext:value-type="string">
            <text:p>DITALE SA S/CONCURSO PREVENTIVO S/PEDIDO DE VERIFICACIÓN DE</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Hecho relevante por ERSA.</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64</text:p>
          </table:table-cell>
          <table:table-cell table:style-name="ce3" office:value-type="string" calcext:value-type="string">
            <text:p>IRSA PROPIEDADES COMERCIALES S.A. S/RÉGIMEN INFORMATIVO CNV</text:p>
          </table:table-cell>
          <table:table-cell table:style-name="ce3" office:value-type="string" calcext:value-type="string">
            <text:p>GERENCIA ADMINISTRATIVA NEGOCI</text:p>
          </table:table-cell>
          <table:table-cell table:style-name="ce3" office:value-type="string" calcext:value-type="string">
            <text:p>93000415</text:p>
          </table:table-cell>
          <table:table-cell office:value-type="string" calcext:value-type="string">
            <text:p>AUT. CONTRALOR</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Control de causa principal y beneficio. Comunicación interna por procuración.</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284</text:p>
          </table:table-cell>
          <table:table-cell table:style-name="ce3" office:value-type="string" calcext:value-type="string">
            <text:p>GONZALEZ MERCEDES CRISTINA C/ ALTO PALERMO SA Y OTROS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Control de causas principal y beneficio. Comunicación interna por procuración. Redacción de escrito.</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84</text:p>
          </table:table-cell>
          <table:table-cell table:style-name="ce3" office:value-type="string" calcext:value-type="string">
            <text:p>GONZALEZ MERCEDES CRISTINA C/ ALTO PALERMO SA Y OTROS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de todo el expediente de Gonzalez Mercedes Cristina s/ beneficio de litigiar sin gastos", en conexidad con el daños y perjuicios</text:p>
          </table:table-cell>
          <table:table-cell office:value-type="string" calcext:value-type="string">
            <text:p>0.50</text:p>
          </table:table-cell>
          <table:table-cell table:style-name="ce4" office:value-type="float" office:value="634" calcext:value-type="float">
            <text:p>634,00</text:p>
          </table:table-cell>
          <table:table-cell table:style-name="ce5" office:value-type="float" office:value="528.33" calcext:value-type="float">
            <text:p>528,33</text:p>
          </table:table-cell>
          <table:table-cell table:number-columns-repeated="2" table:style-name="ce3" office:value-type="string" calcext:value-type="string">
            <text:p>IRSA PROPIEDADES COMERCIALES S.A.</text:p>
          </table:table-cell>
          <table:table-cell table:style-name="ce3" office:value-type="string" calcext:value-type="string">
            <text:p>X000100009284</text:p>
          </table:table-cell>
          <table:table-cell table:style-name="ce3" office:value-type="string" calcext:value-type="string">
            <text:p>GONZALEZ MERCEDES CRISTINA C/ ALTO PALERMO SA Y OTROS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84</text:p>
          </table:table-cell>
          <table:table-cell table:style-name="ce3" office:value-type="string" calcext:value-type="string">
            <text:p>GONZALEZ MERCEDES CRISTINA C/ ALTO PALERMO SA Y OTROS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284</text:p>
          </table:table-cell>
          <table:table-cell table:style-name="ce3" office:value-type="string" calcext:value-type="string">
            <text:p>GONZALEZ MERCEDES CRISTINA C/ ALTO PALERMO SA Y OTROS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fección de escrito. Coordinación depósito y pago de tasa de justici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fección de boleta de depósito. Envío de mail interno a fin de que procedan al pago de la tasa de justicia y depósito de consignación.</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ago de Tasa de Justicia en el Banco Ciudad y depósito judicial en el Banco Nación</text:p>
          </table:table-cell>
          <table:table-cell office:value-type="string" calcext:value-type="string">
            <text:p>1.30</text:p>
          </table:table-cell>
          <table:table-cell table:style-name="ce4" office:value-type="float" office:value="634" calcext:value-type="float">
            <text:p>634,00</text:p>
          </table:table-cell>
          <table:table-cell table:style-name="ce5" office:value-type="float" office:value="951" calcext:value-type="float">
            <text:p>951,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Control estado procesal de la caus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9346</text:p>
          </table:table-cell>
          <table:table-cell table:style-name="ce3" office:value-type="string" calcext:value-type="string">
            <text:p>ARCOS DEL GOURMET SA C/ADMINISTRACIÓN DE INFRAESTRUCTURAS FE</text:p>
          </table:table-cell>
          <table:table-cell table:style-name="ce3" office:value-type="string" calcext:value-type="string">
            <text:p>SIN GERENCIA</text:p>
          </table:table-cell>
          <table:table-cell table:style-name="ce3" office:value-type="string" calcext:value-type="string">
            <text:p>301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 Releva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369</text:p>
          </table:table-cell>
          <table:table-cell table:style-name="ce3" office:value-type="string" calcext:value-type="string">
            <text:p>ARIFE SA S/CONCURSO PREVENTIVO</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ctualizacio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369</text:p>
          </table:table-cell>
          <table:table-cell table:style-name="ce3" office:value-type="string" calcext:value-type="string">
            <text:p>ARIFE SA S/CONCURSO PREVENTIVO</text:p>
          </table:table-cell>
          <table:table-cell table:style-name="ce3" office:value-type="string" calcext:value-type="string">
            <text:p>GERENCIA COMERCIAL ALTO PALERM</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379</text:p>
          </table:table-cell>
          <table:table-cell table:style-name="ce3" office:value-type="string" calcext:value-type="string">
            <text:p>ALMIRON STELLA MARIS C/IRSA INVERSIONES Y REPRESENTACION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Análisis de sentencia dictada y notificada en forma electrónica. Informe al cliente vía e-mail de la sentencia. Redacción de escrito.</text:p>
          </table:table-cell>
          <table:table-cell office:value-type="string" calcext:value-type="string">
            <text:p>0.45</text:p>
          </table:table-cell>
          <table:table-cell table:style-name="ce4" office:value-type="float" office:value="1060" calcext:value-type="float">
            <text:p>1.060,00</text:p>
          </table:table-cell>
          <table:table-cell table:style-name="ce5" office:value-type="float" office:value="795" calcext:value-type="float">
            <text:p>79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79</text:p>
          </table:table-cell>
          <table:table-cell table:style-name="ce3" office:value-type="string" calcext:value-type="string">
            <text:p>ALMIRON STELLA MARIS C/IRSA INVERSIONES Y REPRESENTACION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Envío de mail a la empresa consultando por posible acuerdo.</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79</text:p>
          </table:table-cell>
          <table:table-cell table:style-name="ce3" office:value-type="string" calcext:value-type="string">
            <text:p>ALMIRON STELLA MARIS C/IRSA INVERSIONES Y REPRESENTACION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79</text:p>
          </table:table-cell>
          <table:table-cell table:style-name="ce3" office:value-type="string" calcext:value-type="string">
            <text:p>ALMIRON STELLA MARIS C/IRSA INVERSIONES Y REPRESENTACION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379</text:p>
          </table:table-cell>
          <table:table-cell table:style-name="ce3" office:value-type="string" calcext:value-type="string">
            <text:p>ALMIRON STELLA MARIS C/IRSA INVERSIONES Y REPRESENTACION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395</text:p>
          </table:table-cell>
          <table:table-cell table:style-name="ce3" office:value-type="string" calcext:value-type="string">
            <text:p>HAUSCHILDT NORMA ALICIA C/ALTO PALERMO SA Y OTRO S/DAÑOS Y P</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sulta de causa con Santiago Czyz.</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SAC</text:p>
          </table:table-cell>
          <table:table-cell table:style-name="ce3" office:value-type="string" calcext:value-type="string">
            <text:p>N-JUNIOR B</text:p>
          </table:table-cell>
          <table:table-cell table:style-name="ce3" office:value-type="string" calcext:value-type="string">
            <text:p>Redacción de escrito contestación de agravios y consulta con Mariana Pace</text:p>
          </table:table-cell>
          <table:table-cell office:value-type="string" calcext:value-type="string">
            <text:p>3.00</text:p>
          </table:table-cell>
          <table:table-cell table:style-name="ce4" office:value-type="float" office:value="1060" calcext:value-type="float">
            <text:p>1.060,00</text:p>
          </table:table-cell>
          <table:table-cell table:style-name="ce5" office:value-type="float" office:value="3180" calcext:value-type="float">
            <text:p>3.18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29</text:p>
          </table:table-cell>
          <table:table-cell table:style-name="ce3" office:value-type="string" calcext:value-type="string">
            <text:p>PESSO ISOLDA MÓNICA C/IRSA PROPIEDADES COMERCIALES SA S/DAÑO</text:p>
          </table:table-cell>
          <table:table-cell table:style-name="ce3" office:value-type="string" calcext:value-type="string">
            <text:p>ESTACIONAMIENTO IRSA PC</text:p>
          </table:table-cell>
          <table:table-cell table:style-name="ce3" office:value-type="string" calcext:value-type="string">
            <text:p>930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expediente.</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PJN.</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PJN.</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470</text:p>
          </table:table-cell>
          <table:table-cell table:style-name="ce3" office:value-type="string" calcext:value-type="string">
            <text:p>ANDRAGNEZ MARINA CELESTE C/SHOPPING ABASTO Y OTROS S/DAÑOS Y</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533</text:p>
          </table:table-cell>
          <table:table-cell table:style-name="ce3" office:value-type="string" calcext:value-type="string">
            <text:p>ROZZANO FAVIO DAMIAN C/ALTO PALERMO SA S/DAÑOS Y PERJUICIO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ctualizacio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533</text:p>
          </table:table-cell>
          <table:table-cell table:style-name="ce3" office:value-type="string" calcext:value-type="string">
            <text:p>ROZZANO FAVIO DAMIAN C/ALTO PALERMO SA S/DAÑOS Y PERJUICIO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610</text:p>
          </table:table-cell>
          <table:table-cell table:style-name="ce3" office:value-type="string" calcext:value-type="string">
            <text:p>SKRBEC FEDERICO ERNESTO C/IRSA PROP. COM. SA S/ORDINARIO</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610</text:p>
          </table:table-cell>
          <table:table-cell table:style-name="ce3" office:value-type="string" calcext:value-type="string">
            <text:p>SKRBEC FEDERICO ERNESTO C/IRSA PROP. COM. SA S/ORDINARIO</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610</text:p>
          </table:table-cell>
          <table:table-cell table:style-name="ce3" office:value-type="string" calcext:value-type="string">
            <text:p>SKRBEC FEDERICO ERNESTO C/IRSA PROP. COM. SA S/ORDINARIO</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675</text:p>
          </table:table-cell>
          <table:table-cell table:style-name="ce3" office:value-type="string" calcext:value-type="string">
            <text:p>ESCATE QUISPE MAURA ANTONIA C/IRSA PROPIEDADES COMERCIAL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675</text:p>
          </table:table-cell>
          <table:table-cell table:style-name="ce3" office:value-type="string" calcext:value-type="string">
            <text:p>ESCATE QUISPE MAURA ANTONIA C/IRSA PROPIEDADES COMERCIAL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Audiencia testimonial.</text:p>
          </table:table-cell>
          <table:table-cell office:value-type="string" calcext:value-type="string">
            <text:p>2.10</text:p>
          </table:table-cell>
          <table:table-cell table:style-name="ce4" office:value-type="float" office:value="1907" calcext:value-type="float">
            <text:p>1.907,00</text:p>
          </table:table-cell>
          <table:table-cell table:style-name="ce5" office:value-type="float" office:value="4131.83" calcext:value-type="float">
            <text:p>4.131,83</text:p>
          </table:table-cell>
          <table:table-cell table:number-columns-repeated="2" table:style-name="ce3" office:value-type="string" calcext:value-type="string">
            <text:p>IRSA PROPIEDADES COMERCIALES S.A.</text:p>
          </table:table-cell>
          <table:table-cell table:style-name="ce3" office:value-type="string" calcext:value-type="string">
            <text:p>X000100009675</text:p>
          </table:table-cell>
          <table:table-cell table:style-name="ce3" office:value-type="string" calcext:value-type="string">
            <text:p>ESCATE QUISPE MAURA ANTONIA C/IRSA PROPIEDADES COMERCIAL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675</text:p>
          </table:table-cell>
          <table:table-cell table:style-name="ce3" office:value-type="string" calcext:value-type="string">
            <text:p>ESCATE QUISPE MAURA ANTONIA C/IRSA PROPIEDADES COMERCIALES S</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682</text:p>
          </table:table-cell>
          <table:table-cell table:style-name="ce3" office:value-type="string" calcext:value-type="string">
            <text:p>LEIZEROW ADELA JOSEFINA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682</text:p>
          </table:table-cell>
          <table:table-cell table:style-name="ce3" office:value-type="string" calcext:value-type="string">
            <text:p>LEIZEROW ADELA JOSEFINA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682</text:p>
          </table:table-cell>
          <table:table-cell table:style-name="ce3" office:value-type="string" calcext:value-type="string">
            <text:p>LEIZEROW ADELA JOSEFINA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682</text:p>
          </table:table-cell>
          <table:table-cell table:style-name="ce3" office:value-type="string" calcext:value-type="string">
            <text:p>LEIZEROW ADELA JOSEFINA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PJN.</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9682</text:p>
          </table:table-cell>
          <table:table-cell table:style-name="ce3" office:value-type="string" calcext:value-type="string">
            <text:p>LEIZEROW ADELA JOSEFINA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office:value-type="string" calcext:value-type="string">
            <text:p>E. Sawicke -</text:p>
          </table:table-cell>
          <table:table-cell table:style-name="ce3" office:value-type="string" calcext:value-type="string">
            <text:p>IRSA PROPIEDADES COMERCIALES S.A.</text:p>
          </table:table-cell>
          <table:table-cell table:style-name="ce3" office:value-type="string" calcext:value-type="string">
            <text:p>KKP</text:p>
          </table:table-cell>
          <table:table-cell table:style-name="ce3" office:value-type="string" calcext:value-type="string">
            <text:p>N-SOCIO C</text:p>
          </table:table-cell>
          <table:table-cell table:style-name="ce3" office:value-type="string" calcext:value-type="string">
            <text:p><text:s/>Reunión interna con E. Zobra. Contestación de consulta estrategia.</text:p>
          </table:table-cell>
          <table:table-cell office:value-type="string" calcext:value-type="string">
            <text:p>0.15</text:p>
          </table:table-cell>
          <table:table-cell table:style-name="ce4" office:value-type="float" office:value="1907" calcext:value-type="float">
            <text:p>1.907,00</text:p>
          </table:table-cell>
          <table:table-cell table:style-name="ce5" office:value-type="float" office:value="476.75" calcext:value-type="float">
            <text:p>476,75</text:p>
          </table:table-cell>
          <table:table-cell table:number-columns-repeated="2" table:style-name="ce3" office:value-type="string" calcext:value-type="string">
            <text:p>IRSA PROPIEDADES COMERCIALES S.A.</text:p>
          </table:table-cell>
          <table:table-cell table:style-name="ce3" office:value-type="string" calcext:value-type="string">
            <text:p>X000100009688</text:p>
          </table:table-cell>
          <table:table-cell table:style-name="ce3" office:value-type="string" calcext:value-type="string">
            <text:p>IRSA PROPIEDADES COMERCIALES S.A. C/TERRAZAS ARENALES S.A. Y</text:p>
          </table:table-cell>
          <table:table-cell table:style-name="ce3" office:value-type="string" calcext:value-type="string">
            <text:p>SIN GERENCIA</text:p>
          </table:table-cell>
          <table:table-cell table:style-name="ce3" office:value-type="string" calcext:value-type="string">
            <text:p>40079100</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Revisión de recurso de reconsideración confeccionado por Mariana Pace.</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9725</text:p>
          </table:table-cell>
          <table:table-cell table:style-name="ce3" office:value-type="string" calcext:value-type="string">
            <text:p>ACTAS CONTRAVENCIONALES ABASTO</text:p>
          </table:table-cell>
          <table:table-cell table:style-name="ce3" office:value-type="string" calcext:value-type="string">
            <text:p>AB ALQUILERES</text:p>
          </table:table-cell>
          <table:table-cell table:style-name="ce3" office:value-type="string" calcext:value-type="string">
            <text:p>300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Concurrencia a unidad controladora nº 118 a fin de recabar inbformacion respecto al acta de infraccion 800006385.</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5</text:p>
          </table:table-cell>
          <table:table-cell table:style-name="ce3" office:value-type="string" calcext:value-type="string">
            <text:p>ACTAS CONTRAVENCIONALES ABASTO</text:p>
          </table:table-cell>
          <table:table-cell table:style-name="ce3" office:value-type="string" calcext:value-type="string">
            <text:p>AB ALQUILERES</text:p>
          </table:table-cell>
          <table:table-cell table:style-name="ce3" office:value-type="string" calcext:value-type="string">
            <text:p>300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Traslado de kiosco Alcorta. Varias comunicaciones telefónicas con Espacio Público hasta poder contactarme con Oscar Damato. <text:s/>Contacto telefónico con él. Envío de mail al cliente con resultado del inicio de la gestión. Comunicaciones telefónicas (10 por lo menos) con la Dirección de Fiscalización. Nueva comunicación telefónica con Damato de Espacio Público quien me facilitó los datos de la titular del puesto: <text:s/>Vilma Fredes: 1171674550. Envío de mail al cliente.</text:p>
          </table:table-cell>
          <table:table-cell office:value-type="string" calcext:value-type="string">
            <text:p>1.15</text:p>
          </table:table-cell>
          <table:table-cell table:style-name="ce4" office:value-type="float" office:value="1635" calcext:value-type="float">
            <text:p>1.635,00</text:p>
          </table:table-cell>
          <table:table-cell table:style-name="ce5" office:value-type="float" office:value="2043.75" calcext:value-type="float">
            <text:p>2.043,75</text:p>
          </table:table-cell>
          <table:table-cell table:number-columns-repeated="2" table:style-name="ce3" office:value-type="string" calcext:value-type="string">
            <text:p>IRSA PROPIEDADES COMERCIALES S.A.</text:p>
          </table:table-cell>
          <table:table-cell table:style-name="ce3" office:value-type="string" calcext:value-type="string">
            <text:p>X000100009727</text:p>
          </table:table-cell>
          <table:table-cell table:style-name="ce3" office:value-type="string" calcext:value-type="string">
            <text:p>ACTAS CONTRAVENCIONALES PASEO ALCORTA</text:p>
          </table:table-cell>
          <table:table-cell table:style-name="ce3" office:value-type="string" calcext:value-type="string">
            <text:p>PA ALQUILERES</text:p>
          </table:table-cell>
          <table:table-cell table:style-name="ce3" office:value-type="string" calcext:value-type="string">
            <text:p>30020199</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nálisis de denuncia. Redacción de recurso de reconsideración. Comunicación interna por recurso. (Denuncia: Minniti c/ IRSA)</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7</text:p>
          </table:table-cell>
          <table:table-cell table:style-name="ce3" office:value-type="string" calcext:value-type="string">
            <text:p>ACTAS CONTRAVENCIONALES PASEO ALCORTA</text:p>
          </table:table-cell>
          <table:table-cell table:style-name="ce3" office:value-type="string" calcext:value-type="string">
            <text:p>PA ALQUILERES</text:p>
          </table:table-cell>
          <table:table-cell table:style-name="ce3" office:value-type="string" calcext:value-type="string">
            <text:p>30020199</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sulta de causa con Evangelina Zobra (20 minutos). Comunicación interna por presentación de recurso de reconsideración. Escaneo de presentación. Informe al cliente acerca de la presentación realizada.</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7</text:p>
          </table:table-cell>
          <table:table-cell table:style-name="ce3" office:value-type="string" calcext:value-type="string">
            <text:p>ACTAS CONTRAVENCIONALES PASEO ALCORTA</text:p>
          </table:table-cell>
          <table:table-cell table:style-name="ce3" office:value-type="string" calcext:value-type="string">
            <text:p>PA ALQUILERES</text:p>
          </table:table-cell>
          <table:table-cell table:style-name="ce3" office:value-type="string" calcext:value-type="string">
            <text:p>30020199</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esentación de Recurso de Reconsideración ante Defensa del Consumidor</text:p>
          </table:table-cell>
          <table:table-cell office:value-type="string" calcext:value-type="string">
            <text:p>0.50</text:p>
          </table:table-cell>
          <table:table-cell table:style-name="ce4" office:value-type="float" office:value="634" calcext:value-type="float">
            <text:p>634,00</text:p>
          </table:table-cell>
          <table:table-cell table:style-name="ce5" office:value-type="float" office:value="528.33" calcext:value-type="float">
            <text:p>528,33</text:p>
          </table:table-cell>
          <table:table-cell table:number-columns-repeated="2" table:style-name="ce3" office:value-type="string" calcext:value-type="string">
            <text:p>IRSA PROPIEDADES COMERCIALES S.A.</text:p>
          </table:table-cell>
          <table:table-cell table:style-name="ce3" office:value-type="string" calcext:value-type="string">
            <text:p>X000100009727</text:p>
          </table:table-cell>
          <table:table-cell table:style-name="ce3" office:value-type="string" calcext:value-type="string">
            <text:p>ACTAS CONTRAVENCIONALES PASEO ALCORTA</text:p>
          </table:table-cell>
          <table:table-cell table:style-name="ce3" office:value-type="string" calcext:value-type="string">
            <text:p>PA ALQUILERES</text:p>
          </table:table-cell>
          <table:table-cell table:style-name="ce3" office:value-type="string" calcext:value-type="string">
            <text:p>30020199</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eparacion de descargos, acta numero 296926 y <text:s/>297882</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8</text:p>
          </table:table-cell>
          <table:table-cell table:style-name="ce3" office:value-type="string" calcext:value-type="string">
            <text:p>ACTAS CONTRAVENCIONALES PATIO BULLRICH</text:p>
          </table:table-cell>
          <table:table-cell table:style-name="ce3" office:value-type="string" calcext:value-type="string">
            <text:p>PB ALQUILERES</text:p>
          </table:table-cell>
          <table:table-cell table:style-name="ce3" office:value-type="string" calcext:value-type="string">
            <text:p>3001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acta 296926.</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8</text:p>
          </table:table-cell>
          <table:table-cell table:style-name="ce3" office:value-type="string" calcext:value-type="string">
            <text:p>ACTAS CONTRAVENCIONALES PATIO BULLRICH</text:p>
          </table:table-cell>
          <table:table-cell table:style-name="ce3" office:value-type="string" calcext:value-type="string">
            <text:p>PB ALQUILERES</text:p>
          </table:table-cell>
          <table:table-cell table:style-name="ce3" office:value-type="string" calcext:value-type="string">
            <text:p>3001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eparacion de escrito "Pase a la justicia penal, contravencional y de faltas" , referidas a actas nº 800005804 y 400425617</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29</text:p>
          </table:table-cell>
          <table:table-cell table:style-name="ce3" office:value-type="string" calcext:value-type="string">
            <text:p>ACTAS CONTRAVENCIONALES DISTRITO ARCOS</text:p>
          </table:table-cell>
          <table:table-cell table:style-name="ce3" office:value-type="string" calcext:value-type="string">
            <text:p>DA ALQUILERES</text:p>
          </table:table-cell>
          <table:table-cell table:style-name="ce3" office:value-type="string" calcext:value-type="string">
            <text:p>30100199</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Confeccion de descargo relativo a acta de intimacion sobre torre " Boston"</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31</text:p>
          </table:table-cell>
          <table:table-cell table:style-name="ce3" office:value-type="string" calcext:value-type="string">
            <text:p>ACTAS CONTRAVENCIONALES ALTO PALERMO</text:p>
          </table:table-cell>
          <table:table-cell table:style-name="ce3" office:value-type="string" calcext:value-type="string">
            <text:p>SA ALQUILERES</text:p>
          </table:table-cell>
          <table:table-cell table:style-name="ce3" office:value-type="string" calcext:value-type="string">
            <text:p>3007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Por TORRE BOSTON. Intimación - Dirección Gral. Fiscalización de Vías Peatonales. Revisión de escrito confeccionado por la Dra. Braghini. Envío de mail.</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731</text:p>
          </table:table-cell>
          <table:table-cell table:style-name="ce3" office:value-type="string" calcext:value-type="string">
            <text:p>ACTAS CONTRAVENCIONALES ALTO PALERMO</text:p>
          </table:table-cell>
          <table:table-cell table:style-name="ce3" office:value-type="string" calcext:value-type="string">
            <text:p>SA ALQUILERES</text:p>
          </table:table-cell>
          <table:table-cell table:style-name="ce3" office:value-type="string" calcext:value-type="string">
            <text:p>3007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Call con Santiago Donato, Olga Gómez Lemos y BYMA <text:s/>por programa de listado de gobierno corporativo.</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09758</text:p>
          </table:table-cell>
          <table:table-cell table:style-name="ce3" office:value-type="string" calcext:value-type="string">
            <text:p>IRSA PC S/COMPLIANCE</text:p>
          </table:table-cell>
          <table:table-cell table:style-name="ce3" office:value-type="string" calcext:value-type="string">
            <text:p>COMPLIANCE</text:p>
          </table:table-cell>
          <table:table-cell table:style-name="ce3" office:value-type="string" calcext:value-type="string">
            <text:p>93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7" calcext:value-type="date">
            <text:p>17-dic-18</text:p>
          </table:table-cell>
          <table:table-cell office:value-type="string" calcext:value-type="string">
            <text:p>OGL -</text:p>
          </table:table-cell>
          <table:table-cell table:style-name="ce3" office:value-type="string" calcext:value-type="string">
            <text:p>IRSA PROPIEDADES COMERCIALES S.A.</text:p>
          </table:table-cell>
          <table:table-cell table:style-name="ce3" office:value-type="string" calcext:value-type="string">
            <text:p>CZ</text:p>
          </table:table-cell>
          <table:table-cell table:style-name="ce3" office:value-type="string" calcext:value-type="string">
            <text:p>N-SOCIO AA</text:p>
          </table:table-cell>
          <table:table-cell table:style-name="ce3" office:value-type="string" calcext:value-type="string">
            <text:p><text:s/>call preparatorio para call con Byma por tema panel governance, call con Byma.</text:p>
          </table:table-cell>
          <table:table-cell office:value-type="string" calcext:value-type="string">
            <text:p>0.30</text:p>
          </table:table-cell>
          <table:table-cell table:style-name="ce4" office:value-type="float" office:value="2447" calcext:value-type="float">
            <text:p>2.447,00</text:p>
          </table:table-cell>
          <table:table-cell table:style-name="ce5" office:value-type="float" office:value="1223.5" calcext:value-type="float">
            <text:p>1.223,50</text:p>
          </table:table-cell>
          <table:table-cell table:number-columns-repeated="2" table:style-name="ce3" office:value-type="string" calcext:value-type="string">
            <text:p>IRSA PROPIEDADES COMERCIALES S.A.</text:p>
          </table:table-cell>
          <table:table-cell table:style-name="ce3" office:value-type="string" calcext:value-type="string">
            <text:p>X000100009758</text:p>
          </table:table-cell>
          <table:table-cell table:style-name="ce3" office:value-type="string" calcext:value-type="string">
            <text:p>IRSA PC S/COMPLIANCE</text:p>
          </table:table-cell>
          <table:table-cell table:style-name="ce3" office:value-type="string" calcext:value-type="string">
            <text:p>COMPLIANCE</text:p>
          </table:table-cell>
          <table:table-cell table:style-name="ce3" office:value-type="string" calcext:value-type="string">
            <text:p>93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Informe sobre Panel de Gobierno Corporativo.</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number-columns-repeated="2" table:style-name="ce3" office:value-type="string" calcext:value-type="string">
            <text:p>IRSA PROPIEDADES COMERCIALES S.A.</text:p>
          </table:table-cell>
          <table:table-cell table:style-name="ce3" office:value-type="string" calcext:value-type="string">
            <text:p>X000100009758</text:p>
          </table:table-cell>
          <table:table-cell table:style-name="ce3" office:value-type="string" calcext:value-type="string">
            <text:p>IRSA PC S/COMPLIANCE</text:p>
          </table:table-cell>
          <table:table-cell table:style-name="ce3" office:value-type="string" calcext:value-type="string">
            <text:p>COMPLIANCE</text:p>
          </table:table-cell>
          <table:table-cell table:style-name="ce3" office:value-type="string" calcext:value-type="string">
            <text:p>93000401</text:p>
          </table:table-cell>
          <table:table-cell table:style-name="ce3" office:value-type="string" calcext:value-type="string">
            <text:p>ADMINISTRACIÓN</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ara 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number-columns-repeated="2" table:style-name="ce3" office:value-type="string" calcext:value-type="string">
            <text:p>IRSA PROPIEDADES COMERCIALES S.A.</text:p>
          </table:table-cell>
          <table:table-cell table:style-name="ce3" office:value-type="string" calcext:value-type="string">
            <text:p>X000100009787</text:p>
          </table:table-cell>
          <table:table-cell table:style-name="ce3" office:value-type="string" calcext:value-type="string">
            <text:p>GOBIERNO DE LA CIUDAD DE BUENOS AIRES C/ALTO PALERMO S.A. S/</text:p>
          </table:table-cell>
          <table:table-cell table:style-name="ce3" office:value-type="string" calcext:value-type="string">
            <text:p>COMERCIAL</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Búsqueda de carpeta.</text:p>
            <text:p>Realicé cálculo de intereses desde la fecha de vencimiento de las obligaciones, al 27/12/18. Revisión de la carga de de datos del tool.</text:p>
          </table:table-cell>
          <table:table-cell office:value-type="string" calcext:value-type="string">
            <text:p>1.40</text:p>
          </table:table-cell>
          <table:table-cell table:style-name="ce4" office:value-type="float" office:value="1060" calcext:value-type="float">
            <text:p>1.060,00</text:p>
          </table:table-cell>
          <table:table-cell table:style-name="ce5" office:value-type="float" office:value="1766.67" calcext:value-type="float">
            <text:p>1.76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787</text:p>
          </table:table-cell>
          <table:table-cell table:style-name="ce3" office:value-type="string" calcext:value-type="string">
            <text:p>GOBIERNO DE LA CIUDAD DE BUENOS AIRES C/ALTO PALERMO S.A. S/</text:p>
          </table:table-cell>
          <table:table-cell table:style-name="ce3" office:value-type="string" calcext:value-type="string">
            <text:p>COMERCIAL</text:p>
          </table:table-cell>
          <table:table-cell table:style-name="ce3" office:value-type="string" calcext:value-type="string">
            <text:p>930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Análisis de carpeta. Redacción y preparación de pliego de posiciones. Redacción de escrito. Consulta de causa con Evangelina Zobra (30 minutos). Comunicación interna por procuración.</text:p>
          </table:table-cell>
          <table:table-cell office:value-type="string" calcext:value-type="string">
            <text:p>1.20</text:p>
          </table:table-cell>
          <table:table-cell table:style-name="ce4" office:value-type="float" office:value="1060" calcext:value-type="float">
            <text:p>1.060,00</text:p>
          </table:table-cell>
          <table:table-cell table:style-name="ce5" office:value-type="float" office:value="1413.33" calcext:value-type="float">
            <text:p>1.41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trol de causa. Concurrencia conjuntamente con la Dra. Mariana Pace a la audiencia que fue tomada por el Juez de la causa mas allá de la media hora, quien revisó las pruebas ofrecidas por las partes y las proveyó en el momento</text:p>
          </table:table-cell>
          <table:table-cell office:value-type="string" calcext:value-type="string">
            <text:p>3.00</text:p>
          </table:table-cell>
          <table:table-cell table:style-name="ce4" office:value-type="float" office:value="1060" calcext:value-type="float">
            <text:p>1.060,00</text:p>
          </table:table-cell>
          <table:table-cell table:style-name="ce5" office:value-type="float" office:value="3180" calcext:value-type="float">
            <text:p>3.180,00</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currencia conjuntamente con la Dra. Mariana Pace a la audiencia que fue tomada por el Juez de la causa mas allá de la media hora, quien revisó las pruebas ofrecidas por las partes y las proveyó en el momento.</text:p>
          </table:table-cell>
          <table:table-cell office:value-type="string" calcext:value-type="string">
            <text:p>3.00</text:p>
          </table:table-cell>
          <table:table-cell table:style-name="ce4" office:value-type="float" office:value="1635" calcext:value-type="float">
            <text:p>1.635,00</text:p>
          </table:table-cell>
          <table:table-cell table:style-name="ce5" office:value-type="float" office:value="4905" calcext:value-type="float">
            <text:p>4.90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s principal y beneficio de litigar sin gastos por sistema web.</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por sistema web. Revisión de antecedentes. Informe al cliente por audiencia clebrada en el juzgado.</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sulta de causa con la Dra. Evangelina Zobra (20 minutos). Análisis del caso e informe al cliente de la causa y la prueba presentada por la actora.</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number-columns-repeated="2" table:style-name="ce3" office:value-type="string" calcext:value-type="string">
            <text:p>IRSA PROPIEDADES COMERCIALES S.A.</text:p>
          </table:table-cell>
          <table:table-cell table:style-name="ce3" office:value-type="string" calcext:value-type="string">
            <text:p>X000100009834</text:p>
          </table:table-cell>
          <table:table-cell table:style-name="ce3" office:value-type="string" calcext:value-type="string">
            <text:p>PIZARRO RODRIGO EZEQUIEL C/IRSA PROPIEDADES COMERCIALES S.A.</text:p>
          </table:table-cell>
          <table:table-cell table:style-name="ce3" office:value-type="string" calcext:value-type="string">
            <text:p>SEGURIDAD</text:p>
          </table:table-cell>
          <table:table-cell table:style-name="ce3" office:value-type="string" calcext:value-type="string">
            <text:p>93001305</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expediente. Concurrencia a audiencia art. 360 CPCC.</text:p>
          </table:table-cell>
          <table:table-cell office:value-type="string" calcext:value-type="string">
            <text:p>2.15</text:p>
          </table:table-cell>
          <table:table-cell table:style-name="ce4" office:value-type="float" office:value="1635" calcext:value-type="float">
            <text:p>1.635,00</text:p>
          </table:table-cell>
          <table:table-cell table:style-name="ce5" office:value-type="float" office:value="3678.75" calcext:value-type="float">
            <text:p>3.678,75</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Preparación para audiencia.</text:p>
          </table:table-cell>
          <table:table-cell office:value-type="string" calcext:value-type="string">
            <text:p>0.45</text:p>
          </table:table-cell>
          <table:table-cell table:style-name="ce4" office:value-type="float" office:value="1907" calcext:value-type="float">
            <text:p>1.907,00</text:p>
          </table:table-cell>
          <table:table-cell table:style-name="ce5" office:value-type="float" office:value="1430.25" calcext:value-type="float">
            <text:p>1.430,25</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onfección de escrito contestando el traslado del art. 81 CPCC. Revisión de pruebas producidas en el Beneficio de Litigar Sin Gastos.</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09919</text:p>
          </table:table-cell>
          <table:table-cell table:style-name="ce3" office:value-type="string" calcext:value-type="string">
            <text:p>BOCCHIO JOSÉ MARIO Y OTRO C/IRSA PROPIEDADES COMERCIALES S.A</text:p>
          </table:table-cell>
          <table:table-cell table:style-name="ce3" office:value-type="string" calcext:value-type="string">
            <text:p>TECNICA INFRA. Y SERV</text:p>
          </table:table-cell>
          <table:table-cell table:style-name="ce3" office:value-type="string" calcext:value-type="string">
            <text:p>930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arga de juicio en tool. Realicé cálculo de los intereses al 27/12/18.</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number-columns-repeated="2" table:style-name="ce3" office:value-type="string" calcext:value-type="string">
            <text:p>IRSA PROPIEDADES COMERCIALES S.A.</text:p>
          </table:table-cell>
          <table:table-cell table:style-name="ce3" office:value-type="string" calcext:value-type="string">
            <text:p>X000100010216</text:p>
          </table:table-cell>
          <table:table-cell table:style-name="ce3" office:value-type="string" calcext:value-type="string">
            <text:p>GCBA C/ IRSA PROPIEDADES COMERCIALES SA S/EJECUCION FISCAL (</text:p>
          </table:table-cell>
          <table:table-cell table:style-name="ce3" office:value-type="string" calcext:value-type="string">
            <text:p>COMERCIAL</text:p>
          </table:table-cell>
          <table:table-cell table:style-name="ce3" office:value-type="string" calcext:value-type="string">
            <text:p>930008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10255</text:p>
          </table:table-cell>
          <table:table-cell table:style-name="ce3" office:value-type="string" calcext:value-type="string">
            <text:p>CADENAS FLORENCIA ANDREA Y OT. C/ IRSA PROPIEDADES COMERCIAL</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Mev.</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10255</text:p>
          </table:table-cell>
          <table:table-cell table:style-name="ce3" office:value-type="string" calcext:value-type="string">
            <text:p>CADENAS FLORENCIA ANDREA Y OT. C/ IRSA PROPIEDADES COMERCIAL</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MEV.</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10255</text:p>
          </table:table-cell>
          <table:table-cell table:style-name="ce3" office:value-type="string" calcext:value-type="string">
            <text:p>CADENAS FLORENCIA ANDREA Y OT. C/ IRSA PROPIEDADES COMERCIAL</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MEV.</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number-columns-repeated="2" table:style-name="ce3" office:value-type="string" calcext:value-type="string">
            <text:p>IRSA PROPIEDADES COMERCIALES S.A.</text:p>
          </table:table-cell>
          <table:table-cell table:style-name="ce3" office:value-type="string" calcext:value-type="string">
            <text:p>X000100010255</text:p>
          </table:table-cell>
          <table:table-cell table:style-name="ce3" office:value-type="string" calcext:value-type="string">
            <text:p>CADENAS FLORENCIA ANDREA Y OT. C/ IRSA PROPIEDADES COMERCIAL</text:p>
          </table:table-cell>
          <table:table-cell table:style-name="ce3" office:value-type="string" calcext:value-type="string">
            <text:p>TECNICA INFRA. Y SERV IRSA PC</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nsulta de causa con Evangelina Zobra (10 minutos). Comunicación con letrado del requirente.</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10256</text:p>
          </table:table-cell>
          <table:table-cell table:style-name="ce3" office:value-type="string" calcext:value-type="string">
            <text:p>CATUARA LIVIO JAVIER CIRSA PROPIEDADES COMERCIALES S.A S DAÑ</text:p>
          </table:table-cell>
          <table:table-cell table:style-name="ce3" office:value-type="string" calcext:value-type="string">
            <text:p>ESTACIONAMIENTO</text:p>
          </table:table-cell>
          <table:table-cell table:style-name="ce3" office:value-type="string" calcext:value-type="string">
            <text:p>930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 Consulta de causa con Evangelina Zobra.</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leva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con el cliente por recepción de cédula en soporte papel cursada por la actora con traslado de revocatoria. Redacción de escrito contesta traslado. Consulta de causa con Evangelina Zobra (30 minutos).</text:p>
          </table:table-cell>
          <table:table-cell office:value-type="string" calcext:value-type="string">
            <text:p>1.40</text:p>
          </table:table-cell>
          <table:table-cell table:style-name="ce4" office:value-type="float" office:value="1060" calcext:value-type="float">
            <text:p>1.060,00</text:p>
          </table:table-cell>
          <table:table-cell table:style-name="ce5" office:value-type="float" office:value="1766.67" calcext:value-type="float">
            <text:p>1.766,67</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caneo y digitalización de escrito y documentación.</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levamiento de causa y Presentacion de escritos</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IRSA PROPIEDADES COMERCIALES S.A.</text:p>
          </table:table-cell>
          <table:table-cell table:style-name="ce3" office:value-type="string" calcext:value-type="string">
            <text:p>X000100010278</text:p>
          </table:table-cell>
          <table:table-cell table:style-name="ce3" office:value-type="string" calcext:value-type="string">
            <text:p>LOPEZ ANGELA PAOLA Y OT. CIRSA PROPIEDADES COMERCIALES SA SS</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06</text:p>
          </table:table-cell>
          <table:table-cell table:style-name="ce3" office:value-type="string" calcext:value-type="string">
            <text:p>GROSS BARRERA MARCELO GERARDO C/IRSA PROP. COMERCIALES S.A.</text:p>
          </table:table-cell>
          <table:table-cell table:style-name="ce3" office:value-type="string" calcext:value-type="string">
            <text:p>SEGURIDAD</text:p>
          </table:table-cell>
          <table:table-cell table:style-name="ce3" office:value-type="string" calcext:value-type="string">
            <text:p>93001305</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web y por Lex.</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06</text:p>
          </table:table-cell>
          <table:table-cell table:style-name="ce3" office:value-type="string" calcext:value-type="string">
            <text:p>GROSS BARRERA MARCELO GERARDO C/IRSA PROP. COMERCIALES S.A.</text:p>
          </table:table-cell>
          <table:table-cell table:style-name="ce3" office:value-type="string" calcext:value-type="string">
            <text:p>SEGURIDAD</text:p>
          </table:table-cell>
          <table:table-cell table:style-name="ce3" office:value-type="string" calcext:value-type="string">
            <text:p>93001305</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IRSA PROPIEDADES COMERCIALES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Pareto S.A. Intercambio de mails con Hernán Finkelstein y Miguel Falcón por aumento de capital, tenencias accionarias, certificaciones contables.</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PIP</text:p>
          </table:table-cell>
          <table:table-cell table:style-name="ce3" office:value-type="string" calcext:value-type="string">
            <text:p>N-SENIOR B</text:p>
          </table:table-cell>
          <table:table-cell table:style-name="ce3" office:value-type="string" calcext:value-type="string">
            <text:p>Pareto S.A. Redacción de actas de directorio y asamblea por la operación de transferencia de la app Pareto. Nuevas versiones y cambios propuestos por el cliente. Rúbrica de libros societarios y contables. Asiento en el libro de Registro de Acciones y Asistencia a Asambleas.</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IRSA PROPIEDADES COMERCIALES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Intercambio de mails con Noemi Cohn. Seguimiento.Acta de asamble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fección de documentación societaria para el Closing de Pareto.</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losing Pareto. Confección de documetación societaria.</text:p>
          </table:table-cell>
          <table:table-cell office:value-type="string" calcext:value-type="string">
            <text:p>3.45</text:p>
          </table:table-cell>
          <table:table-cell table:style-name="ce4" office:value-type="float" office:value="1907" calcext:value-type="float">
            <text:p>1.907,00</text:p>
          </table:table-cell>
          <table:table-cell table:style-name="ce5" office:value-type="float" office:value="7151.25" calcext:value-type="float">
            <text:p>7.151,25</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estado de firmas de libro Reg Acciones y gestión de envío para firma de E. Elsztain.</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libro Reg Acciones firmado por E. Elsztai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number-columns-repeated="2" table:style-name="ce3" office:value-type="string" calcext:value-type="string">
            <text:p>IRSA PROPIEDADES COMERCIALES S.A.</text:p>
          </table:table-cell>
          <table:table-cell table:style-name="ce3" office:value-type="string" calcext:value-type="string">
            <text:p>x000100010330</text:p>
          </table:table-cell>
          <table:table-cell table:style-name="ce3" office:value-type="string" calcext:value-type="string">
            <text:p>PARETO S.A. S/TEMAS SOCIETARIOS</text:p>
          </table:table-cell>
          <table:table-cell table:style-name="ce3" office:value-type="string" calcext:value-type="string">
            <text:p>COMERCIAL</text:p>
          </table:table-cell>
          <table:table-cell table:style-name="ce3" office:value-type="string" calcext:value-type="string">
            <text:p>93000901</text:p>
          </table:table-cell>
          <table:table-cell table:style-name="ce3"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IRSA PROPIEDADES COMERCIALES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36</text:p>
          </table:table-cell>
          <table:table-cell table:style-name="ce3" office:value-type="string" calcext:value-type="string">
            <text:p>BAIGUERRA CARINA MABEL C/ALTO PALERMO S.A. Y OT. (IRSA INVER</text:p>
          </table:table-cell>
          <table:table-cell table:style-name="ce3" office:value-type="string" calcext:value-type="string">
            <text:p>TECNICA INFRA. Y SERV</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elebración de audiencia de mediación. Cerrada sin acuerdo. Informe al cliente del resultado de la mediación.</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63</text:p>
          </table:table-cell>
          <table:table-cell table:style-name="ce3" office:value-type="string" calcext:value-type="string">
            <text:p>ELECTRICIDAD ALSINA S.A. C/IRSA PC S/COBRO DE SUMAS DE DINER</text:p>
          </table:table-cell>
          <table:table-cell table:style-name="ce3" office:value-type="string" calcext:value-type="string">
            <text:p>SIN GERENCIA</text:p>
          </table:table-cell>
          <table:table-cell table:style-name="ce3" office:value-type="string" calcext:value-type="string">
            <text:p>930008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audiencia de mediación. Comunicación telefónica con la letrada requirente por videofilmación. Envío de reporte a la empresa.</text:p>
          </table:table-cell>
          <table:table-cell office:value-type="string" calcext:value-type="string">
            <text:p>1.30</text:p>
          </table:table-cell>
          <table:table-cell table:style-name="ce4" office:value-type="float" office:value="1635" calcext:value-type="float">
            <text:p>1.635,00</text:p>
          </table:table-cell>
          <table:table-cell table:style-name="ce5" office:value-type="float" office:value="2452.5" calcext:value-type="float">
            <text:p>2.452,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64</text:p>
          </table:table-cell>
          <table:table-cell table:style-name="ce3" office:value-type="string" calcext:value-type="string">
            <text:p>MIRI ESTER INES C/IRSA PC S/DAÑOS Y PERJUICIOS (MEDIACION)</text:p>
          </table:table-cell>
          <table:table-cell table:style-name="ce3" office:value-type="string" calcext:value-type="string">
            <text:p>SIN GERENCIA</text:p>
          </table:table-cell>
          <table:table-cell table:style-name="ce3" office:value-type="string" calcext:value-type="string">
            <text:p>930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ference call con Caro Machline y Virginia Hidalgo. Repasa operación Manzana 35 con Portland. Revisa diferentes modelos para enviar a la contraparte.</text:p>
          </table:table-cell>
          <table:table-cell office:value-type="string" calcext:value-type="string">
            <text:p>2.40</text:p>
          </table:table-cell>
          <table:table-cell table:style-name="ce4" office:value-type="float" office:value="2348" calcext:value-type="float">
            <text:p>2.348,00</text:p>
          </table:table-cell>
          <table:table-cell table:style-name="ce5" office:value-type="float" office:value="6261.33" calcext:value-type="float">
            <text:p>6.261,3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Reunion con Carolina Machline, Virginia Hidalgo y Ezequiel Sawicke por Acuerdo con Portland.</text:p>
          </table:table-cell>
          <table:table-cell office:value-type="string" calcext:value-type="string">
            <text:p>2.40</text:p>
          </table:table-cell>
          <table:table-cell table:style-name="ce4" office:value-type="float" office:value="2348" calcext:value-type="float">
            <text:p>2.348,00</text:p>
          </table:table-cell>
          <table:table-cell table:style-name="ce5" office:value-type="float" office:value="6261.33" calcext:value-type="float">
            <text:p>6.261,3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Permuta Portland.</text:p>
          </table:table-cell>
          <table:table-cell office:value-type="string" calcext:value-type="string">
            <text:p>5.40</text:p>
          </table:table-cell>
          <table:table-cell table:style-name="ce4" office:value-type="float" office:value="2348" calcext:value-type="float">
            <text:p>2.348,00</text:p>
          </table:table-cell>
          <table:table-cell table:style-name="ce5" office:value-type="float" office:value="13305.33" calcext:value-type="float">
            <text:p>13.305,3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fecciona permuta Portland.</text:p>
          </table:table-cell>
          <table:table-cell office:value-type="string" calcext:value-type="string">
            <text:p>5.30</text:p>
          </table:table-cell>
          <table:table-cell table:style-name="ce4" office:value-type="float" office:value="2348" calcext:value-type="float">
            <text:p>2.348,00</text:p>
          </table:table-cell>
          <table:table-cell table:style-name="ce5" office:value-type="float" office:value="12914" calcext:value-type="float">
            <text:p>12.914,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tinuacion. Confecciona Permuta de Portland.</text:p>
          </table:table-cell>
          <table:table-cell office:value-type="string" calcext:value-type="string">
            <text:p>3.40</text:p>
          </table:table-cell>
          <table:table-cell table:style-name="ce4" office:value-type="float" office:value="2348" calcext:value-type="float">
            <text:p>2.348,00</text:p>
          </table:table-cell>
          <table:table-cell table:style-name="ce5" office:value-type="float" office:value="8609.33" calcext:value-type="float">
            <text:p>8.609,3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tinuación. Confecciona primer borrador de compromiso de permuta.</text:p>
          </table:table-cell>
          <table:table-cell office:value-type="string" calcext:value-type="string">
            <text:p>3.40</text:p>
          </table:table-cell>
          <table:table-cell table:style-name="ce4" office:value-type="float" office:value="2348" calcext:value-type="float">
            <text:p>2.348,00</text:p>
          </table:table-cell>
          <table:table-cell table:style-name="ce5" office:value-type="float" office:value="8609.33" calcext:value-type="float">
            <text:p>8.609,3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fecciona primer version de la permuta Portland.</text:p>
          </table:table-cell>
          <table:table-cell office:value-type="string" calcext:value-type="string">
            <text:p>6.30</text:p>
          </table:table-cell>
          <table:table-cell table:style-name="ce4" office:value-type="float" office:value="2348" calcext:value-type="float">
            <text:p>2.348,00</text:p>
          </table:table-cell>
          <table:table-cell table:style-name="ce5" office:value-type="float" office:value="15262" calcext:value-type="float">
            <text:p>15.262,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71</text:p>
          </table:table-cell>
          <table:table-cell table:style-name="ce3" office:value-type="string" calcext:value-type="string">
            <text:p>PERMUTA CABALLITO PORTLAND</text:p>
          </table:table-cell>
          <table:table-cell/>
          <table:table-cell office:value-type="float" office:value="93000903" calcext:value-type="float">
            <text:p>930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Estudio de antecedentes y jurisprudencia para contestación de demanda.</text:p>
          </table:table-cell>
          <table:table-cell office:value-type="string" calcext:value-type="string">
            <text:p>2.10</text:p>
          </table:table-cell>
          <table:table-cell table:style-name="ce4" office:value-type="float" office:value="1907" calcext:value-type="float">
            <text:p>1.907,00</text:p>
          </table:table-cell>
          <table:table-cell table:style-name="ce5" office:value-type="float" office:value="4131.83" calcext:value-type="float">
            <text:p>4.131,83</text:p>
          </table:table-cell>
          <table:table-cell table:number-columns-repeated="2" table:style-name="ce3" office:value-type="string" calcext:value-type="string">
            <text:p>IRSA PROPIEDADES COMERCIALES S.A.</text:p>
          </table:table-cell>
          <table:table-cell table:style-name="ce3" office:value-type="string" calcext:value-type="string">
            <text:p>X000100010377</text:p>
          </table:table-cell>
          <table:table-cell table:style-name="ce3" office:value-type="string" calcext:value-type="string">
            <text:p>ROBLEDO JUAN PABLO C/IRSA PROPIEDADES COMERCIALES S/DAÑOS Y</text:p>
          </table:table-cell>
          <table:table-cell table:style-name="ce3" office:value-type="string" calcext:value-type="string">
            <text:p>ESTACIONAMIENTO</text:p>
          </table:table-cell>
          <table:table-cell table:style-name="ce3" office:value-type="string" calcext:value-type="string">
            <text:p>930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Estudio de antedentes y jurisprudencia para contestación de demand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77</text:p>
          </table:table-cell>
          <table:table-cell table:style-name="ce3" office:value-type="string" calcext:value-type="string">
            <text:p>ROBLEDO JUAN PABLO C/IRSA PROPIEDADES COMERCIALES S/DAÑOS Y</text:p>
          </table:table-cell>
          <table:table-cell table:style-name="ce3" office:value-type="string" calcext:value-type="string">
            <text:p>ESTACIONAMIENTO</text:p>
          </table:table-cell>
          <table:table-cell table:style-name="ce3" office:value-type="string" calcext:value-type="string">
            <text:p>930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Estudio de antedentes y jurisprudencia para contestación de demanda.</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number-columns-repeated="2" table:style-name="ce3" office:value-type="string" calcext:value-type="string">
            <text:p>IRSA PROPIEDADES COMERCIALES S.A.</text:p>
          </table:table-cell>
          <table:table-cell table:style-name="ce3" office:value-type="string" calcext:value-type="string">
            <text:p>X000100010377</text:p>
          </table:table-cell>
          <table:table-cell table:style-name="ce3" office:value-type="string" calcext:value-type="string">
            <text:p>ROBLEDO JUAN PABLO C/IRSA PROPIEDADES COMERCIALES S/DAÑOS Y</text:p>
          </table:table-cell>
          <table:table-cell table:style-name="ce3" office:value-type="string" calcext:value-type="string">
            <text:p>ESTACIONAMIENTO</text:p>
          </table:table-cell>
          <table:table-cell table:style-name="ce3" office:value-type="string" calcext:value-type="string">
            <text:p>930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IRSA PROPIEDADES COMERCIALES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Estudio de antedentes y jurisprudencia para contestación de demanda.</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number-columns-repeated="2" table:style-name="ce3" office:value-type="string" calcext:value-type="string">
            <text:p>IRSA PROPIEDADES COMERCIALES S.A.</text:p>
          </table:table-cell>
          <table:table-cell table:style-name="ce3" office:value-type="string" calcext:value-type="string">
            <text:p>X000100010377</text:p>
          </table:table-cell>
          <table:table-cell table:style-name="ce3" office:value-type="string" calcext:value-type="string">
            <text:p>ROBLEDO JUAN PABLO C/IRSA PROPIEDADES COMERCIALES S/DAÑOS Y</text:p>
          </table:table-cell>
          <table:table-cell table:style-name="ce3" office:value-type="string" calcext:value-type="string">
            <text:p>ESTACIONAMIENTO</text:p>
          </table:table-cell>
          <table:table-cell table:style-name="ce3" office:value-type="string" calcext:value-type="string">
            <text:p>930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6667</text:p>
          </table:table-cell>
          <table:table-cell table:style-name="ce3" office:value-type="string" calcext:value-type="string">
            <text:p>ARIAS HERNAN C/FALABELLA SA Y OTRO (PAN AMERICAN MALL SA) 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6667</text:p>
          </table:table-cell>
          <table:table-cell table:style-name="ce3" office:value-type="string" calcext:value-type="string">
            <text:p>ARIAS HERNAN C/FALABELLA SA Y OTRO (PAN AMERICAN MALL SA) 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6667</text:p>
          </table:table-cell>
          <table:table-cell table:style-name="ce3" office:value-type="string" calcext:value-type="string">
            <text:p>ARIAS HERNAN C/FALABELLA SA Y OTRO (PAN AMERICAN MALL SA) 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6667</text:p>
          </table:table-cell>
          <table:table-cell table:style-name="ce3" office:value-type="string" calcext:value-type="string">
            <text:p>ARIAS HERNAN C/FALABELLA SA Y OTRO (PAN AMERICAN MALL SA) 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Causa concluida y que se encuentran retirando fondos.</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6667</text:p>
          </table:table-cell>
          <table:table-cell table:style-name="ce3" office:value-type="string" calcext:value-type="string">
            <text:p>ARIAS HERNAN C/FALABELLA SA Y OTRO (PAN AMERICAN MALL SA) 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y control de causa.</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7541</text:p>
          </table:table-cell>
          <table:table-cell table:style-name="ce3" office:value-type="string" calcext:value-type="string">
            <text:p>BALDOVINOS IRIANNI C/PANAMERICAN MALL SA S/DAÑOS Y PERJUICI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Relevamiento de cédula electrónica recibid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7541</text:p>
          </table:table-cell>
          <table:table-cell table:style-name="ce3" office:value-type="string" calcext:value-type="string">
            <text:p>BALDOVINOS IRIANNI C/PANAMERICAN MALL SA S/DAÑOS Y PERJUICI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PANAMERICAN MALL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7541</text:p>
          </table:table-cell>
          <table:table-cell table:style-name="ce3" office:value-type="string" calcext:value-type="string">
            <text:p>BALDOVINOS IRIANNI C/PANAMERICAN MALL SA S/DAÑOS Y PERJUICI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depósitos.</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171</text:p>
          </table:table-cell>
          <table:table-cell table:style-name="ce3" office:value-type="string" calcext:value-type="string">
            <text:p>CHAPPERON LEANDRO Y OTRO C/ PANAMERICAN MALL S.A S/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204</text:p>
          </table:table-cell>
          <table:table-cell table:style-name="ce3" office:value-type="string" calcext:value-type="string">
            <text:p>GIROLA AGUIRRE MARIA LAURA Y OTRO C/ PANAMERICAN MALL S.A S/</text:p>
          </table:table-cell>
          <table:table-cell table:style-name="ce3" office:value-type="string" calcext:value-type="string">
            <text:p>ESTACIONAMIENTO</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299</text:p>
          </table:table-cell>
          <table:table-cell table:style-name="ce3" office:value-type="string" calcext:value-type="string">
            <text:p>GALVES QUINTANA VALERIA YAMILA C/DOT BAIRES (PAMSA) S/DAÑO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299</text:p>
          </table:table-cell>
          <table:table-cell table:style-name="ce3" office:value-type="string" calcext:value-type="string">
            <text:p>GALVES QUINTANA VALERIA YAMILA C/DOT BAIRES (PAMSA) S/DAÑO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Comunicación interna por recepción de cédula electrónic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479</text:p>
          </table:table-cell>
          <table:table-cell table:style-name="ce3" office:value-type="string" calcext:value-type="string">
            <text:p>BINDER PABLO Y OTRA CON PANAMERICAN MALL S. A. SOBRE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479</text:p>
          </table:table-cell>
          <table:table-cell table:style-name="ce3" office:value-type="string" calcext:value-type="string">
            <text:p>BINDER PABLO Y OTRA CON PANAMERICAN MALL S. A. SOBRE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PANAMERICAN MALL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479</text:p>
          </table:table-cell>
          <table:table-cell table:style-name="ce3" office:value-type="string" calcext:value-type="string">
            <text:p>BINDER PABLO Y OTRA CON PANAMERICAN MALL S. A. SOBRE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ANAMERICAN MALL SA</text:p>
          </table:table-cell>
          <table:table-cell table:style-name="ce3" office:value-type="string" calcext:value-type="string">
            <text:p>SAC</text:p>
          </table:table-cell>
          <table:table-cell table:style-name="ce3" office:value-type="string" calcext:value-type="string">
            <text:p>N-JUNIOR B</text:p>
          </table:table-cell>
          <table:table-cell table:style-name="ce3" office:value-type="string" calcext:value-type="string">
            <text:p>Relevamiento de expediente</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479</text:p>
          </table:table-cell>
          <table:table-cell table:style-name="ce3" office:value-type="string" calcext:value-type="string">
            <text:p>BINDER PABLO Y OTRA CON PANAMERICAN MALL S. A. SOBRE DAÑOS Y</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688</text:p>
          </table:table-cell>
          <table:table-cell table:style-name="ce3" office:value-type="string" calcext:value-type="string">
            <text:p>ZABALLA STELLA MARIS CON PANAMERICAN MALL SA Y OTRO SOBRE DA</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688</text:p>
          </table:table-cell>
          <table:table-cell table:style-name="ce3" office:value-type="string" calcext:value-type="string">
            <text:p>ZABALLA STELLA MARIS CON PANAMERICAN MALL SA Y OTRO SOBRE DA</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688</text:p>
          </table:table-cell>
          <table:table-cell table:style-name="ce3" office:value-type="string" calcext:value-type="string">
            <text:p>ZABALLA STELLA MARIS CON PANAMERICAN MALL SA Y OTRO SOBRE DA</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688</text:p>
          </table:table-cell>
          <table:table-cell table:style-name="ce3" office:value-type="string" calcext:value-type="string">
            <text:p>ZABALLA STELLA MARIS CON PANAMERICAN MALL SA Y OTRO SOBRE DA</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688</text:p>
          </table:table-cell>
          <table:table-cell table:style-name="ce3" office:value-type="string" calcext:value-type="string">
            <text:p>ZABALLA STELLA MARIS CON PANAMERICAN MALL SA Y OTRO SOBRE DA</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29</text:p>
          </table:table-cell>
          <table:table-cell table:style-name="ce3" office:value-type="string" calcext:value-type="string">
            <text:p>LÓPEZ ROMINA GISELA Y OTROS CON GCBA Y OTROS SOBRE DAÑOS Y P</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29</text:p>
          </table:table-cell>
          <table:table-cell table:style-name="ce3" office:value-type="string" calcext:value-type="string">
            <text:p>LÓPEZ ROMINA GISELA Y OTROS CON GCBA Y OTROS SOBRE DAÑOS Y P</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29</text:p>
          </table:table-cell>
          <table:table-cell table:style-name="ce3" office:value-type="string" calcext:value-type="string">
            <text:p>LÓPEZ ROMINA GISELA Y OTROS CON GCBA Y OTROS SOBRE DAÑOS Y P</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29</text:p>
          </table:table-cell>
          <table:table-cell table:style-name="ce3" office:value-type="string" calcext:value-type="string">
            <text:p>LÓPEZ ROMINA GISELA Y OTROS CON GCBA Y OTROS SOBRE DAÑOS Y P</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0</text:p>
          </table:table-cell>
          <table:table-cell table:style-name="ce3" office:value-type="string" calcext:value-type="string">
            <text:p>FERNANDEZ ENRIQUE JUAN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0</text:p>
          </table:table-cell>
          <table:table-cell table:style-name="ce3" office:value-type="string" calcext:value-type="string">
            <text:p>FERNANDEZ ENRIQUE JUAN Y OTROS CON GCBA Y OTROS SOBRE DAÑOS</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1" calcext:value-type="date">
            <text:p>01-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8738</text:p>
          </table:table-cell>
          <table:table-cell table:style-name="ce3" office:value-type="string" calcext:value-type="string">
            <text:p>FIGUEREDO DANIELA VERONICA CON PANAMERICAN MALL SA Y OTRO SO</text:p>
          </table:table-cell>
          <table:table-cell table:style-name="ce3" office:value-type="string" calcext:value-type="string">
            <text:p>TECNICA INFRAESTRUCTURA Y SERVICIOS</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speech para AGO 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093</text:p>
          </table:table-cell>
          <table:table-cell table:style-name="ce3" office:value-type="string" calcext:value-type="string">
            <text:p>PANAMERICAN MALL S.A. S/ASAMBLEA ORDINARIA</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093</text:p>
          </table:table-cell>
          <table:table-cell table:style-name="ce3" office:value-type="string" calcext:value-type="string">
            <text:p>PANAMERICAN MALL S.A. S/ASAMBLEA ORDINARIA</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ANAMERICAN MALL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Tema: Convocatoria a asamblea. Confección de documentación societaria (presentación previa).</text:p>
          </table:table-cell>
          <table:table-cell office:value-type="string" calcext:value-type="string">
            <text:p>2.10</text:p>
          </table:table-cell>
          <table:table-cell table:style-name="ce4" office:value-type="float" office:value="1907" calcext:value-type="float">
            <text:p>1.907,00</text:p>
          </table:table-cell>
          <table:table-cell table:style-name="ce5" office:value-type="float" office:value="4131.83" calcext:value-type="float">
            <text:p>4.131,8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093</text:p>
          </table:table-cell>
          <table:table-cell table:style-name="ce3" office:value-type="string" calcext:value-type="string">
            <text:p>PANAMERICAN MALL S.A. S/ASAMBLEA ORDINARIA</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133</text:p>
          </table:table-cell>
          <table:table-cell table:style-name="ce3" office:value-type="string" calcext:value-type="string">
            <text:p>PANAMERICAN MALL S.A. S/REUNION DE DIRECTORIO</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omunicación con secretaria de A. Elsztain y gestión de retiro de libro actas Directorio. Pedido de LH.</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133</text:p>
          </table:table-cell>
          <table:table-cell table:style-name="ce3" office:value-type="string" calcext:value-type="string">
            <text:p>PANAMERICAN MALL S.A. S/REUNION DE DIRECTORIO</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libros de actas y escaneo a M. Rojas de actas directorio.</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133</text:p>
          </table:table-cell>
          <table:table-cell table:style-name="ce3" office:value-type="string" calcext:value-type="string">
            <text:p>PANAMERICAN MALL S.A. S/REUNION DE DIRECTORIO</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ANAMERICAN MALL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133</text:p>
          </table:table-cell>
          <table:table-cell table:style-name="ce3" office:value-type="string" calcext:value-type="string">
            <text:p>PANAMERICAN MALL S.A. S/REUNION DE DIRECTORIO</text:p>
          </table:table-cell>
          <table:table-cell table:style-name="ce3" office:value-type="string" calcext:value-type="string">
            <text:p>DIRECTORIO</text:p>
          </table:table-cell>
          <table:table-cell table:style-name="ce3" office:value-type="string" calcext:value-type="string">
            <text:p>935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ANAMERICAN MALL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352</text:p>
          </table:table-cell>
          <table:table-cell table:style-name="ce3" office:value-type="string" calcext:value-type="string">
            <text:p>GALVEZ QUINTANA VALERIA YAMILA C/ PANAMERICAN MALL SA S/ DAÑ</text:p>
          </table:table-cell>
          <table:table-cell table:style-name="ce3" office:value-type="string" calcext:value-type="string">
            <text:p>TECNICA INFRA. Y SERV</text:p>
          </table:table-cell>
          <table:table-cell table:style-name="ce3" office:value-type="string" calcext:value-type="string">
            <text:p>935013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6</text:p>
          </table:table-cell>
          <table:table-cell table:style-name="ce3" office:value-type="string" calcext:value-type="string">
            <text:p>TESTA DIEGO ENRIQUE C/PANAMERICAN MALL SA Y OTRO S/ORDINARIO</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6</text:p>
          </table:table-cell>
          <table:table-cell table:style-name="ce3" office:value-type="string" calcext:value-type="string">
            <text:p>TESTA DIEGO ENRIQUE C/PANAMERICAN MALL SA Y OTRO S/ORDINARIO</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6</text:p>
          </table:table-cell>
          <table:table-cell table:style-name="ce3" office:value-type="string" calcext:value-type="string">
            <text:p>TESTA DIEGO ENRIQUE C/PANAMERICAN MALL SA Y OTRO S/ORDINARIO</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ANAMERICAN MALL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Modificación de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7</text:p>
          </table:table-cell>
          <table:table-cell table:style-name="ce3" office:value-type="string" calcext:value-type="string">
            <text:p>SURANITI SILVIA MARIEL SOLEDAD C/PANAMERICAN MALL SA S/ORDIN</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PMA</text:p>
          </table:table-cell>
          <table:table-cell table:style-name="ce3" office:value-type="string" calcext:value-type="string">
            <text:p>N-JUNIOR B</text:p>
          </table:table-cell>
          <table:table-cell table:style-name="ce3" office:value-type="string" calcext:value-type="string">
            <text:p>Escaneo y digitalización de escrito.</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7</text:p>
          </table:table-cell>
          <table:table-cell table:style-name="ce3" office:value-type="string" calcext:value-type="string">
            <text:p>SURANITI SILVIA MARIEL SOLEDAD C/PANAMERICAN MALL SA S/ORDIN</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407</text:p>
          </table:table-cell>
          <table:table-cell table:style-name="ce3" office:value-type="string" calcext:value-type="string">
            <text:p>SURANITI SILVIA MARIEL SOLEDAD C/PANAMERICAN MALL SA S/ORDIN</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Analisis de resolucion, acerca de acta de intimacion nº 28921.</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730</text:p>
          </table:table-cell>
          <table:table-cell table:style-name="ce3" office:value-type="string" calcext:value-type="string">
            <text:p>ACTAS CONTRAVENCIONALES DOT (PAMSA)</text:p>
          </table:table-cell>
          <table:table-cell table:style-name="ce3" office:value-type="string" calcext:value-type="string">
            <text:p>PM ALQUILERES</text:p>
          </table:table-cell>
          <table:table-cell table:style-name="ce3" office:value-type="string" calcext:value-type="string">
            <text:p>350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PANAMERICAN MALL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Realizacion de acta de intimacion numero 297151</text:p>
          </table:table-cell>
          <table:table-cell office:value-type="string" calcext:value-type="string">
            <text:p>1.00</text:p>
          </table:table-cell>
          <table:table-cell table:style-name="ce4" office:value-type="float" office:value="1060" calcext:value-type="float">
            <text:p>1.060,00</text:p>
          </table:table-cell>
          <table:table-cell table:style-name="ce5" office:value-type="float" office:value="1060" calcext:value-type="float">
            <text:p>1.060,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730</text:p>
          </table:table-cell>
          <table:table-cell table:style-name="ce3" office:value-type="string" calcext:value-type="string">
            <text:p>ACTAS CONTRAVENCIONALES DOT (PAMSA)</text:p>
          </table:table-cell>
          <table:table-cell table:style-name="ce3" office:value-type="string" calcext:value-type="string">
            <text:p>PM ALQUILERES</text:p>
          </table:table-cell>
          <table:table-cell table:style-name="ce3" office:value-type="string" calcext:value-type="string">
            <text:p>350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PANAMERICAN MALL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esentación de Descargo Nº 297151</text:p>
          </table:table-cell>
          <table:table-cell office:value-type="string" calcext:value-type="string">
            <text:p>0.50</text:p>
          </table:table-cell>
          <table:table-cell table:style-name="ce4" office:value-type="float" office:value="634" calcext:value-type="float">
            <text:p>634,00</text:p>
          </table:table-cell>
          <table:table-cell table:style-name="ce5" office:value-type="float" office:value="528.33" calcext:value-type="float">
            <text:p>528,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730</text:p>
          </table:table-cell>
          <table:table-cell table:style-name="ce3" office:value-type="string" calcext:value-type="string">
            <text:p>ACTAS CONTRAVENCIONALES DOT (PAMSA)</text:p>
          </table:table-cell>
          <table:table-cell table:style-name="ce3" office:value-type="string" calcext:value-type="string">
            <text:p>PM ALQUILERES</text:p>
          </table:table-cell>
          <table:table-cell table:style-name="ce3" office:value-type="string" calcext:value-type="string">
            <text:p>35000199</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881</text:p>
          </table:table-cell>
          <table:table-cell table:style-name="ce3" office:value-type="string" calcext:value-type="string">
            <text:p>VILDOZA SILVANA ANDREA C/QUILNE LUCAS EZEQUIEL Y OTRO S/ORDI</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881</text:p>
          </table:table-cell>
          <table:table-cell table:style-name="ce3" office:value-type="string" calcext:value-type="string">
            <text:p>VILDOZA SILVANA ANDREA C/QUILNE LUCAS EZEQUIEL Y OTRO S/ORDI</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881</text:p>
          </table:table-cell>
          <table:table-cell table:style-name="ce3" office:value-type="string" calcext:value-type="string">
            <text:p>VILDOZA SILVANA ANDREA C/QUILNE LUCAS EZEQUIEL Y OTRO S/ORDI</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881</text:p>
          </table:table-cell>
          <table:table-cell table:style-name="ce3" office:value-type="string" calcext:value-type="string">
            <text:p>VILDOZA SILVANA ANDREA C/QUILNE LUCAS EZEQUIEL Y OTRO S/ORDI</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PANAMERICAN MALL SA</text:p>
          </table:table-cell>
          <table:table-cell table:style-name="ce3" office:value-type="string" calcext:value-type="string">
            <text:p>RMA</text:p>
          </table:table-cell>
          <table:table-cell table:style-name="ce3" office:value-type="string" calcext:value-type="string">
            <text:p>N-PARALEGAL</text:p>
          </table:table-cell>
          <table:table-cell table:style-name="ce3" office:value-type="string" calcext:value-type="string">
            <text:p>Procuración y seguimiento de causa</text:p>
          </table:table-cell>
          <table:table-cell office:value-type="string" calcext:value-type="string">
            <text:p>0.35</text:p>
          </table:table-cell>
          <table:table-cell table:style-name="ce4" office:value-type="float" office:value="633.99" calcext:value-type="float">
            <text:p>634,00</text:p>
          </table:table-cell>
          <table:table-cell table:style-name="ce5" office:value-type="float" office:value="369.83" calcext:value-type="float">
            <text:p>369,8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09881</text:p>
          </table:table-cell>
          <table:table-cell table:style-name="ce3" office:value-type="string" calcext:value-type="string">
            <text:p>VILDOZA SILVANA ANDREA C/QUILNE LUCAS EZEQUIEL Y OTRO S/ORDI</text:p>
          </table:table-cell>
          <table:table-cell table:style-name="ce3" office:value-type="string" calcext:value-type="string">
            <text:p>ESTACIONAMIENTO PAMSA</text:p>
          </table:table-cell>
          <table:table-cell table:style-name="ce3" office:value-type="string" calcext:value-type="string">
            <text:p>93500804</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Revisa intercambio de correos entre Virginia y Martinsen. Confecciona correo para Ezequiel y Virginia x los cambios propuestos.</text:p>
          </table:table-cell>
          <table:table-cell office:value-type="string" calcext:value-type="string">
            <text:p>0.40</text:p>
          </table:table-cell>
          <table:table-cell table:style-name="ce4" office:value-type="float" office:value="2347.99" calcext:value-type="float">
            <text:p>2.348,00</text:p>
          </table:table-cell>
          <table:table-cell table:style-name="ce5" office:value-type="float" office:value="1565.33" calcext:value-type="float">
            <text:p>1.565,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 Virginia por temas pendientes. Con Ezequiel Sawicke por comentarios de WalMart a claúsula de no perjuicio para IRSA en la UF.</text:p>
          </table:table-cell>
          <table:table-cell office:value-type="string" calcext:value-type="string">
            <text:p>1.00</text:p>
          </table:table-cell>
          <table:table-cell table:style-name="ce4" office:value-type="float" office:value="2348" calcext:value-type="float">
            <text:p>2.348,00</text:p>
          </table:table-cell>
          <table:table-cell table:style-name="ce5" office:value-type="float" office:value="2348" calcext:value-type="float">
            <text:p>2.348,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fecciona nueva version del boleto de compraventa.</text:p>
          </table:table-cell>
          <table:table-cell office:value-type="string" calcext:value-type="string">
            <text:p>1.30</text:p>
          </table:table-cell>
          <table:table-cell table:style-name="ce4" office:value-type="float" office:value="2348" calcext:value-type="float">
            <text:p>2.348,00</text:p>
          </table:table-cell>
          <table:table-cell table:style-name="ce5" office:value-type="float" office:value="3522" calcext:value-type="float">
            <text:p>3.522,0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Revisa intercambio de correos entre el cliente y WalMart.</text:p>
          </table:table-cell>
          <table:table-cell office:value-type="string" calcext:value-type="string">
            <text:p>0.40</text:p>
          </table:table-cell>
          <table:table-cell table:style-name="ce4" office:value-type="float" office:value="2347.99" calcext:value-type="float">
            <text:p>2.348,00</text:p>
          </table:table-cell>
          <table:table-cell table:style-name="ce5" office:value-type="float" office:value="1565.33" calcext:value-type="float">
            <text:p>1.565,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fecciona addenda al boleto 2015.</text:p>
          </table:table-cell>
          <table:table-cell office:value-type="string" calcext:value-type="string">
            <text:p>4.40</text:p>
          </table:table-cell>
          <table:table-cell table:style-name="ce4" office:value-type="float" office:value="2348" calcext:value-type="float">
            <text:p>2.348,00</text:p>
          </table:table-cell>
          <table:table-cell table:style-name="ce5" office:value-type="float" office:value="10957.33" calcext:value-type="float">
            <text:p>10.957,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Revisa nuevas versiones.</text:p>
          </table:table-cell>
          <table:table-cell office:value-type="string" calcext:value-type="string">
            <text:p>2.40</text:p>
          </table:table-cell>
          <table:table-cell table:style-name="ce4" office:value-type="float" office:value="2348" calcext:value-type="float">
            <text:p>2.348,00</text:p>
          </table:table-cell>
          <table:table-cell table:style-name="ce5" office:value-type="float" office:value="6261.33" calcext:value-type="float">
            <text:p>6.261,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Continación. Revisa versiones finales. Con Ezequiel por acuerdo modificatorio del boleto.</text:p>
          </table:table-cell>
          <table:table-cell office:value-type="string" calcext:value-type="string">
            <text:p>1.40</text:p>
          </table:table-cell>
          <table:table-cell table:style-name="ce4" office:value-type="float" office:value="2348" calcext:value-type="float">
            <text:p>2.348,00</text:p>
          </table:table-cell>
          <table:table-cell table:style-name="ce5" office:value-type="float" office:value="3913.33" calcext:value-type="float">
            <text:p>3.91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PANAMERICAN MALL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Firma WalMart.</text:p>
          </table:table-cell>
          <table:table-cell office:value-type="string" calcext:value-type="string">
            <text:p>4.10</text:p>
          </table:table-cell>
          <table:table-cell table:style-name="ce4" office:value-type="float" office:value="2348" calcext:value-type="float">
            <text:p>2.348,00</text:p>
          </table:table-cell>
          <table:table-cell table:style-name="ce5" office:value-type="float" office:value="9783.33" calcext:value-type="float">
            <text:p>9.783,33</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29</text:p>
          </table:table-cell>
          <table:table-cell table:style-name="ce3" office:value-type="string" calcext:value-type="string">
            <text:p>pamsa sa s/ acuerdo Walmart</text:p>
          </table:table-cell>
          <table:table-cell table:style-name="ce3" office:value-type="string" calcext:value-type="string">
            <text:p>REAL ESTATE</text:p>
          </table:table-cell>
          <table:table-cell table:style-name="ce3" office:value-type="string" calcext:value-type="string">
            <text:p>93500903</text:p>
          </table:table-cell>
          <table:table-cell table:style-name="ce3" office:value-type="string" calcext:value-type="string">
            <text:p>REAL ESTATE</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PANAMERICAN MALL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PANAMERICAN MALL SA</text:p>
          </table:table-cell>
          <table:table-cell table:style-name="ce3" office:value-type="string" calcext:value-type="string">
            <text:p>IRSA PROPIEDADES COMERCIALES S.A.</text:p>
          </table:table-cell>
          <table:table-cell table:style-name="ce3" office:value-type="string" calcext:value-type="string">
            <text:p>X000100010250</text:p>
          </table:table-cell>
          <table:table-cell table:style-name="ce3" office:value-type="string" calcext:value-type="string">
            <text:p>MASTROLEMBO SPANDIPICCA FERNANDO C/IRSA PROPIEDADES COMERCIA</text:p>
          </table:table-cell>
          <table:table-cell table:style-name="ce3" office:value-type="string" calcext:value-type="string">
            <text:p>ESTACIONAMIENTO</text:p>
          </table:table-cell>
          <table:table-cell table:style-name="ce3" office:value-type="string" calcext:value-type="string">
            <text:p>93500804</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339</text:p>
          </table:table-cell>
          <table:table-cell table:style-name="ce3" office:value-type="string" calcext:value-type="string">
            <text:p>INVERSORA RECOLETA SA C/BANCO DE LA PROVINCIA DE BUENOS AIRE</text:p>
          </table:table-cell>
          <table:table-cell table:style-name="ce3" office:value-type="string" calcext:value-type="string">
            <text:p>REAL ESTATE</text:p>
          </table:table-cell>
          <table:table-cell table:style-name="ce3" office:value-type="string" calcext:value-type="string">
            <text:p>933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339</text:p>
          </table:table-cell>
          <table:table-cell table:style-name="ce3" office:value-type="string" calcext:value-type="string">
            <text:p>INVERSORA RECOLETA SA C/BANCO DE LA PROVINCIA DE BUENOS AIRE</text:p>
          </table:table-cell>
          <table:table-cell table:style-name="ce3" office:value-type="string" calcext:value-type="string">
            <text:p>REAL ESTATE</text:p>
          </table:table-cell>
          <table:table-cell table:style-name="ce3" office:value-type="string" calcext:value-type="string">
            <text:p>933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339</text:p>
          </table:table-cell>
          <table:table-cell table:style-name="ce3" office:value-type="string" calcext:value-type="string">
            <text:p>INVERSORA RECOLETA SA C/BANCO DE LA PROVINCIA DE BUENOS AIRE</text:p>
          </table:table-cell>
          <table:table-cell table:style-name="ce3" office:value-type="string" calcext:value-type="string">
            <text:p>REAL ESTATE</text:p>
          </table:table-cell>
          <table:table-cell table:style-name="ce3" office:value-type="string" calcext:value-type="string">
            <text:p>933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339</text:p>
          </table:table-cell>
          <table:table-cell table:style-name="ce3" office:value-type="string" calcext:value-type="string">
            <text:p>INVERSORA RECOLETA SA C/BANCO DE LA PROVINCIA DE BUENOS AIRE</text:p>
          </table:table-cell>
          <table:table-cell table:style-name="ce3" office:value-type="string" calcext:value-type="string">
            <text:p>REAL ESTATE</text:p>
          </table:table-cell>
          <table:table-cell table:style-name="ce3" office:value-type="string" calcext:value-type="string">
            <text:p>933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10</text:p>
          </table:table-cell>
          <table:table-cell table:style-name="ce4" office:value-type="float" office:value="1906.98" calcext:value-type="float">
            <text:p>1.907,00</text:p>
          </table:table-cell>
          <table:table-cell table:style-name="ce5" office:value-type="float" office:value="317.83" calcext:value-type="float">
            <text:p>317,8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339</text:p>
          </table:table-cell>
          <table:table-cell table:style-name="ce3" office:value-type="string" calcext:value-type="string">
            <text:p>INVERSORA RECOLETA SA C/BANCO DE LA PROVINCIA DE BUENOS AIRE</text:p>
          </table:table-cell>
          <table:table-cell table:style-name="ce3" office:value-type="string" calcext:value-type="string">
            <text:p>REAL ESTATE</text:p>
          </table:table-cell>
          <table:table-cell table:style-name="ce3" office:value-type="string" calcext:value-type="string">
            <text:p>93300903</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4790</text:p>
          </table:table-cell>
          <table:table-cell table:style-name="ce3" office:value-type="string" calcext:value-type="string">
            <text:p>LOPEZ ECHAVEZ GABRIELA INES C/MARPOLO INC Y OTROS <text:s/>ERSA <text:s/>S/</text:p>
          </table:table-cell>
          <table:table-cell table:style-name="ce3" office:value-type="string" calcext:value-type="string">
            <text:p>GERENCIA COMERCIAL BUENOS AIRES DESIGN</text:p>
          </table:table-cell>
          <table:table-cell table:style-name="ce3" office:value-type="string" calcext:value-type="string">
            <text:p>33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BAM</text:p>
          </table:table-cell>
          <table:table-cell table:style-name="ce3" office:value-type="string" calcext:value-type="string">
            <text:p>N-PARALEGAL</text:p>
          </table:table-cell>
          <table:table-cell table:style-name="ce3" office:value-type="string" calcext:value-type="string">
            <text:p>Procuración. Seguimiento de caus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Control procesal del expediente.</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6920</text:p>
          </table:table-cell>
          <table:table-cell table:style-name="ce3" office:value-type="string" calcext:value-type="string">
            <text:p>INVERSORA RECOLETA SA C/GRUPO BAPRO SA Y OTROS S/ORDINA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 presentacion de escrit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8236</text:p>
          </table:table-cell>
          <table:table-cell table:style-name="ce3" office:value-type="string" calcext:value-type="string">
            <text:p>URIARTE ALONZO ELENA ESTHER C/ DESIGN CENTER S.A S/ DAÑOS Y</text:p>
          </table:table-cell>
          <table:table-cell table:style-name="ce3" office:value-type="string" calcext:value-type="string">
            <text:p>GERENCIA COMERCIAL BUENOS AIRES DESIGN</text:p>
          </table:table-cell>
          <table:table-cell table:style-name="ce3" office:value-type="string" calcext:value-type="string">
            <text:p>33000110</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speech para AGO 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092</text:p>
          </table:table-cell>
          <table:table-cell table:style-name="ce3" office:value-type="string" calcext:value-type="string">
            <text:p>EMPRENDIMIENTO RECOLETA S.A. S/ASAMBLEA ORDINARIA</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Escaneo de acta asamblea del 16/11/18. Gestión de firma de LB.</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092</text:p>
          </table:table-cell>
          <table:table-cell table:style-name="ce3" office:value-type="string" calcext:value-type="string">
            <text:p>EMPRENDIMIENTO RECOLETA S.A. S/ASAMBLEA ORDINARIA</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libro actas asamblea firmado por síndico Fuxma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092</text:p>
          </table:table-cell>
          <table:table-cell table:style-name="ce3" office:value-type="string" calcext:value-type="string">
            <text:p>EMPRENDIMIENTO RECOLETA S.A. S/ASAMBLEA ORDINARIA</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libros de actas y escaneo actas directorio, asamblea y de CF a F. Alegre.</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092</text:p>
          </table:table-cell>
          <table:table-cell table:style-name="ce3" office:value-type="string" calcext:value-type="string">
            <text:p>EMPRENDIMIENTO RECOLETA S.A. S/ASAMBLEA ORDINARIA</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Directorio presencial. Revisión y modificaciones acta de directorio</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LH</text:p>
          </table:table-cell>
          <table:table-cell table:style-name="ce3" office:value-type="string" calcext:value-type="string">
            <text:p>N-SENIOR B</text:p>
          </table:table-cell>
          <table:table-cell table:style-name="ce3" office:value-type="string" calcext:value-type="string">
            <text:p>Reunión de directorio de ERSA</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MPRENDIMIENTO RECOLET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Escaneo de acta asamblea del 16/11/18. Gestión de firma de LB.</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MPRENDIMIENTO RECOLET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05-09-2018 - Acta de directorio. Redacciòn.</text:p>
          </table:table-cell>
          <table:table-cell office:value-type="string" calcext:value-type="string">
            <text:p>0.45</text:p>
          </table:table-cell>
          <table:table-cell table:style-name="ce4" office:value-type="float" office:value="1907" calcext:value-type="float">
            <text:p>1.907,00</text:p>
          </table:table-cell>
          <table:table-cell table:style-name="ce5" office:value-type="float" office:value="1430.25" calcext:value-type="float">
            <text:p>1.430,25</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de estado de firmas y gestión de envío de libro actas Asamblea para firma de S. Zang.</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gestión de retiro de libro actas Directorio firmado por A. Elsztain.</text:p>
          </table:table-cell>
          <table:table-cell office:value-type="string" calcext:value-type="string">
            <text:p>0.10</text:p>
          </table:table-cell>
          <table:table-cell table:style-name="ce4" office:value-type="float" office:value="634.02" calcext:value-type="float">
            <text:p>634,00</text:p>
          </table:table-cell>
          <table:table-cell table:style-name="ce5" office:value-type="float" office:value="105.67" calcext:value-type="float">
            <text:p>10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MPRENDIMIENTO RECOLET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Trámite en IGJ - Dpto Contable: consulta por EECC 2017.</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32</text:p>
          </table:table-cell>
          <table:table-cell table:style-name="ce3" office:value-type="string" calcext:value-type="string">
            <text:p>EMPRENDIMIENTO RECOLETA S.A. S/REUNION DE DIRECTORIO</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FA</text:p>
          </table:table-cell>
          <table:table-cell table:style-name="ce3" office:value-type="string" calcext:value-type="string">
            <text:p>N-SOCIO B</text:p>
          </table:table-cell>
          <table:table-cell table:style-name="ce3" office:value-type="string" calcext:value-type="string">
            <text:p>Aprobación Estados Contables.</text:p>
          </table:table-cell>
          <table:table-cell office:value-type="string" calcext:value-type="string">
            <text:p>1.30</text:p>
          </table:table-cell>
          <table:table-cell table:style-name="ce4" office:value-type="float" office:value="2348" calcext:value-type="float">
            <text:p>2.348,00</text:p>
          </table:table-cell>
          <table:table-cell table:style-name="ce5" office:value-type="float" office:value="3522" calcext:value-type="float">
            <text:p>3.522,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72</text:p>
          </table:table-cell>
          <table:table-cell table:style-name="ce3" office:value-type="string" calcext:value-type="string">
            <text:p>EMPRENDIMIENTO RECOLETA S.A. S/DIRECTORIO DE APROBACIÓN DE E</text:p>
          </table:table-cell>
          <table:table-cell table:style-name="ce3" office:value-type="string" calcext:value-type="string">
            <text:p>ADMINISTRACION CORPORATIVA</text:p>
          </table:table-cell>
          <table:table-cell table:style-name="ce3" office:value-type="string" calcext:value-type="string">
            <text:p>933004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EMPRENDIMIENTO RECOLET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Seguimiento temas pendientes.</text:p>
          </table:table-cell>
          <table:table-cell office:value-type="string" calcext:value-type="string">
            <text:p>1.00</text:p>
          </table:table-cell>
          <table:table-cell table:style-name="ce4" office:value-type="float" office:value="1907" calcext:value-type="float">
            <text:p>1.907,00</text:p>
          </table:table-cell>
          <table:table-cell table:style-name="ce5" office:value-type="float" office:value="1907" calcext:value-type="float">
            <text:p>1.907,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92</text:p>
          </table:table-cell>
          <table:table-cell table:style-name="ce3" office:value-type="string" calcext:value-type="string">
            <text:p>EMPRENDIMIENTO RECOLETA S.A. S/ANÁLISIS DE CUESTIONES SOCIET</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EMPRENDIMIENTO RECOLET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Reuniòn por liquidaciòn con GAL, AG, JMQ y JPL. Revisiòn de antecedentes. Injcio preparaciòn documentaciòn para trámite de disolución e inscripciòn de liquidadores.</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192</text:p>
          </table:table-cell>
          <table:table-cell table:style-name="ce3" office:value-type="string" calcext:value-type="string">
            <text:p>EMPRENDIMIENTO RECOLETA S.A. S/ANÁLISIS DE CUESTIONES SOCIET</text:p>
          </table:table-cell>
          <table:table-cell table:style-name="ce3" office:value-type="string" calcext:value-type="string">
            <text:p>DIRECTORIO</text:p>
          </table:table-cell>
          <table:table-cell table:style-name="ce3" office:value-type="string" calcext:value-type="string">
            <text:p>933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Busqueda de poder correspondiente a ERSA, para corroborar si Diego Embón es o no apoderado. Firma <text:s/>Karina Kucyk y recurso de consideración.</text:p>
          </table:table-cell>
          <table:table-cell office:value-type="string" calcext:value-type="string">
            <text:p>1.40</text:p>
          </table:table-cell>
          <table:table-cell table:style-name="ce4" office:value-type="float" office:value="1060" calcext:value-type="float">
            <text:p>1.060,00</text:p>
          </table:table-cell>
          <table:table-cell table:style-name="ce5" office:value-type="float" office:value="1766.67" calcext:value-type="float">
            <text:p>1.766,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Impuesto a la Generación de Residuos Sólidos Urbanos Húmedos No Reciclables Impjuesto Inmobiliario y ABL. Revisión de recurso de reconsideración. Coordinación para su presentación en DGR</text:p>
          </table:table-cell>
          <table:table-cell office:value-type="string" calcext:value-type="string">
            <text:p>1.15</text:p>
          </table:table-cell>
          <table:table-cell table:style-name="ce4" office:value-type="float" office:value="2447" calcext:value-type="float">
            <text:p>2.447,00</text:p>
          </table:table-cell>
          <table:table-cell table:style-name="ce5" office:value-type="float" office:value="3058.75" calcext:value-type="float">
            <text:p>3.058,75</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dacciòn de nota + redacción de e-mail. Envié a Diego Embón.</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Análisis de borrador de dictamen que propugna rechazar recurso jerárquico</text:p>
          </table:table-cell>
          <table:table-cell office:value-type="string" calcext:value-type="string">
            <text:p>1.10</text:p>
          </table:table-cell>
          <table:table-cell table:style-name="ce4" office:value-type="float" office:value="2447" calcext:value-type="float">
            <text:p>2.447,00</text:p>
          </table:table-cell>
          <table:table-cell table:style-name="ce5" office:value-type="float" office:value="2854.83" calcext:value-type="float">
            <text:p>2.854,8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sistencia a  AGIP a consultar estado actual de expediente administrativo por Inmobiliario/ABL (Buenos Aires Design). </text:p>
            <text:p>Asistencia a la Procuración de la Ciudad de Buenos Aires y reunión con Federico Mariano Montiel.</text:p>
            <text:p>Envío de e-mail a Diego con información obtenida en la Procuración de la Ciudad.</text:p>
          </table:table-cell>
          <table:table-cell office:value-type="string" calcext:value-type="string">
            <text:p>4.00</text:p>
          </table:table-cell>
          <table:table-cell table:style-name="ce4" office:value-type="float" office:value="1060" calcext:value-type="float">
            <text:p>1.060,00</text:p>
          </table:table-cell>
          <table:table-cell table:style-name="ce5" office:value-type="float" office:value="4240" calcext:value-type="float">
            <text:p>4.240,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Llamado telefónico junto con Diego Embón a Jimena Esteban para informarle las novedades obtenidas el día de ayer en la Procuración de la Ciudad. </text:p>
            <text:p>Instrucciones para elaboración de nuevo e-mail para enviar la información obtenida el día de ayer en la Procuración de la Ciudad por tema reclamo de AGIP de Inmobiliario/ABL (Buenos Aires Design).</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uesto Inmobiliario y ABL. Seguimiento. Conversaciones con Jimena Esteban</text:p>
          </table:table-cell>
          <table:table-cell office:value-type="string" calcext:value-type="string">
            <text:p>0.20</text:p>
          </table:table-cell>
          <table:table-cell table:style-name="ce4" office:value-type="float" office:value="2447.01" calcext:value-type="float">
            <text:p>2.447,00</text:p>
          </table:table-cell>
          <table:table-cell table:style-name="ce5" office:value-type="float" office:value="815.67" calcext:value-type="float">
            <text:p>815,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dacción de e-mail para enviar en relación al estado actual el expediente admin. por inmobiliario/ABL, posibilidad de ejecución, posibilidad de embargo. </text:p>
            <text:p>Envío de e-mail a Diego Embón y revisión conjunta de la redacción del e-mail. Envío a Jimena Esteban, Pablo Lerner y otros.</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uesto Inmobiliario y ABL. Seguimiento. Análisis de situación/riesgo frente a eventual traba de embargos por parte del GCBA. Elaboración y envío de comentarios con cursos de acción sugeridos</text:p>
          </table:table-cell>
          <table:table-cell office:value-type="string" calcext:value-type="string">
            <text:p>2.50</text:p>
          </table:table-cell>
          <table:table-cell table:style-name="ce4" office:value-type="float" office:value="2447" calcext:value-type="float">
            <text:p>2.447,00</text:p>
          </table:table-cell>
          <table:table-cell table:style-name="ce5" office:value-type="float" office:value="6933.17" calcext:value-type="float">
            <text:p>6.933,1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sistencia a juzgados intervinientes en el marco de los exptes. Nº 71162/2018 y 71163/2018 para tomar vista de los mismos.</text:p>
          </table:table-cell>
          <table:table-cell office:value-type="string" calcext:value-type="string">
            <text:p>1.10</text:p>
          </table:table-cell>
          <table:table-cell table:style-name="ce4" office:value-type="float" office:value="1060" calcext:value-type="float">
            <text:p>1.060,00</text:p>
          </table:table-cell>
          <table:table-cell table:style-name="ce5" office:value-type="float" office:value="1236.67" calcext:value-type="float">
            <text:p>1.236,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Análisis de jurisprudencia. conversaciones con Jimena Esteban y Pablo Lerner. Análisis de situaciones y de antecedentes para oponer excepciones</text:p>
          </table:table-cell>
          <table:table-cell office:value-type="string" calcext:value-type="string">
            <text:p>2.45</text:p>
          </table:table-cell>
          <table:table-cell table:style-name="ce4" office:value-type="float" office:value="2447" calcext:value-type="float">
            <text:p>2.447,00</text:p>
          </table:table-cell>
          <table:table-cell table:style-name="ce5" office:value-type="float" office:value="6729.25" calcext:value-type="float">
            <text:p>6.729,25</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ctualización de tool.</text:p>
          </table:table-cell>
          <table:table-cell office:value-type="string" calcext:value-type="string">
            <text:p>0.25</text:p>
          </table:table-cell>
          <table:table-cell table:style-name="ce4" office:value-type="float" office:value="1060.01" calcext:value-type="float">
            <text:p>1.060,00</text:p>
          </table:table-cell>
          <table:table-cell table:style-name="ce5" office:value-type="float" office:value="441.67" calcext:value-type="float">
            <text:p>441,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Análisis de jurisprudencia. <text:s/>Análisis de situaciones y de antecedentes para oponer excepciones</text:p>
          </table:table-cell>
          <table:table-cell office:value-type="string" calcext:value-type="string">
            <text:p>2.25</text:p>
          </table:table-cell>
          <table:table-cell table:style-name="ce4" office:value-type="float" office:value="2447" calcext:value-type="float">
            <text:p>2.447,00</text:p>
          </table:table-cell>
          <table:table-cell table:style-name="ce5" office:value-type="float" office:value="5913.58" calcext:value-type="float">
            <text:p>5.913,58</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0" calcext:value-type="date">
            <text:p>20-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Elaboración de escritos de oposición de excepciones</text:p>
          </table:table-cell>
          <table:table-cell office:value-type="string" calcext:value-type="string">
            <text:p>5.45</text:p>
          </table:table-cell>
          <table:table-cell table:style-name="ce4" office:value-type="float" office:value="2447" calcext:value-type="float">
            <text:p>2.447,00</text:p>
          </table:table-cell>
          <table:table-cell table:style-name="ce5" office:value-type="float" office:value="14070.25" calcext:value-type="float">
            <text:p>14.070,25</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Análisis de jurisprudencia. Elaboración de borrador de escritos de oposición de excepciones</text:p>
          </table:table-cell>
          <table:table-cell office:value-type="string" calcext:value-type="string">
            <text:p>4.30</text:p>
          </table:table-cell>
          <table:table-cell table:style-name="ce4" office:value-type="float" office:value="2447" calcext:value-type="float">
            <text:p>2.447,00</text:p>
          </table:table-cell>
          <table:table-cell table:style-name="ce5" office:value-type="float" office:value="11011.5" calcext:value-type="float">
            <text:p>11.011,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Elaboración de borrador de escritos de oposición de excepciones. Envío a Jimena Esteban de borrador</text:p>
          </table:table-cell>
          <table:table-cell office:value-type="string" calcext:value-type="string">
            <text:p>5.05</text:p>
          </table:table-cell>
          <table:table-cell table:style-name="ce4" office:value-type="float" office:value="2447" calcext:value-type="float">
            <text:p>2.447,00</text:p>
          </table:table-cell>
          <table:table-cell table:style-name="ce5" office:value-type="float" office:value="12438.92" calcext:value-type="float">
            <text:p>12.438,92</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juesto Inmobiliario y ABL. Seguimiento del tema. Revisión de escritos de oposición de excepciones. Conversaciones con Gastón Lernoud, Jimena Esteban y Pablo Lerner sobre resultado de reuniones y cursos de acción sugeridos a seguir</text:p>
          </table:table-cell>
          <table:table-cell office:value-type="string" calcext:value-type="string">
            <text:p>1.30</text:p>
          </table:table-cell>
          <table:table-cell table:style-name="ce4" office:value-type="float" office:value="2447" calcext:value-type="float">
            <text:p>2.447,00</text:p>
          </table:table-cell>
          <table:table-cell table:style-name="ce5" office:value-type="float" office:value="3670.5" calcext:value-type="float">
            <text:p>3.670,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nsulta en juzgado Nº 10/20 por tema expediente iniciado el 18/12/2018 por el mandatario Fischbock.</text:p>
            <text:p>Consulta en Secretaría General de Cámara por remisión de expedientes a los juzgados intervinientes. </text:p>
            <text:p>Consulta en juzgado Nº 16/31 por tema expediente iniciado el 18/12/2018 por el mandatario Fischbock.</text:p>
            <text:p>E-mail para informar las novedades obtenidas en los juzgados anteriormente mencionados.</text:p>
          </table:table-cell>
          <table:table-cell office:value-type="string" calcext:value-type="string">
            <text:p>2.10</text:p>
          </table:table-cell>
          <table:table-cell table:style-name="ce4" office:value-type="float" office:value="1060" calcext:value-type="float">
            <text:p>1.060,00</text:p>
          </table:table-cell>
          <table:table-cell table:style-name="ce5" office:value-type="float" office:value="2296.67" calcext:value-type="float">
            <text:p>2.296,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MPRENDIMIENTO RECOLET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Modificación de tool para enviar informe especial al 05/12/2018. </text:p>
            <text:p>Incluí en el informe especial la intimación de pago emitida por la DGR, en relación al Impuesto a la Generación de Residuos Sólidos Urbanos Húmedos no Reciclables (también por el Buenos Aires Design).</text:p>
          </table:table-cell>
          <table:table-cell office:value-type="string" calcext:value-type="string">
            <text:p>0.40</text:p>
          </table:table-cell>
          <table:table-cell table:style-name="ce4" office:value-type="float" office:value="1060" calcext:value-type="float">
            <text:p>1.060,00</text:p>
          </table:table-cell>
          <table:table-cell table:style-name="ce5" office:value-type="float" office:value="706.67" calcext:value-type="float">
            <text:p>706,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EMPRENDIMIENTO RECOLET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Design. <text:s/>Impuesto Inmobiliario y ABL. Seguimiento del tema. Envío de e-mail con comentarios y cursos de acción sugeridos, con motivo de ida de Bárbara Durante a tribunales</text:p>
          </table:table-cell>
          <table:table-cell office:value-type="string" calcext:value-type="string">
            <text:p>1.20</text:p>
          </table:table-cell>
          <table:table-cell table:style-name="ce4" office:value-type="float" office:value="2447" calcext:value-type="float">
            <text:p>2.447,00</text:p>
          </table:table-cell>
          <table:table-cell table:style-name="ce5" office:value-type="float" office:value="3262.67" calcext:value-type="float">
            <text:p>3.262,6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09550</text:p>
          </table:table-cell>
          <table:table-cell table:style-name="ce3" office:value-type="string" calcext:value-type="string">
            <text:p>GOBIERNO DE LA CIUDAD DE BUENOS AIRES C/EMPRENDIMIENTO RECOL</text:p>
          </table:table-cell>
          <table:table-cell table:style-name="ce3" office:value-type="string" calcext:value-type="string">
            <text:p>GERENCIA COMERCIAL ERSA</text:p>
          </table:table-cell>
          <table:table-cell table:style-name="ce3" office:value-type="string" calcext:value-type="string">
            <text:p>93300801</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Reunión en Moreno con Juan Manuel Quintana, Albano Grucio, Daniel Elsztain, Juan Pablo Lagana Diego Serebrisky, Pablo Vergara.</text:p>
          </table:table-cell>
          <table:table-cell office:value-type="string" calcext:value-type="string">
            <text:p>2.30</text:p>
          </table:table-cell>
          <table:table-cell table:style-name="ce4" office:value-type="float" office:value="1907" calcext:value-type="float">
            <text:p>1.907,00</text:p>
          </table:table-cell>
          <table:table-cell table:style-name="ce5" office:value-type="float" office:value="4767.5" calcext:value-type="float">
            <text:p>4.767,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JMQ</text:p>
          </table:table-cell>
          <table:table-cell table:style-name="ce3" office:value-type="string" calcext:value-type="string">
            <text:p>N-SOCIO AA</text:p>
          </table:table-cell>
          <table:table-cell table:style-name="ce3" office:value-type="string" calcext:value-type="string">
            <text:p>Reunión Directorio ERSA. Reuniones con equipo de trabajo por restitución BAD</text:p>
          </table:table-cell>
          <table:table-cell office:value-type="string" calcext:value-type="string">
            <text:p>3.00</text:p>
          </table:table-cell>
          <table:table-cell table:style-name="ce4" office:value-type="float" office:value="2447" calcext:value-type="float">
            <text:p>2.447,00</text:p>
          </table:table-cell>
          <table:table-cell table:style-name="ce5" office:value-type="float" office:value="7341" calcext:value-type="float">
            <text:p>7.341,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nálisis de antecedentes y confección de primera versión del Acta de Restitución de Inmueble e Instalaciones del Buenos Aires Design.</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Reunión en IRSA con Daniel Elsztain, Gastón Lernoud, Albano Gruccio, JMQ, PVC, EB, RB tema devolución Inmueble al GCBA.</text:p>
          </table:table-cell>
          <table:table-cell office:value-type="string" calcext:value-type="string">
            <text:p>3.00</text:p>
          </table:table-cell>
          <table:table-cell table:style-name="ce4" office:value-type="float" office:value="1907" calcext:value-type="float">
            <text:p>1.907,00</text:p>
          </table:table-cell>
          <table:table-cell table:style-name="ce5" office:value-type="float" office:value="5721" calcext:value-type="float">
            <text:p>5.721,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BEM</text:p>
          </table:table-cell>
          <table:table-cell table:style-name="ce3" office:value-type="string" calcext:value-type="string">
            <text:p>N-CONSULTOR A</text:p>
          </table:table-cell>
          <table:table-cell table:style-name="ce3" office:value-type="string" calcext:value-type="string">
            <text:p>Reunion IRSA abogados c/Directorio. Análisis de situación.</text:p>
          </table:table-cell>
          <table:table-cell office:value-type="string" calcext:value-type="string">
            <text:p>2.00</text:p>
          </table:table-cell>
          <table:table-cell table:style-name="ce4" office:value-type="float" office:value="2447" calcext:value-type="float">
            <text:p>2.447,00</text:p>
          </table:table-cell>
          <table:table-cell table:style-name="ce5" office:value-type="float" office:value="4894" calcext:value-type="float">
            <text:p>4.894,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EMPRENDIMIENTO RECOLETA S.A.</text:p>
          </table:table-cell>
          <table:table-cell table:style-name="ce3" office:value-type="string" calcext:value-type="string">
            <text:p>DVC</text:p>
          </table:table-cell>
          <table:table-cell table:style-name="ce3" office:value-type="string" calcext:value-type="string">
            <text:p>Consultor</text:p>
          </table:table-cell>
          <table:table-cell table:style-name="ce3" office:value-type="string" calcext:value-type="string">
            <text:p>Análisis de la situación ante el vencimiento del contrato de explotación del Buenos Aires Design y la quiebra del socio minoritario.Corresponde al 02-11-2018.</text:p>
          </table:table-cell>
          <table:table-cell office:value-type="string" calcext:value-type="string">
            <text:p>2.30</text:p>
          </table:table-cell>
          <table:table-cell table:style-name="ce4" office:value-type="float" office:value="2447" calcext:value-type="float">
            <text:p>2.447,00</text:p>
          </table:table-cell>
          <table:table-cell table:style-name="ce5" office:value-type="float" office:value="6117.5" calcext:value-type="float">
            <text:p>6.117,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nálisis comentarios de PVC sobre la primera versión del Acta de Restitución de Inmueble e Instalaciones del BAD. Confección de la segunda versión del Acta.</text:p>
          </table:table-cell>
          <table:table-cell office:value-type="string" calcext:value-type="string">
            <text:p>0.40</text:p>
          </table:table-cell>
          <table:table-cell table:style-name="ce4" office:value-type="float" office:value="1906.99" calcext:value-type="float">
            <text:p>1.907,00</text:p>
          </table:table-cell>
          <table:table-cell table:style-name="ce5" office:value-type="float" office:value="1271.33" calcext:value-type="float">
            <text:p>1.271,33</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Confección de nueva version del Acta de Restitució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BRS</text:p>
          </table:table-cell>
          <table:table-cell table:style-name="ce3" office:value-type="string" calcext:value-type="string">
            <text:p>N-SOCIO C</text:p>
          </table:table-cell>
          <table:table-cell table:style-name="ce3" office:value-type="string" calcext:value-type="string">
            <text:p>Intercambio de mails internos, revisión de proyecto de acta de restitución</text:p>
          </table:table-cell>
          <table:table-cell office:value-type="string" calcext:value-type="string">
            <text:p>0.30</text:p>
          </table:table-cell>
          <table:table-cell table:style-name="ce4" office:value-type="float" office:value="1907" calcext:value-type="float">
            <text:p>1.907,00</text:p>
          </table:table-cell>
          <table:table-cell table:style-name="ce5" office:value-type="float" office:value="953.5" calcext:value-type="float">
            <text:p>953,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BEM</text:p>
          </table:table-cell>
          <table:table-cell table:style-name="ce3" office:value-type="string" calcext:value-type="string">
            <text:p>N-CONSULTOR A</text:p>
          </table:table-cell>
          <table:table-cell table:style-name="ce3" office:value-type="string" calcext:value-type="string">
            <text:p>Conf. borrador de acta de entrega. Reunion R. Villaveirán / A. Gruccio DGCBA.</text:p>
          </table:table-cell>
          <table:table-cell office:value-type="string" calcext:value-type="string">
            <text:p>4.00</text:p>
          </table:table-cell>
          <table:table-cell table:style-name="ce4" office:value-type="float" office:value="2447" calcext:value-type="float">
            <text:p>2.447,00</text:p>
          </table:table-cell>
          <table:table-cell table:style-name="ce5" office:value-type="float" office:value="9788" calcext:value-type="float">
            <text:p>9.788,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DVC</text:p>
          </table:table-cell>
          <table:table-cell table:style-name="ce3" office:value-type="string" calcext:value-type="string">
            <text:p>Consultor</text:p>
          </table:table-cell>
          <table:table-cell table:style-name="ce3" office:value-type="string" calcext:value-type="string">
            <text:p>Reunión en la sede de IRSA con Daniel Elsztain para considerar la posición en la asamblea de accionistas a realizarse el 16 de noviembre y la finalización de la relación contractual con la Ciudad de Buenos Aires. Horas coorespondientes al 15-11-2018</text:p>
          </table:table-cell>
          <table:table-cell office:value-type="string" calcext:value-type="string">
            <text:p>3.00</text:p>
          </table:table-cell>
          <table:table-cell table:style-name="ce4" office:value-type="float" office:value="2447" calcext:value-type="float">
            <text:p>2.447,00</text:p>
          </table:table-cell>
          <table:table-cell table:style-name="ce5" office:value-type="float" office:value="7341" calcext:value-type="float">
            <text:p>7.341,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EMPRENDIMIENTO RECOLETA S.A.</text:p>
          </table:table-cell>
          <table:table-cell table:style-name="ce3" office:value-type="string" calcext:value-type="string">
            <text:p>DVC</text:p>
          </table:table-cell>
          <table:table-cell table:style-name="ce3" office:value-type="string" calcext:value-type="string">
            <text:p>Consultor</text:p>
          </table:table-cell>
          <table:table-cell table:style-name="ce3" office:value-type="string" calcext:value-type="string">
            <text:p>Participación en la asamblea de accionistas de ERSA y votación de los puntos del orden del día. Horas correspondientes al 16-11-2018.</text:p>
          </table:table-cell>
          <table:table-cell office:value-type="string" calcext:value-type="string">
            <text:p>2.00</text:p>
          </table:table-cell>
          <table:table-cell table:style-name="ce4" office:value-type="float" office:value="2447" calcext:value-type="float">
            <text:p>2.447,00</text:p>
          </table:table-cell>
          <table:table-cell table:style-name="ce5" office:value-type="float" office:value="4894" calcext:value-type="float">
            <text:p>4.894,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MPRENDIMIENTO RECOLETA S.A.</text:p>
          </table:table-cell>
          <table:table-cell table:style-name="ce3" office:value-type="string" calcext:value-type="string">
            <text:p>JMQ</text:p>
          </table:table-cell>
          <table:table-cell table:style-name="ce3" office:value-type="string" calcext:value-type="string">
            <text:p>N-SOCIO AA</text:p>
          </table:table-cell>
          <table:table-cell table:style-name="ce3" office:value-type="string" calcext:value-type="string">
            <text:p>Revisión y análisis de distintos aspectos relacionados con la restitución del BAD</text:p>
          </table:table-cell>
          <table:table-cell office:value-type="string" calcext:value-type="string">
            <text:p>2.30</text:p>
          </table:table-cell>
          <table:table-cell table:style-name="ce4" office:value-type="float" office:value="2447" calcext:value-type="float">
            <text:p>2.447,00</text:p>
          </table:table-cell>
          <table:table-cell table:style-name="ce5" office:value-type="float" office:value="6117.5" calcext:value-type="float">
            <text:p>6.117,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sistencia al Buenos Aires Design para apoyo en el closing de firma del Acta de Restitución.</text:p>
          </table:table-cell>
          <table:table-cell office:value-type="string" calcext:value-type="string">
            <text:p>4.00</text:p>
          </table:table-cell>
          <table:table-cell table:style-name="ce4" office:value-type="float" office:value="1907" calcext:value-type="float">
            <text:p>1.907,00</text:p>
          </table:table-cell>
          <table:table-cell table:style-name="ce5" office:value-type="float" office:value="7628" calcext:value-type="float">
            <text:p>7.628,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MPRENDIMIENTO RECOLETA S.A.</text:p>
          </table:table-cell>
          <table:table-cell table:style-name="ce3" office:value-type="string" calcext:value-type="string">
            <text:p>BEM</text:p>
          </table:table-cell>
          <table:table-cell table:style-name="ce3" office:value-type="string" calcext:value-type="string">
            <text:p>N-CONSULTOR A</text:p>
          </table:table-cell>
          <table:table-cell table:style-name="ce3" office:value-type="string" calcext:value-type="string">
            <text:p>Revision actas inventario GCBA. Conv. telefonica A. Gruccio. Reunion interna JMQ / DS. Entrega de predio.</text:p>
          </table:table-cell>
          <table:table-cell office:value-type="string" calcext:value-type="string">
            <text:p>5.50</text:p>
          </table:table-cell>
          <table:table-cell table:style-name="ce4" office:value-type="float" office:value="2447" calcext:value-type="float">
            <text:p>2.447,00</text:p>
          </table:table-cell>
          <table:table-cell table:style-name="ce5" office:value-type="float" office:value="14274.17" calcext:value-type="float">
            <text:p>14.274,17</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EMPRENDIMIENTO RECOLETA S.A.</text:p>
          </table:table-cell>
          <table:table-cell table:style-name="ce3" office:value-type="string" calcext:value-type="string">
            <text:p>SDH</text:p>
          </table:table-cell>
          <table:table-cell table:style-name="ce3" office:value-type="string" calcext:value-type="string">
            <text:p>N-SENIOR A</text:p>
          </table:table-cell>
          <table:table-cell table:style-name="ce3" office:value-type="string" calcext:value-type="string">
            <text:p>Análisis y confección de distintas versiones de acta de restitución.</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EMPRENDIMIENTO RECOLETA S.A.</text:p>
          </table:table-cell>
          <table:table-cell table:style-name="ce3" office:value-type="string" calcext:value-type="string">
            <text:p>JMQ</text:p>
          </table:table-cell>
          <table:table-cell table:style-name="ce3" office:value-type="string" calcext:value-type="string">
            <text:p>N-SOCIO AA</text:p>
          </table:table-cell>
          <table:table-cell table:style-name="ce3" office:value-type="string" calcext:value-type="string">
            <text:p>Reunión en con GL, AG y JPL por liquidación ERSA</text:p>
          </table:table-cell>
          <table:table-cell office:value-type="string" calcext:value-type="string">
            <text:p>1.30</text:p>
          </table:table-cell>
          <table:table-cell table:style-name="ce4" office:value-type="float" office:value="2447" calcext:value-type="float">
            <text:p>2.447,00</text:p>
          </table:table-cell>
          <table:table-cell table:style-name="ce5" office:value-type="float" office:value="3670.5" calcext:value-type="float">
            <text:p>3.670,5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289</text:p>
          </table:table-cell>
          <table:table-cell table:style-name="ce3" office:value-type="string" calcext:value-type="string">
            <text:p>ERSA S/FINALIZACION CONTRATO DE CONCESION BADESIGN</text:p>
          </table:table-cell>
          <table:table-cell table:style-name="ce3" office:value-type="string" calcext:value-type="string">
            <text:p>LEGALES CORPORATIVO</text:p>
          </table:table-cell>
          <table:table-cell table:style-name="ce3" office:value-type="string" calcext:value-type="string">
            <text:p>933011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EMPRENDIMIENTO RECOLET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a audiencia de mediación.</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style-name="ce3" office:value-type="string" calcext:value-type="string">
            <text:p>EMPRENDIMIENTO RECOLETA S.A.</text:p>
          </table:table-cell>
          <table:table-cell table:style-name="ce3" office:value-type="string" calcext:value-type="string">
            <text:p>IRSA PROPIEDADES COMERCIALES S.A.</text:p>
          </table:table-cell>
          <table:table-cell table:style-name="ce3" office:value-type="string" calcext:value-type="string">
            <text:p>X000100010367</text:p>
          </table:table-cell>
          <table:table-cell table:style-name="ce3" office:value-type="string" calcext:value-type="string">
            <text:p>ZANARDI OCAMPO MARIA ELINA C/EMPRENDIMIENTO RECOLETA S/DAÑOS</text:p>
          </table:table-cell>
          <table:table-cell table:style-name="ce3" office:value-type="string" calcext:value-type="string">
            <text:p>SIN GERENCIA</text:p>
          </table:table-cell>
          <table:table-cell table:style-name="ce3" office:value-type="string" calcext:value-type="string">
            <text:p>933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YRS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borrador de speech para AGO 2018</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style-name="ce3" office:value-type="string" calcext:value-type="string">
            <text:p>CYRSA S.A.</text:p>
          </table:table-cell>
          <table:table-cell/>
          <table:table-cell table:style-name="ce3" office:value-type="string" calcext:value-type="string">
            <text:p>X000100009102</text:p>
          </table:table-cell>
          <table:table-cell table:style-name="ce3" office:value-type="string" calcext:value-type="string">
            <text:p>CYRSA S.A. S/ASAMBLEA ORDINARIA</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YRS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Prepara documentación presentación previa,revisión de convocatoria, nómina de autoridades.</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style-name="ce3" office:value-type="string" calcext:value-type="string">
            <text:p>CYRSA S.A.</text:p>
          </table:table-cell>
          <table:table-cell/>
          <table:table-cell table:style-name="ce3" office:value-type="string" calcext:value-type="string">
            <text:p>X000100009102</text:p>
          </table:table-cell>
          <table:table-cell table:style-name="ce3" office:value-type="string" calcext:value-type="string">
            <text:p>CYRSA S.A. S/ASAMBLEA ORDINARIA</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YRSA S.A.</text:p>
          </table:table-cell>
          <table:table-cell table:style-name="ce3" office:value-type="string" calcext:value-type="string">
            <text:p>BML</text:p>
          </table:table-cell>
          <table:table-cell table:style-name="ce3" office:value-type="string" calcext:value-type="string">
            <text:p>N-SOCIO D</text:p>
          </table:table-cell>
          <table:table-cell table:style-name="ce3" office:value-type="string" calcext:value-type="string">
            <text:p>Preparación poder y comunica asistencia.</text:p>
          </table:table-cell>
          <table:table-cell office:value-type="string" calcext:value-type="string">
            <text:p>0.20</text:p>
          </table:table-cell>
          <table:table-cell table:style-name="ce4" office:value-type="float" office:value="1907.01" calcext:value-type="float">
            <text:p>1.907,00</text:p>
          </table:table-cell>
          <table:table-cell table:style-name="ce5" office:value-type="float" office:value="635.67" calcext:value-type="float">
            <text:p>635,67</text:p>
          </table:table-cell>
          <table:table-cell table:style-name="ce3" office:value-type="string" calcext:value-type="string">
            <text:p>CYRSA S.A.</text:p>
          </table:table-cell>
          <table:table-cell/>
          <table:table-cell table:style-name="ce3" office:value-type="string" calcext:value-type="string">
            <text:p>X000100009102</text:p>
          </table:table-cell>
          <table:table-cell table:style-name="ce3" office:value-type="string" calcext:value-type="string">
            <text:p>CYRSA S.A. S/ASAMBLEA ORDINARIA</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YRSA S.A.</text:p>
          </table:table-cell>
          <table:table-cell table:style-name="ce3" office:value-type="string" calcext:value-type="string">
            <text:p>LIP</text:p>
          </table:table-cell>
          <table:table-cell table:style-name="ce3" office:value-type="string" calcext:value-type="string">
            <text:p>N-JUNIOR A</text:p>
          </table:table-cell>
          <table:table-cell table:style-name="ce3" office:value-type="string" calcext:value-type="string">
            <text:p>Confección de actas de directorio de convocatoria AGO 2017.</text:p>
          </table:table-cell>
          <table:table-cell office:value-type="string" calcext:value-type="string">
            <text:p>0.15</text:p>
          </table:table-cell>
          <table:table-cell table:style-name="ce4" office:value-type="float" office:value="1060" calcext:value-type="float">
            <text:p>1.060,00</text:p>
          </table:table-cell>
          <table:table-cell table:style-name="ce5" office:value-type="float" office:value="265" calcext:value-type="float">
            <text:p>265,00</text:p>
          </table:table-cell>
          <table:table-cell table:style-name="ce3" office:value-type="string" calcext:value-type="string">
            <text:p>CYRSA S.A.</text:p>
          </table:table-cell>
          <table:table-cell/>
          <table:table-cell table:style-name="ce3" office:value-type="string" calcext:value-type="string">
            <text:p>X000100009142</text:p>
          </table:table-cell>
          <table:table-cell table:style-name="ce3" office:value-type="string" calcext:value-type="string">
            <text:p>CYRSA S.A. S/ REUNIÓN DE DIRECTORIO</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2" calcext:value-type="date">
            <text:p>12-dic-18</text:p>
          </table:table-cell>
          <table:table-cell/>
          <table:table-cell table:style-name="ce3" office:value-type="string" calcext:value-type="string">
            <text:p>CYRSA S.A.</text:p>
          </table:table-cell>
          <table:table-cell table:style-name="ce3" office:value-type="string" calcext:value-type="string">
            <text:p>AFM</text:p>
          </table:table-cell>
          <table:table-cell table:style-name="ce3" office:value-type="string" calcext:value-type="string">
            <text:p>N-PARALEGAL</text:p>
          </table:table-cell>
          <table:table-cell table:style-name="ce3" office:value-type="string" calcext:value-type="string">
            <text:p>Chequeo libro actas directorio e informe a equipo societario por últimas actas copiadas y pendiente de acta convocatoria a asamblea.</text:p>
          </table:table-cell>
          <table:table-cell office:value-type="string" calcext:value-type="string">
            <text:p>0.15</text:p>
          </table:table-cell>
          <table:table-cell table:style-name="ce4" office:value-type="float" office:value="634" calcext:value-type="float">
            <text:p>634,00</text:p>
          </table:table-cell>
          <table:table-cell table:style-name="ce5" office:value-type="float" office:value="158.5" calcext:value-type="float">
            <text:p>158,50</text:p>
          </table:table-cell>
          <table:table-cell table:style-name="ce3" office:value-type="string" calcext:value-type="string">
            <text:p>CYRSA S.A.</text:p>
          </table:table-cell>
          <table:table-cell/>
          <table:table-cell table:style-name="ce3" office:value-type="string" calcext:value-type="string">
            <text:p>X000100009142</text:p>
          </table:table-cell>
          <table:table-cell table:style-name="ce3" office:value-type="string" calcext:value-type="string">
            <text:p>CYRSA S.A. S/ REUNIÓN DE DIRECTORIO</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17" calcext:value-type="date">
            <text:p>17-dic-18</text:p>
          </table:table-cell>
          <table:table-cell/>
          <table:table-cell table:style-name="ce3" office:value-type="string" calcext:value-type="string">
            <text:p>CYRSA S.A.</text:p>
          </table:table-cell>
          <table:table-cell table:style-name="ce3" office:value-type="string" calcext:value-type="string">
            <text:p>MFV</text:p>
          </table:table-cell>
          <table:table-cell table:style-name="ce3" office:value-type="string" calcext:value-type="string">
            <text:p>N-SEMI SENIOR B</text:p>
          </table:table-cell>
          <table:table-cell table:style-name="ce3" office:value-type="string" calcext:value-type="string">
            <text:p>Revisión AD convocatoria a asamble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CYRSA S.A.</text:p>
          </table:table-cell>
          <table:table-cell/>
          <table:table-cell table:style-name="ce3" office:value-type="string" calcext:value-type="string">
            <text:p>X000100009142</text:p>
          </table:table-cell>
          <table:table-cell table:style-name="ce3" office:value-type="string" calcext:value-type="string">
            <text:p>CYRSA S.A. S/ REUNIÓN DE DIRECTORIO</text:p>
          </table:table-cell>
          <table:table-cell table:style-name="ce3" office:value-type="string" calcext:value-type="string">
            <text:p>DIRECTORIO</text:p>
          </table:table-cell>
          <table:table-cell table:style-name="ce3" office:value-type="string" calcext:value-type="string">
            <text:p>92700101</text:p>
          </table:table-cell>
          <table:table-cell office:value-type="string" calcext:value-type="string">
            <text:p>SOCIETARIO</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4" calcext:value-type="date">
            <text:p>04-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fección de recurso de queja por extraordinario denegado.</text:p>
          </table:table-cell>
          <table:table-cell office:value-type="string" calcext:value-type="string">
            <text:p>5.00</text:p>
          </table:table-cell>
          <table:table-cell table:style-name="ce4" office:value-type="float" office:value="1635" calcext:value-type="float">
            <text:p>1.635,00</text:p>
          </table:table-cell>
          <table:table-cell table:style-name="ce5" office:value-type="float" office:value="8175" calcext:value-type="float">
            <text:p>8.175,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Extracción de Fotocopias para presentar Recurso de Queja</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Revisión de causa. Conclusión de escrito de recurso de queja. Formularios de presentación de la misma por ante la Corte.</text:p>
          </table:table-cell>
          <table:table-cell office:value-type="string" calcext:value-type="string">
            <text:p>2.00</text:p>
          </table:table-cell>
          <table:table-cell table:style-name="ce4" office:value-type="float" office:value="1635" calcext:value-type="float">
            <text:p>1.635,00</text:p>
          </table:table-cell>
          <table:table-cell table:style-name="ce5" office:value-type="float" office:value="3270" calcext:value-type="float">
            <text:p>3.270,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y recurso extraordinario presentado.</text:p>
          </table:table-cell>
          <table:table-cell office:value-type="string" calcext:value-type="string">
            <text:p>0.15</text:p>
          </table:table-cell>
          <table:table-cell table:style-name="ce4" office:value-type="float" office:value="1635" calcext:value-type="float">
            <text:p>1.635,00</text:p>
          </table:table-cell>
          <table:table-cell table:style-name="ce5" office:value-type="float" office:value="408.75" calcext:value-type="float">
            <text:p>408,75</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Extracción de Fotocopias para formación de Incidente de Recurso de Queja</text:p>
          </table:table-cell>
          <table:table-cell office:value-type="string" calcext:value-type="string">
            <text:p>0.40</text:p>
          </table:table-cell>
          <table:table-cell table:style-name="ce4" office:value-type="float" office:value="634" calcext:value-type="float">
            <text:p>634,00</text:p>
          </table:table-cell>
          <table:table-cell table:style-name="ce5" office:value-type="float" office:value="422.67" calcext:value-type="float">
            <text:p>422,67</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esentación de Recurso de Queja ante la Corte Suprema de Justicia</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Lex y por PJN.</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YRS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8" calcext:value-type="date">
            <text:p>18-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30</text:p>
          </table:table-cell>
          <table:table-cell table:style-name="ce4" office:value-type="float" office:value="634" calcext:value-type="float">
            <text:p>634,00</text:p>
          </table:table-cell>
          <table:table-cell table:style-name="ce5" office:value-type="float" office:value="317" calcext:value-type="float">
            <text:p>317,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currencia en forma personal a la Mesa de Entradas de la Corte. Consulta por expediente. Control de causa principal.</text:p>
          </table:table-cell>
          <table:table-cell office:value-type="string" calcext:value-type="string">
            <text:p>0.50</text:p>
          </table:table-cell>
          <table:table-cell table:style-name="ce4" office:value-type="float" office:value="1635" calcext:value-type="float">
            <text:p>1.635,00</text:p>
          </table:table-cell>
          <table:table-cell table:style-name="ce5" office:value-type="float" office:value="1362.5" calcext:value-type="float">
            <text:p>1.362,5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rincipal y recurso de queja.</text:p>
          </table:table-cell>
          <table:table-cell office:value-type="string" calcext:value-type="string">
            <text:p>0.20</text:p>
          </table:table-cell>
          <table:table-cell table:style-name="ce4" office:value-type="float" office:value="1635" calcext:value-type="float">
            <text:p>1.635,00</text:p>
          </table:table-cell>
          <table:table-cell table:style-name="ce5" office:value-type="float" office:value="545" calcext:value-type="float">
            <text:p>545,00</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YRSA S.A.</text:p>
          </table:table-cell>
          <table:table-cell table:style-name="ce3" office:value-type="string" calcext:value-type="string">
            <text:p>NB</text:p>
          </table:table-cell>
          <table:table-cell table:style-name="ce3" office:value-type="string" calcext:value-type="string">
            <text:p>N-PARALEGAL</text:p>
          </table:table-cell>
          <table:table-cell table:style-name="ce3" office:value-type="string" calcext:value-type="string">
            <text:p>Procuración y seguimiento de expedientes</text:p>
          </table:table-cell>
          <table:table-cell office:value-type="string" calcext:value-type="string">
            <text:p>0.20</text:p>
          </table:table-cell>
          <table:table-cell table:style-name="ce4" office:value-type="float" office:value="633.99" calcext:value-type="float">
            <text:p>634,00</text:p>
          </table:table-cell>
          <table:table-cell table:style-name="ce5" office:value-type="float" office:value="211.33" calcext:value-type="float">
            <text:p>211,33</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CYRS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CYRSA S.A.</text:p>
          </table:table-cell>
          <table:table-cell/>
          <table:table-cell table:style-name="ce3" office:value-type="string" calcext:value-type="string">
            <text:p>X000100009294</text:p>
          </table:table-cell>
          <table:table-cell table:style-name="ce3" office:value-type="string" calcext:value-type="string">
            <text:p>CONS.PROP.HORIZONS VTE.LÓPEZ MANZ.PARQUE EDIF.DALIA EUCALIPT</text:p>
          </table:table-cell>
          <table:table-cell table:style-name="ce3" office:value-type="string" calcext:value-type="string">
            <text:p>CYRSA OBRAS PARCELA RIO</text:p>
          </table:table-cell>
          <table:table-cell table:style-name="ce3" office:value-type="string" calcext:value-type="string">
            <text:p>2707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3" calcext:value-type="date">
            <text:p>03-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6" calcext:value-type="date">
            <text:p>06-dic-18</text:p>
          </table:table-cell>
          <table:table-cell/>
          <table:table-cell table:style-name="ce3" office:value-type="string" calcext:value-type="string">
            <text:p>CYRS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07" calcext:value-type="date">
            <text:p>07-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0" calcext:value-type="date">
            <text:p>10-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1" calcext:value-type="date">
            <text:p>11-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por PJN y por Mev.</text:p>
          </table:table-cell>
          <table:table-cell office:value-type="string" calcext:value-type="string">
            <text:p>0.10</text:p>
          </table:table-cell>
          <table:table-cell table:style-name="ce4" office:value-type="float" office:value="1635" calcext:value-type="float">
            <text:p>1.635,00</text:p>
          </table:table-cell>
          <table:table-cell table:style-name="ce5" office:value-type="float" office:value="272.5" calcext:value-type="float">
            <text:p>272,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3" calcext:value-type="date">
            <text:p>13-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ausa. Intercambio de mails con el cliente. Lectura de escrito de ampliación de demanda (i <text:s/>y ii).</text:p>
          </table:table-cell>
          <table:table-cell office:value-type="string" calcext:value-type="string">
            <text:p>0.45</text:p>
          </table:table-cell>
          <table:table-cell table:style-name="ce4" office:value-type="float" office:value="1635" calcext:value-type="float">
            <text:p>1.635,00</text:p>
          </table:table-cell>
          <table:table-cell table:style-name="ce5" office:value-type="float" office:value="1226.25" calcext:value-type="float">
            <text:p>1.226,25</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4" calcext:value-type="date">
            <text:p>14-dic-18</text:p>
          </table:table-cell>
          <table:table-cell/>
          <table:table-cell table:style-name="ce3" office:value-type="string" calcext:value-type="string">
            <text:p>CYRS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YRSA S.A.</text:p>
          </table:table-cell>
          <table:table-cell table:style-name="ce3" office:value-type="string" calcext:value-type="string">
            <text:p>BMB</text:p>
          </table:table-cell>
          <table:table-cell table:style-name="ce3" office:value-type="string" calcext:value-type="string">
            <text:p>N-JUNIOR A</text:p>
          </table:table-cell>
          <table:table-cell table:style-name="ce3" office:value-type="string" calcext:value-type="string">
            <text:p>Procuracion y seguimiento de causa.</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expediente. Envío de mails internos para retirar sobre. Envío de mail a la empresa. Inicio de lectura de demanda.</text:p>
          </table:table-cell>
          <table:table-cell office:value-type="string" calcext:value-type="string">
            <text:p>0.30</text:p>
          </table:table-cell>
          <table:table-cell table:style-name="ce4" office:value-type="float" office:value="1635" calcext:value-type="float">
            <text:p>1.635,00</text:p>
          </table:table-cell>
          <table:table-cell table:style-name="ce5" office:value-type="float" office:value="817.5" calcext:value-type="float">
            <text:p>817,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1" calcext:value-type="date">
            <text:p>21-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ontrol de cédula con traslado de demanda. Resaltado de partes relevantes de la misma. Lectura de la misma. Control de fecha de vencimiento. Envío de mail.</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YRSA S.A.</text:p>
          </table:table-cell>
          <table:table-cell table:style-name="ce3" office:value-type="string" calcext:value-type="string">
            <text:p>EZB</text:p>
          </table:table-cell>
          <table:table-cell table:style-name="ce3" office:value-type="string" calcext:value-type="string">
            <text:p>N-SEMI SENIOR A</text:p>
          </table:table-cell>
          <table:table-cell table:style-name="ce3" office:value-type="string" calcext:value-type="string">
            <text:p>Albano Gruccio - Call con la empresa conjuntamente con el Dr. Parapugna. (1 h). Revisión de antecedentes. Análisis de prescripción. Control de expediente por PJN. (0.30).</text:p>
          </table:table-cell>
          <table:table-cell office:value-type="string" calcext:value-type="string">
            <text:p>1.00</text:p>
          </table:table-cell>
          <table:table-cell table:style-name="ce4" office:value-type="float" office:value="1635" calcext:value-type="float">
            <text:p>1.635,00</text:p>
          </table:table-cell>
          <table:table-cell table:style-name="ce5" office:value-type="float" office:value="1635" calcext:value-type="float">
            <text:p>1.635,0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YRSA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Estudio de causa y antecedentes para contestación de demanda.</text:p>
          </table:table-cell>
          <table:table-cell office:value-type="string" calcext:value-type="string">
            <text:p>2.00</text:p>
          </table:table-cell>
          <table:table-cell table:style-name="ce4" office:value-type="float" office:value="1907" calcext:value-type="float">
            <text:p>1.907,00</text:p>
          </table:table-cell>
          <table:table-cell table:style-name="ce5" office:value-type="float" office:value="3814" calcext:value-type="float">
            <text:p>3.814,0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12-27" calcext:value-type="date">
            <text:p>27-dic-18</text:p>
          </table:table-cell>
          <table:table-cell/>
          <table:table-cell table:style-name="ce3" office:value-type="string" calcext:value-type="string">
            <text:p>CYRSA S.A.</text:p>
          </table:table-cell>
          <table:table-cell table:style-name="ce3" office:value-type="string" calcext:value-type="string">
            <text:p>SRP</text:p>
          </table:table-cell>
          <table:table-cell table:style-name="ce3" office:value-type="string" calcext:value-type="string">
            <text:p>N-SENIOR A</text:p>
          </table:table-cell>
          <table:table-cell table:style-name="ce3" office:value-type="string" calcext:value-type="string">
            <text:p>Call con cliente.</text:p>
          </table:table-cell>
          <table:table-cell office:value-type="string" calcext:value-type="string">
            <text:p>1.30</text:p>
          </table:table-cell>
          <table:table-cell table:style-name="ce4" office:value-type="float" office:value="1907" calcext:value-type="float">
            <text:p>1.907,00</text:p>
          </table:table-cell>
          <table:table-cell table:style-name="ce5" office:value-type="float" office:value="2860.5" calcext:value-type="float">
            <text:p>2.860,50</text:p>
          </table:table-cell>
          <table:table-cell table:style-name="ce3" office:value-type="string" calcext:value-type="string">
            <text:p>CYRSA S.A.</text:p>
          </table:table-cell>
          <table:table-cell/>
          <table:table-cell table:style-name="ce3" office:value-type="string" calcext:value-type="string">
            <text:p>x000100009656</text:p>
          </table:table-cell>
          <table:table-cell table:style-name="ce3" office:value-type="string" calcext:value-type="string">
            <text:p>GONZÁLEZ BAYON JUAN ANDRÉS C/CYRSA S.A. S/DAÑOS Y PERJUICIOS</text:p>
          </table:table-cell>
          <table:table-cell table:style-name="ce3" office:value-type="string" calcext:value-type="string">
            <text:p>HORIZONS PARQUE</text:p>
          </table:table-cell>
          <table:table-cell table:style-name="ce3" office:value-type="string" calcext:value-type="string">
            <text:p>27089102</text:p>
          </table:table-cell>
          <table:table-cell office:value-type="string" calcext:value-type="string">
            <text:p>LITIGIOS</text:p>
          </table:table-cell>
          <table:table-cell table:number-columns-repeated="1008"/>
        </table:table-row>
        <table:table-row table:style-name="ro1">
          <table:table-cell table:style-name="ce2" office:value-type="date" office:date-value="2018-08-15" calcext:value-type="date">
            <text:p>15-ago-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Análisis de antecedentes. Conversación con Pablo Lerner</text:p>
          </table:table-cell>
          <table:table-cell office:value-type="string" calcext:value-type="string">
            <text:p>0.40</text:p>
          </table:table-cell>
          <table:table-cell table:style-name="ce4" office:value-type="float" office:value="2100" calcext:value-type="float">
            <text:p>2.100,00</text:p>
          </table:table-cell>
          <table:table-cell table:style-name="ce5" office:value-type="float" office:value="1400" calcext:value-type="float">
            <text:p>1.40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8-24" calcext:value-type="date">
            <text:p>24-ago-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IRSA. RUMMAALA. Análisis de email de Pablo Lerner. Envío de email de respuesta. Elaboración de escrito a presentar en sede judicial (poner en nueva carpeta a abrir cuando Pablo Lerner pase el ceco y la gerencia)</text:p>
          </table:table-cell>
          <table:table-cell office:value-type="string" calcext:value-type="string">
            <text:p>0.45</text:p>
          </table:table-cell>
          <table:table-cell table:style-name="ce4" office:value-type="float" office:value="2100" calcext:value-type="float">
            <text:p>2.100,00</text:p>
          </table:table-cell>
          <table:table-cell table:style-name="ce5" office:value-type="float" office:value="1575" calcext:value-type="float">
            <text:p>1.57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8-24" calcext:value-type="date">
            <text:p>24-ago-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cibí instrucciones acerca de la preparación del escrito oponiendo excepciones de inhabilidad de título en el marco del Apremio iniciado por el Fisco de la Provincia de Buenos Aires contra Rummaala.</text:p>
          </table:table-cell>
          <table:table-cell office:value-type="string" calcext:value-type="string">
            <text:p>0.30</text:p>
          </table:table-cell>
          <table:table-cell table:style-name="ce4" office:value-type="float" office:value="910" calcext:value-type="float">
            <text:p>910,00</text:p>
          </table:table-cell>
          <table:table-cell table:style-name="ce5" office:value-type="float" office:value="455" calcext:value-type="float">
            <text:p>45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8-30" calcext:value-type="date">
            <text:p>30-ago-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antecedentes del caso con Diego Embón. </text:p>
            <text:p>Recibí instrucciones para la redacción del escrito oponiendo excepción de inhabilidad de título.</text:p>
          </table:table-cell>
          <table:table-cell office:value-type="string" calcext:value-type="string">
            <text:p>2.00</text:p>
          </table:table-cell>
          <table:table-cell table:style-name="ce4" office:value-type="float" office:value="910" calcext:value-type="float">
            <text:p>910,00</text:p>
          </table:table-cell>
          <table:table-cell table:style-name="ce5" office:value-type="float" office:value="1820" calcext:value-type="float">
            <text:p>1.82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8-30" calcext:value-type="date">
            <text:p>30-ago-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mencé con redacción de escrito.</text:p>
          </table:table-cell>
          <table:table-cell office:value-type="string" calcext:value-type="string">
            <text:p>2.00</text:p>
          </table:table-cell>
          <table:table-cell table:style-name="ce4" office:value-type="float" office:value="910" calcext:value-type="float">
            <text:p>910,00</text:p>
          </table:table-cell>
          <table:table-cell table:style-name="ce5" office:value-type="float" office:value="1820" calcext:value-type="float">
            <text:p>1.82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8-30" calcext:value-type="date">
            <text:p>30-ago-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Análisis de antecedentes. Elaboración de borrador de escrito de oposición de excepciones. Conversación con Pablo Lerner</text:p>
          </table:table-cell>
          <table:table-cell office:value-type="string" calcext:value-type="string">
            <text:p>3.30</text:p>
          </table:table-cell>
          <table:table-cell table:style-name="ce4" office:value-type="float" office:value="2100" calcext:value-type="float">
            <text:p>2.100,00</text:p>
          </table:table-cell>
          <table:table-cell table:style-name="ce5" office:value-type="float" office:value="7350" calcext:value-type="float">
            <text:p>7.35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03" calcext:value-type="date">
            <text:p>03-sep-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rrección de escrito a presentar en el Apremio de ARBA, oponiendo excepción de inhabilidad de título.</text:p>
          </table:table-cell>
          <table:table-cell office:value-type="string" calcext:value-type="string">
            <text:p>1.00</text:p>
          </table:table-cell>
          <table:table-cell table:style-name="ce4" office:value-type="float" office:value="910" calcext:value-type="float">
            <text:p>910,00</text:p>
          </table:table-cell>
          <table:table-cell table:style-name="ce5" office:value-type="float" office:value="910" calcext:value-type="float">
            <text:p>91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03" calcext:value-type="date">
            <text:p>03-sep-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elaboración y envío de escrito oposición de excepciones</text:p>
          </table:table-cell>
          <table:table-cell office:value-type="string" calcext:value-type="string">
            <text:p>1.45</text:p>
          </table:table-cell>
          <table:table-cell table:style-name="ce4" office:value-type="float" office:value="2100" calcext:value-type="float">
            <text:p>2.100,00</text:p>
          </table:table-cell>
          <table:table-cell table:style-name="ce5" office:value-type="float" office:value="3675" calcext:value-type="float">
            <text:p>3.67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05" calcext:value-type="date">
            <text:p>05-sep-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Análisis de comentarios efectuados por Fabricio sobre dudas que auedaron al redactar el borrador de escrito de oposición de excepciones</text:p>
          </table:table-cell>
          <table:table-cell office:value-type="string" calcext:value-type="string">
            <text:p>0.30</text:p>
          </table:table-cell>
          <table:table-cell table:style-name="ce4" office:value-type="float" office:value="2100" calcext:value-type="float">
            <text:p>2.100,00</text:p>
          </table:table-cell>
          <table:table-cell table:style-name="ce5" office:value-type="float" office:value="1050" calcext:value-type="float">
            <text:p>1.05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06" calcext:value-type="date">
            <text:p>06-sep-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all con Pablo Lerner, por fundamentación de la aplicación del Decreto-Ley 8912/77 en la obra de Horizons, y por respaldo documental de la relación entre las partidas del Apremio, con las partidas de los espacios cedidos a la Municipalidad de Vicente López.</text:p>
          </table:table-cell>
          <table:table-cell office:value-type="string" calcext:value-type="string">
            <text:p>0.30</text:p>
          </table:table-cell>
          <table:table-cell table:style-name="ce4" office:value-type="float" office:value="910" calcext:value-type="float">
            <text:p>910,00</text:p>
          </table:table-cell>
          <table:table-cell table:style-name="ce5" office:value-type="float" office:value="455" calcext:value-type="float">
            <text:p>45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06" calcext:value-type="date">
            <text:p>06-sep-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conf. Call con Pablo Lerner, revisión de escrito de oposición de excepciones</text:p>
          </table:table-cell>
          <table:table-cell office:value-type="string" calcext:value-type="string">
            <text:p>0.45</text:p>
          </table:table-cell>
          <table:table-cell table:style-name="ce4" office:value-type="float" office:value="2100" calcext:value-type="float">
            <text:p>2.100,00</text:p>
          </table:table-cell>
          <table:table-cell table:style-name="ce5" office:value-type="float" office:value="1575" calcext:value-type="float">
            <text:p>1.57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10" calcext:value-type="date">
            <text:p>10-sep-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rrección de escrito a fin de ser presentado ante el Apremio iniciado por el Fisco Provincial.</text:p>
          </table:table-cell>
          <table:table-cell office:value-type="string" calcext:value-type="string">
            <text:p>1.30</text:p>
          </table:table-cell>
          <table:table-cell table:style-name="ce4" office:value-type="float" office:value="910" calcext:value-type="float">
            <text:p>910,00</text:p>
          </table:table-cell>
          <table:table-cell table:style-name="ce5" office:value-type="float" office:value="1365" calcext:value-type="float">
            <text:p>1.365,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13" calcext:value-type="date">
            <text:p>13-sep-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rrección con Diego Embón de versión final del escrito oponiendo excepciones, para ser presentado en el marco de los autos <text:s/>FISCO DE LA PROVINCIA DE BUENOS AIRES C/ RUMMAALA SA S/ APREMIO PROVINCIAL? (Expediente Nº 3929)</text:p>
          </table:table-cell>
          <table:table-cell office:value-type="string" calcext:value-type="string">
            <text:p>1.00</text:p>
          </table:table-cell>
          <table:table-cell table:style-name="ce4" office:value-type="float" office:value="910" calcext:value-type="float">
            <text:p>910,00</text:p>
          </table:table-cell>
          <table:table-cell table:style-name="ce5" office:value-type="float" office:value="910" calcext:value-type="float">
            <text:p>91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13" calcext:value-type="date">
            <text:p>13-sep-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Análisis de plano remitido por Pablo Lerner. Revisión de escrito de oposición de excepciones. Envío de nueva versión a Pablo Lerner</text:p>
          </table:table-cell>
          <table:table-cell office:value-type="string" calcext:value-type="string">
            <text:p>0.50</text:p>
          </table:table-cell>
          <table:table-cell table:style-name="ce4" office:value-type="float" office:value="2100" calcext:value-type="float">
            <text:p>2.100,00</text:p>
          </table:table-cell>
          <table:table-cell table:style-name="ce5" office:value-type="float" office:value="1750" calcext:value-type="float">
            <text:p>1.75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09-28" calcext:value-type="date">
            <text:p>28-sep-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é cambios efectuados por Pablo Lerner al escrito a presentar en el apremio de ARBA, e imprimí.</text:p>
          </table:table-cell>
          <table:table-cell office:value-type="string" calcext:value-type="string">
            <text:p>0.20</text:p>
          </table:table-cell>
          <table:table-cell table:style-name="ce4" office:value-type="float" office:value="909.99" calcext:value-type="float">
            <text:p>910,00</text:p>
          </table:table-cell>
          <table:table-cell table:style-name="ce5" office:value-type="float" office:value="303.33" calcext:value-type="float">
            <text:p>303,33</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0-05" calcext:value-type="date">
            <text:p>05-oct-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últimos cambios realizados al escrito de oposición de excepciones y preparación documentacion para presentar</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0-22" calcext:value-type="date">
            <text:p>22-oct-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nfección de boletas de pago para abonar bono de derecho fijo y Jus Previsional, para acreditarlos en el juicio. Solicité adelanto de gasto . </text:p>
            <text:p>Confección de escrito a fin de acreditar el pago. </text:p>
            <text:p>Envié cédula electrónica con traslado de las excepciones, y envié e-mail a Pablo Lerner para informar novedades.</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0-25" calcext:value-type="date">
            <text:p>25-oct-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Intento de envío de presentación electrónica para acreditar pago del bono Ley Nº 8.480 y Jus Previsional, fue fallido debido a que el sistema del token no funcionab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0-26" calcext:value-type="date">
            <text:p>26-oct-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Envié escrito digital acreditnado el pago del bono y del jus previsional en el marco del apremio de ARBA</text:p>
          </table:table-cell>
          <table:table-cell office:value-type="string" calcext:value-type="string">
            <text:p>0.30</text:p>
          </table:table-cell>
          <table:table-cell table:style-name="ce4" office:value-type="float" office:value="1060" calcext:value-type="float">
            <text:p>1.060,00</text:p>
          </table:table-cell>
          <table:table-cell table:style-name="ce5" office:value-type="float" office:value="530" calcext:value-type="float">
            <text:p>53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1-14" calcext:value-type="date">
            <text:p>14-nov-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Llamado telefónico a Juzgado interviniente, por escrito digital mediante el cual se acompaña comprobante de pago de bono de derecho fijo y de jus previsional, <text:s/>incorporado en octubre, que aún no ha sido proveído.</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1-23" calcext:value-type="date">
            <text:p>23-nov-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Seguimiento informático de apremio provincial (La Plata)</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Revisión de novedades por sistema informático. Revisión por token si se han recibido cédulas electrónicas. </text:p>
            <text:p>Recibí instrucciones para redacción de recurso de revocatoria. </text:p>
            <text:p>Contesté e-mail a Pablo Lerner.</text:p>
          </table:table-cell>
          <table:table-cell office:value-type="string" calcext:value-type="string">
            <text:p>1.30</text:p>
          </table:table-cell>
          <table:table-cell table:style-name="ce4" office:value-type="float" office:value="1060" calcext:value-type="float">
            <text:p>1.060,00</text:p>
          </table:table-cell>
          <table:table-cell table:style-name="ce5" office:value-type="float" office:value="1590" calcext:value-type="float">
            <text:p>1.59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05" calcext:value-type="date">
            <text:p>05-dic-18</text:p>
          </table:table-cell>
          <table:table-cell/>
          <table:table-cell table:style-name="ce3" office:value-type="string" calcext:value-type="string">
            <text:p>RUMMAALA S.A.</text:p>
          </table:table-cell>
          <table:table-cell table:style-name="ce3" office:value-type="string" calcext:value-type="string">
            <text:p>DEM</text:p>
          </table:table-cell>
          <table:table-cell table:style-name="ce3" office:value-type="string" calcext:value-type="string">
            <text:p>N-CONSULTOR A</text:p>
          </table:table-cell>
          <table:table-cell table:style-name="ce3" office:value-type="string" calcext:value-type="string">
            <text:p>Juicio FISCO DE LA PROVINCIA DE BUENOS AIRES C/ RUMMAALA SA S/ APREMIO PROVINCIAL, seguimiento, elaboración de recurso de reposición con apelación en subsidio contra auto de apertura a prueba que deniega libramiento de oficio a Municipalidad de Vicente López</text:p>
          </table:table-cell>
          <table:table-cell office:value-type="string" calcext:value-type="string">
            <text:p>3.30</text:p>
          </table:table-cell>
          <table:table-cell table:style-name="ce4" office:value-type="float" office:value="2447" calcext:value-type="float">
            <text:p>2.447,00</text:p>
          </table:table-cell>
          <table:table-cell table:style-name="ce5" office:value-type="float" office:value="8564.5" calcext:value-type="float">
            <text:p>8.564,5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19" calcext:value-type="date">
            <text:p>19-dic-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Actualización de tool.</text:p>
          </table:table-cell>
          <table:table-cell office:value-type="string" calcext:value-type="string">
            <text:p>0.20</text:p>
          </table:table-cell>
          <table:table-cell table:style-name="ce4" office:value-type="float" office:value="1059.99" calcext:value-type="float">
            <text:p>1.060,00</text:p>
          </table:table-cell>
          <table:table-cell table:style-name="ce5" office:value-type="float" office:value="353.33" calcext:value-type="float">
            <text:p>353,33</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6" calcext:value-type="date">
            <text:p>26-dic-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Seguimiento informático de apremio provincial.</text:p>
          </table:table-cell>
          <table:table-cell office:value-type="string" calcext:value-type="string">
            <text:p>0.10</text:p>
          </table:table-cell>
          <table:table-cell table:style-name="ce4" office:value-type="float" office:value="1060.02" calcext:value-type="float">
            <text:p>1.060,00</text:p>
          </table:table-cell>
          <table:table-cell table:style-name="ce5" office:value-type="float" office:value="176.67" calcext:value-type="float">
            <text:p>176,67</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table-cell table:style-name="ce2" office:value-type="date" office:date-value="2018-12-28" calcext:value-type="date">
            <text:p>28-dic-18</text:p>
          </table:table-cell>
          <table:table-cell/>
          <table:table-cell table:style-name="ce3" office:value-type="string" calcext:value-type="string">
            <text:p>RUMMAALA S.A.</text:p>
          </table:table-cell>
          <table:table-cell table:style-name="ce3" office:value-type="string" calcext:value-type="string">
            <text:p>DBA</text:p>
          </table:table-cell>
          <table:table-cell table:style-name="ce3" office:value-type="string" calcext:value-type="string">
            <text:p>N-JUNIOR B</text:p>
          </table:table-cell>
          <table:table-cell table:style-name="ce3" office:value-type="string" calcext:value-type="string">
            <text:p>Consulta en ARBA por deuda actualizada del expte. Nº 3929, y por apremio provincial recientemente iniciado. Cargué el monto actualizado en el tool.</text:p>
          </table:table-cell>
          <table:table-cell office:value-type="string" calcext:value-type="string">
            <text:p>2.00</text:p>
          </table:table-cell>
          <table:table-cell table:style-name="ce4" office:value-type="float" office:value="1060" calcext:value-type="float">
            <text:p>1.060,00</text:p>
          </table:table-cell>
          <table:table-cell table:style-name="ce5" office:value-type="float" office:value="2120" calcext:value-type="float">
            <text:p>2.120,00</text:p>
          </table:table-cell>
          <table:table-cell table:number-columns-repeated="2" table:style-name="ce3" office:value-type="string" calcext:value-type="string">
            <text:p>CYRSA S.A.</text:p>
          </table:table-cell>
          <table:table-cell table:style-name="ce3" office:value-type="string" calcext:value-type="string">
            <text:p>X000100010212</text:p>
          </table:table-cell>
          <table:table-cell table:style-name="ce3" office:value-type="string" calcext:value-type="string">
            <text:p>JUICIO RUMMAALA SA - ARBA S/ MOBILIARIO</text:p>
          </table:table-cell>
          <table:table-cell/>
          <table:table-cell office:value-type="float" office:value="92701301" calcext:value-type="float">
            <text:p>92701301</text:p>
          </table:table-cell>
          <table:table-cell table:style-name="ce3" office:value-type="string" calcext:value-type="string">
            <text:p>LITIGIOS</text:p>
          </table:table-cell>
          <table:table-cell table:number-columns-repeated="1008"/>
        </table:table-row>
        <table:table-row table:style-name="ro1" table:number-rows-repeated="1047444">
          <table:table-cell table:number-columns-repeated="1024"/>
        </table:table-row>
        <table:table-row table:style-name="ro2" table:number-rows-repeated="85">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P10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0" loext:min-decimal-places="0" number:min-integer-digits="1" number:grouping="true"/>
      <number:text>,00</number:text>
    </number:number-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loext:text> </loext:text>
      <loext:fill-character> </loext:fill-character>
      <number:number number:decimal-places="0" loext:min-decimal-places="0" number:min-integer-digits="1" number:grouping="true"/>
      <number:text> </number:text>
    </number:number-style>
    <number:number-style style:name="N10124P1" style:volatile="true" number:language="es" number:country="AR">
      <loext:text> </loext:text>
      <loext:fill-character> </loext:fill-character>
      <number:text>-</number:text>
      <number:number number:decimal-places="0" loext:min-decimal-places="0" number:min-integer-digits="1" number:grouping="true"/>
      <number:text> </number:text>
    </number:number-style>
    <number:number-style style:name="N10124P2" style:volatile="true" number:language="es" number:country="AR">
      <loext:text> </loext:text>
      <loext:fill-character> </loext:fill-character>
      <number:text>- </number:text>
    </number:number-style>
    <number:text-style style:name="N10124" number:language="es" number:country="AR">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loext:text> </loext:text>
      <loext:fill-character> </loext:fill-character>
      <number:number number:decimal-places="0" loext:min-decimal-places="0" number:min-integer-digits="1" number:grouping="true"/>
      <number:text> </number:text>
    </number:currency-style>
    <number:currency-style style:name="N10128P1" style:volatile="true" number:language="es" number:country="AR">
      <number:currency-symbol/>
      <loext:text> </loext:text>
      <loext:fill-character> </loext:fill-character>
      <number:text>-</number:text>
      <number:number number:decimal-places="0" loext:min-decimal-places="0" number:min-integer-digits="1" number:grouping="true"/>
      <number:text> </number:text>
    </number:currency-style>
    <number:currency-style style:name="N10128P2" style:volatile="true" number:language="es" number:country="AR">
      <number:currency-symbol/>
      <loext:text> </loext:text>
      <loext:fill-character> </loext:fill-character>
      <number:text>- </number:text>
    </number:currency-style>
    <number:text-style style:name="N10128" number:language="es" number:country="A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loext:text> </loext:text>
      <loext:fill-character> </loext:fill-character>
      <number:number number:decimal-places="2" loext:min-decimal-places="2" number:min-integer-digits="1" number:grouping="true"/>
      <number:text> </number:text>
    </number:number-style>
    <number:number-style style:name="N10132P1" style:volatile="true" number:language="es" number:country="AR">
      <loext:text> </loext:text>
      <loext:fill-character> </loext:fill-character>
      <number:text>-</number:text>
      <number:number number:decimal-places="2" loext:min-decimal-places="2" number:min-integer-digits="1" number:grouping="true"/>
      <number:text> </number:text>
    </number:number-style>
    <number:number-style style:name="N10132P2" style:volatile="true" number:language="es" number:country="AR">
      <loext:text> </loext:text>
      <loext:fill-character> </loext:fill-character>
      <number:text>-</number:text>
      <number:number number:decimal-places="0" loext:min-decimal-places="0" number:min-integer-digits="0"/>
      <number:text> </number:text>
    </number:number-style>
    <number:text-style style:name="N10132" number:language="es" number:country="AR">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loext:text> </loext:text>
      <loext:fill-character> </loext:fill-character>
      <number:number number:decimal-places="2" loext:min-decimal-places="2" number:min-integer-digits="1" number:grouping="true"/>
      <number:text> </number:text>
    </number:currency-style>
    <number:currency-style style:name="N10136P1" style:volatile="true" number:language="es" number:country="AR">
      <number:currency-symbol/>
      <loext:text> </loext:text>
      <loext:fill-character> </loext:fill-character>
      <number:text>-</number:text>
      <number:number number:decimal-places="2" loext:min-decimal-places="2" number:min-integer-digits="1" number:grouping="true"/>
      <number:text> </number:text>
    </number:currency-style>
    <number:currency-style style:name="N10136P2" style:volatile="true" number:language="es" number:country="AR">
      <number:currency-symbol/>
      <loext:text> </loext:text>
      <loext:fill-character> </loext:fill-character>
      <number:text>-</number:text>
      <number:number number:decimal-places="0" loext:min-decimal-places="0" number:min-integer-digits="0"/>
      <number:text> </number:text>
    </number:currency-style>
    <number:text-style style:name="N10136" number:language="es" number:country="AR">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0mm" fo:margin-right="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9">00/00/0000</text:date>, <text:time style:data-style-name="N2" text:time-value="20:11:58.947847119">00:00:00</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ystal Decisions</meta:initial-creator>
    <meta:creation-date>2019-01-11T17:32:59</meta:creation-date>
    <dc:date>2019-03-29T20:20:57.913331040</dc:date>
    <dc:title>Untitled Spreadsheet</dc:title>
    <dc:description>Powered by Crystal</dc:description>
    <meta:generator>LibreOffice/5.2.7.2$Linux_X86_64 LibreOffice_project/20m0$Build-2</meta:generator>
    <meta:editing-duration>PT19M16S</meta:editing-duration>
    <meta:editing-cycles>2</meta:editing-cycles>
    <meta:document-statistic meta:table-count="1" meta:cell-count="15644"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